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3.3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b6d3e" officeooo:paragraph-rsid="000b6d3e" style:font-weight-asian="bold" style:font-weight-complex="bold"/>
    </style:style>
    <style:style style:name="P2" style:family="paragraph" style:parent-style-name="Standard">
      <style:text-properties fo:font-weight="bold" officeooo:rsid="000b6d3e" officeooo:paragraph-rsid="000b87d4" style:font-weight-asian="bold" style:font-weight-complex="bold"/>
    </style:style>
    <style:style style:name="P3" style:family="paragraph" style:parent-style-name="Standard">
      <style:text-properties officeooo:paragraph-rsid="000b87d4"/>
    </style:style>
    <style:style style:name="P4" style:family="paragraph" style:parent-style-name="Standard">
      <style:text-properties officeooo:paragraph-rsid="000ceca1"/>
    </style:style>
    <style:style style:name="P5" style:family="paragraph" style:parent-style-name="Standard">
      <style:text-properties officeooo:paragraph-rsid="000d4ba1"/>
    </style:style>
    <style:style style:name="P6" style:family="paragraph" style:parent-style-name="Standard">
      <style:text-properties fo:font-weight="normal" officeooo:rsid="000b6d3e" officeooo:paragraph-rsid="000b87d4" style:font-weight-asian="normal" style:font-weight-complex="normal"/>
    </style:style>
    <style:style style:name="P7" style:family="paragraph" style:parent-style-name="Standard">
      <style:text-properties fo:font-weight="normal" officeooo:rsid="000b6d3e" officeooo:paragraph-rsid="000ceca1" style:font-weight-asian="normal" style:font-weight-complex="normal"/>
    </style:style>
    <style:style style:name="P8" style:family="paragraph" style:parent-style-name="Standard">
      <style:text-properties fo:font-weight="normal" officeooo:rsid="000b6d3e" officeooo:paragraph-rsid="000b6d3e" style:font-weight-asian="normal" style:font-weight-complex="normal"/>
    </style:style>
    <style:style style:name="P9" style:family="paragraph" style:parent-style-name="Standard">
      <style:text-properties fo:font-weight="normal" officeooo:rsid="000d4ba1" officeooo:paragraph-rsid="000d4ba1" style:font-weight-asian="normal" style:font-weight-complex="normal"/>
    </style:style>
    <style:style style:name="P10" style:family="paragraph" style:parent-style-name="Standard">
      <style:text-properties officeooo:paragraph-rsid="000b6d3e"/>
    </style:style>
    <style:style style:name="P11" style:family="paragraph" style:parent-style-name="Standard">
      <style:paragraph-properties fo:margin-top="0cm" fo:margin-bottom="0cm" loext:contextual-spacing="false"/>
      <style:text-properties fo:font-weight="bold" officeooo:rsid="000b6d3e" officeooo:paragraph-rsid="000b6d3e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font-weight="bold" officeooo:rsid="000b87d4" officeooo:paragraph-rsid="000b87d4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font-weight="bold" officeooo:rsid="000ceca1" officeooo:paragraph-rsid="000ceca1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font-weight="bold" officeooo:rsid="000d4ba1" officeooo:paragraph-rsid="000d4ba1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font-weight="bold" officeooo:rsid="0018e356" officeooo:paragraph-rsid="0018e356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font-weight="normal" officeooo:rsid="000d4ba1" officeooo:paragraph-rsid="000d4ba1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fo:font-weight="normal" officeooo:rsid="000b6d3e" officeooo:paragraph-rsid="000b6d3e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font-weight="normal" officeooo:rsid="000b87d4" officeooo:paragraph-rsid="000b87d4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font-weight="normal" officeooo:rsid="000ceca1" officeooo:paragraph-rsid="000ceca1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fo:font-weight="normal" officeooo:rsid="000f2999" officeooo:paragraph-rsid="000b87d4" style:font-weight-asian="normal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0b87d4"/>
    </style:style>
    <style:style style:name="P22" style:family="paragraph" style:parent-style-name="Table_20_Contents">
      <style:text-properties style:font-name="Liberation Mono" fo:font-size="11pt" style:font-size-asian="11pt" style:font-size-complex="11pt"/>
    </style:style>
    <style:style style:name="P23" style:family="paragraph" style:parent-style-name="Table_20_Contents">
      <style:text-properties style:font-name="Liberation Mono" fo:font-size="11pt" officeooo:rsid="000f2999" officeooo:paragraph-rsid="000f2999" style:font-size-asian="11pt" style:font-size-complex="11pt"/>
    </style:style>
    <style:style style:name="P24" style:family="paragraph" style:parent-style-name="Table_20_Contents">
      <style:text-properties style:font-name="Liberation Mono" fo:font-size="11pt" officeooo:rsid="0010f757" officeooo:paragraph-rsid="0010f757" style:font-size-asian="11pt" style:font-size-complex="11pt"/>
    </style:style>
    <style:style style:name="P25" style:family="paragraph" style:parent-style-name="Table_20_Contents">
      <style:text-properties style:font-name="Liberation Mono" fo:font-size="11pt" officeooo:rsid="0011d57c" officeooo:paragraph-rsid="0011d57c" style:font-size-asian="11pt" style:font-size-complex="11pt"/>
    </style:style>
    <style:style style:name="P26" style:family="paragraph" style:parent-style-name="Table_20_Contents">
      <style:text-properties style:font-name="Liberation Mono" fo:font-size="11pt" officeooo:rsid="001357dc" officeooo:paragraph-rsid="001357dc" style:font-size-asian="11pt" style:font-size-complex="11pt"/>
    </style:style>
    <style:style style:name="P27" style:family="paragraph" style:parent-style-name="Table_20_Contents">
      <style:text-properties style:font-name="Liberation Mono" fo:font-size="11pt" officeooo:rsid="0015813e" officeooo:paragraph-rsid="0015813e" style:font-size-asian="11pt" style:font-size-complex="11pt"/>
    </style:style>
    <style:style style:name="P28" style:family="paragraph" style:parent-style-name="Table_20_Contents">
      <style:text-properties style:font-name="Liberation Mono" fo:font-size="11pt" officeooo:rsid="00175f80" style:font-size-asian="11pt" style:font-size-complex="11pt"/>
    </style:style>
    <style:style style:name="P29" style:family="paragraph" style:parent-style-name="Table_20_Contents">
      <style:text-properties style:font-name="Liberation Mono" fo:font-size="11pt" officeooo:rsid="00175f80" officeooo:paragraph-rsid="00175f80" style:font-size-asian="11pt" style:font-size-complex="11pt"/>
    </style:style>
    <style:style style:name="P30" style:family="paragraph" style:parent-style-name="Table_20_Contents">
      <style:text-properties style:font-name="Liberation Mono" fo:font-size="11pt" officeooo:paragraph-rsid="00175f80" style:font-size-asian="11pt" style:font-size-complex="11pt"/>
    </style:style>
    <style:style style:name="P31" style:family="paragraph" style:parent-style-name="Table_20_Contents">
      <style:text-properties style:font-name="Liberation Mono" fo:font-size="11pt" officeooo:rsid="0018e356" officeooo:paragraph-rsid="0018e356" style:font-size-asian="11pt" style:font-size-complex="11pt"/>
    </style:style>
    <style:style style:name="P32" style:family="paragraph" style:parent-style-name="Table_20_Contents">
      <style:text-properties style:font-name="Liberation Mono" fo:font-size="11pt" style:font-size-asian="9.60000038146973pt" style:font-size-complex="11pt"/>
    </style:style>
    <style:style style:name="P33" style:family="paragraph" style:parent-style-name="Table_20_Contents">
      <style:text-properties style:font-name="Liberation Mono" fo:font-size="11pt" officeooo:rsid="001357dc" officeooo:paragraph-rsid="001357dc" style:font-size-asian="9.60000038146973pt" style:font-size-complex="11pt"/>
    </style:style>
    <style:style style:name="P34" style:family="paragraph" style:parent-style-name="Table_20_Contents">
      <style:text-properties style:font-name="Liberation Mono" fo:font-size="10pt" style:font-size-asian="10pt" style:font-size-complex="10pt"/>
    </style:style>
    <style:style style:name="P35" style:family="paragraph" style:parent-style-name="Table_20_Contents">
      <style:text-properties officeooo:rsid="000f2999" officeooo:paragraph-rsid="000f2999"/>
    </style:style>
    <style:style style:name="P36" style:family="paragraph" style:parent-style-name="Table_20_Contents">
      <style:text-properties officeooo:rsid="0010f757" officeooo:paragraph-rsid="0010f757"/>
    </style:style>
    <style:style style:name="P37" style:family="paragraph" style:parent-style-name="Table_20_Contents">
      <style:text-properties officeooo:rsid="0018e356" officeooo:paragraph-rsid="0018e356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paragraph-properties fo:margin-top="0.201cm" fo:margin-bottom="0.201cm" loext:contextual-spacing="false" fo:line-height="115%"/>
      <style:text-properties fo:font-size="16pt" fo:font-weight="bold" officeooo:rsid="000b6d3e" officeooo:paragraph-rsid="000b6d3e" style:font-size-asian="16pt" style:font-weight-asian="bold" style:font-size-complex="16pt" style:font-weight-complex="bold"/>
    </style:style>
    <style:style style:name="T1" style:family="text">
      <style:text-properties fo:font-weight="normal" officeooo:rsid="000b6d3e" style:font-weight-asian="normal" style:font-weight-complex="normal"/>
    </style:style>
    <style:style style:name="T2" style:family="text">
      <style:text-properties fo:font-weight="normal" officeooo:rsid="000d4ba1" style:font-weight-asian="normal" style:font-weight-complex="normal"/>
    </style:style>
    <style:style style:name="T3" style:family="text">
      <style:text-properties fo:font-weight="normal" officeooo:rsid="0010f757" style:font-weight-asian="normal" style:font-weight-complex="normal"/>
    </style:style>
    <style:style style:name="T4" style:family="text">
      <style:text-properties fo:font-weight="normal" officeooo:rsid="0011d57c" style:font-weight-asian="normal" style:font-weight-complex="normal"/>
    </style:style>
    <style:style style:name="T5" style:family="text">
      <style:text-properties fo:font-weight="normal" officeooo:rsid="0013310f" style:font-weight-asian="normal" style:font-weight-complex="normal"/>
    </style:style>
    <style:style style:name="T6" style:family="text">
      <style:text-properties fo:font-weight="normal" officeooo:rsid="001357dc" style:font-weight-asian="normal" style:font-weight-complex="normal"/>
    </style:style>
    <style:style style:name="T7" style:family="text">
      <style:text-properties fo:font-weight="normal" officeooo:rsid="001408ae" style:font-weight-asian="normal" style:font-weight-complex="normal"/>
    </style:style>
    <style:style style:name="T8" style:family="text">
      <style:text-properties fo:font-weight="normal" officeooo:rsid="0015813e" style:font-weight-asian="normal" style:font-weight-complex="normal"/>
    </style:style>
    <style:style style:name="T9" style:family="text">
      <style:text-properties fo:font-weight="bold" officeooo:rsid="000b6d3e" style:font-weight-asian="bold" style:font-weight-complex="bold"/>
    </style:style>
    <style:style style:name="T10" style:family="text">
      <style:text-properties fo:font-weight="bold" officeooo:rsid="000b87d4" style:font-weight-asian="bold" style:font-weight-complex="bold"/>
    </style:style>
    <style:style style:name="T11" style:family="text">
      <style:text-properties fo:font-weight="bold" officeooo:rsid="000ceca1" style:font-weight-asian="bold" style:font-weight-complex="bold"/>
    </style:style>
    <style:style style:name="T12" style:family="text">
      <style:text-properties fo:font-weight="bold" officeooo:rsid="000d4ba1" style:font-weight-asian="bold" style:font-weight-complex="bold"/>
    </style:style>
    <style:style style:name="T13" style:family="text">
      <style:text-properties fo:font-weight="bold" officeooo:rsid="000dcdf0" style:font-weight-asian="bold" style:font-weight-complex="bold"/>
    </style:style>
    <style:style style:name="T14" style:family="text">
      <style:text-properties officeooo:rsid="001357dc"/>
    </style:style>
    <style:style style:name="T15" style:family="text">
      <style:text-properties officeooo:rsid="001408ae"/>
    </style:style>
    <style:style style:name="T16" style:family="text">
      <style:text-properties officeooo:rsid="0015813e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officeooo:rsid="00175f80"/>
    </style:style>
    <style:style style:name="T19" style:family="text">
      <style:text-properties officeooo:rsid="001a79c0"/>
    </style:style>
    <style:style style:name="T20" style:family="text">
      <style:text-properties officeooo:rsid="001a7eb0"/>
    </style:style>
    <style:style style:name="T21" style:family="text">
      <style:text-properties officeooo:rsid="001bc8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NAME - MAHFUJUL HAQUE</text:p>
            <text:p text:style-name="P39">CLASS - BCSE III</text:p>
            <text:p text:style-name="P39">SEMESTER - FIRST</text:p>
          </table:table-cell>
          <table:table-cell table:style-name="Table1.B1" office:value-type="string">
            <text:p text:style-name="P39">CLASS ROLL - 002010501036</text:p>
            <text:p text:style-name="P39">SESSION - 2022-2023</text:p>
            <text:p text:style-name="P39">ASSIGNMENT - 0<text:span text:style-name="T16">2</text:span></text:p>
          </table:table-cell>
        </table:table-row>
      </table:table>
      <text:p text:style-name="Standard"/>
      <text:p text:style-name="Standard"/>
      <text:p text:style-name="P10"><text:span text:style-name="T9">QUESTION 01:<text:tab/></text:span><text:span text:style-name="T1">Design a CPU scheduler for jobs whose execution profiles will be in a file that is to be read and</text:span><text:span text:style-name="T8"> </text:span><text:span text:style-name="T1">appropriate scheduling algorithm to be chosen by the scheduler.</text:span></text:p>
      <text:p text:style-name="P8">Format of the profile:</text:p>
      <text:p text:style-name="P8">&lt;Job id&gt; &lt;priority&gt; &lt;arrival time&gt; &lt;CPU burst(1) I/O burst(1) CPU burst(2) ……. &gt;-1</text:p>
      <text:p text:style-name="P8">(Each information is separated by blank space and each job profile ends with -1. Lesser priority</text:p>
      <text:p text:style-name="P8">number denotes higher priority process with priority number 1 being the process with highest</text:p>
      <text:p text:style-name="P8">priority.)</text:p>
      <text:p text:style-name="P8">Example: 2 3 0 100 2 200 3 25 -1 1 1 4 60 10 ….. -1 etc.</text:p>
      <text:p text:style-name="P8">Testing:</text:p>
      <text:p text:style-name="P8">a. Create job profiles for 20 jobs and use three different scheduling algorithms (FCFS,</text:p>
      <text:p text:style-name="P8">preemptive Priority and Round Robin (time slice:20)).</text:p>
      <text:p text:style-name="P8">b. Compare the average waiting time, turnaround time of each process for the different</text:p>
      <text:p text:style-name="P8">scheduling algorithms.</text:p>
      <text:p text:style-name="P17"/>
      <text:p text:style-name="P11">CODE:</text:p>
      <text:p text:style-name="P11"/>
      <table:table table:name="Table2" table:style-name="Table2">
        <table:table-column table:style-name="Table2.A"/>
        <table:table-row table:style-name="TableLine93867014761632">
          <table:table-cell table:style-name="Table2.A1" office:value-type="string">
            <text:p text:style-name="P29">FCFS</text:p>
          </table:table-cell>
        </table:table-row>
        <table:table-row table:style-name="TableLine93867014842768">
          <table:table-cell table:style-name="Table2.A2" office:value-type="string">
            <text:p text:style-name="P34">#include&lt;stdio.h&gt;</text:p>
            <text:p text:style-name="P34">#include&lt;stdlib.h&gt;</text:p>
            <text:p text:style-name="P34"/>
            <text:p text:style-name="P34">typedef struct Queue {</text:p>
            <text:p text:style-name="P34"><text:tab/>int front, rear, size;</text:p>
            <text:p text:style-name="P34"><text:tab/>unsigned capacity;</text:p>
            <text:p text:style-name="P34"><text:tab/>int* array;</text:p>
            <text:p text:style-name="P34">} Queue;</text:p>
            <text:p text:style-name="P34"/>
            <text:p text:style-name="P34">Queue* createQueue(unsigned capacity) {</text:p>
            <text:p text:style-name="P34"><text:tab/>Queue* queue = (Queue *)malloc(sizeof(Queue));</text:p>
            <text:p text:style-name="P34"><text:tab/>queue-&gt;capacity = capacity;</text:p>
            <text:p text:style-name="P34"><text:tab/>queue-&gt;front = queue-&gt;size = 0;</text:p>
            <text:p text:style-name="P34"/>
            <text:p text:style-name="P34"><text:tab/>queue-&gt;rear = capacity - 1;</text:p>
            <text:p text:style-name="P34"><text:tab/>queue-&gt;array = (int *)malloc(queue-&gt;capacity*sizeof(int));</text:p>
            <text:p text:style-name="P34"><text:tab/>return queue;</text:p>
            <text:p text:style-name="P34">}</text:p>
            <text:p text:style-name="P34"/>
            <text:p text:style-name="P34">int isFull(Queue* queue) {</text:p>
            <text:p text:style-name="P34"><text:tab/>return (queue-&gt;size == queue-&gt;capacity);</text:p>
            <text:p text:style-name="P34">}</text:p>
            <text:p text:style-name="P34"/>
            <text:p text:style-name="P34">int isEmpty(Queue* queue) {</text:p>
            <text:p text:style-name="P34"><text:tab/>return (queue-&gt;size == 0);</text:p>
            <text:p text:style-name="P34">}</text:p>
            <text:p text:style-name="P34"/>
            <text:p text:style-name="P34">void enqueue(Queue* queue, int item) {</text:p>
            <text:p text:style-name="P34"><text:tab/>if (isFull(queue)) return;</text:p>
            <text:p text:style-name="P34"><text:tab/>queue-&gt;rear = (queue-&gt;rear + 1) % queue-&gt;capacity;</text:p>
            <text:p text:style-name="P34"><text:tab/>queue-&gt;array[queue-&gt;rear] = item;</text:p>
            <text:p text:style-name="P34"><text:soft-page-break/><text:tab/>queue-&gt;size = queue-&gt;size + 1;</text:p>
            <text:p text:style-name="P34">}</text:p>
            <text:p text:style-name="P34"/>
            <text:p text:style-name="P34">int dequeue(Queue* queue) {</text:p>
            <text:p text:style-name="P34"><text:tab/>if (isEmpty(queue))</text:p>
            <text:p text:style-name="P34"><text:tab/><text:tab/>return -1;</text:p>
            <text:p text:style-name="P34"><text:tab/>int item = queue-&gt;array[queue-&gt;front];</text:p>
            <text:p text:style-name="P34"><text:tab/>queue-&gt;front = (queue-&gt;front + 1)</text:p>
            <text:p text:style-name="P34"><text:tab/><text:tab/><text:tab/><text:tab/>% queue-&gt;capacity;</text:p>
            <text:p text:style-name="P34"><text:tab/>queue-&gt;size = queue-&gt;size - 1;</text:p>
            <text:p text:style-name="P34"><text:tab/>return item;</text:p>
            <text:p text:style-name="P34">}</text:p>
            <text:p text:style-name="P34"/>
            <text:p text:style-name="P34">int front(Queue* queue) {</text:p>
            <text:p text:style-name="P34"><text:tab/>if (isEmpty(queue))</text:p>
            <text:p text:style-name="P34"><text:tab/><text:tab/>return -1;</text:p>
            <text:p text:style-name="P34"><text:tab/>return queue-&gt;array[queue-&gt;front];</text:p>
            <text:p text:style-name="P34">}</text:p>
            <text:p text:style-name="P34"/>
            <text:p text:style-name="P34">int rear(Queue* queue) {</text:p>
            <text:p text:style-name="P34"><text:tab/>if (isEmpty(queue))</text:p>
            <text:p text:style-name="P34"><text:tab/><text:tab/>return -1;</text:p>
            <text:p text:style-name="P34"><text:tab/>return queue-&gt;array[queue-&gt;rear];</text:p>
            <text:p text:style-name="P34">}</text:p>
            <text:p text:style-name="P34"/>
            <text:p text:style-name="P34">typedef struct Process {</text:p>
            <text:p text:style-name="P34"><text:s text:c="4"/>int id;</text:p>
            <text:p text:style-name="P34"><text:s text:c="4"/>int priority;</text:p>
            <text:p text:style-name="P34"><text:s text:c="4"/>int AT;</text:p>
            <text:p text:style-name="P34"><text:s text:c="4"/>int bt[100];</text:p>
            <text:p text:style-name="P34"/>
            <text:p text:style-name="P34"><text:s text:c="4"/>int ptr;</text:p>
            <text:p text:style-name="P34">} Process;</text:p>
            <text:p text:style-name="P34"/>
            <text:p text:style-name="P34"/>
            <text:p text:style-name="P34"/>
            <text:p text:style-name="P34"/>
            <text:p text:style-name="P34">int main(){</text:p>
            <text:p text:style-name="P34"/>
            <text:p text:style-name="P34"><text:tab/>int sum_wt = 0;</text:p>
            <text:p text:style-name="P34"><text:tab/>int sum_tt = 0;<text:tab/></text:p>
            <text:p text:style-name="P34"/>
            <text:p text:style-name="P38"><text:span text:style-name="T17"><text:s text:c="4"/>freopen("</text:span><text:span text:style-name="T18">input</text:span><text:span text:style-name="T17">.txt", "r", stdin);</text:span></text:p>
            <text:p text:style-name="P34"><text:s text:c="4"/>freopen("output_fcfs.txt", "w", stdout);</text:p>
            <text:p text:style-name="P34"><text:s text:c="4"/></text:p>
            <text:p text:style-name="P34"/>
            <text:p text:style-name="P34"><text:s text:c="4"/>int no_of_processes;</text:p>
            <text:p text:style-name="P34"><text:s text:c="4"/>scanf("%d", &amp;no_of_processes);</text:p>
            <text:p text:style-name="P34"/>
            <text:p text:style-name="P34"><text:s text:c="4"/>Process ps[no_of_processes];</text:p>
            <text:p text:style-name="P34"><text:s text:c="4"/>for (int i = 0; i &lt; no_of_processes; i++){</text:p>
            <text:p text:style-name="P34"><text:s text:c="8"/>scanf("%d", &amp;ps[i].id); </text:p>
            <text:p text:style-name="P34"><text:s text:c="8"/>scanf("%d", &amp;ps[i].priority); </text:p>
            <text:p text:style-name="P34"><text:s text:c="8"/>scanf("%d", &amp;ps[i].AT); </text:p>
            <text:p text:style-name="P34"><text:s text:c="8"/></text:p>
            <text:p text:style-name="P34"><text:s text:c="8"/>sum_tt -= ps[i].AT;</text:p>
            <text:p text:style-name="P34"><text:s text:c="8"/></text:p>
            <text:p text:style-name="P34"><text:s text:c="8"/>int cnt = -1;</text:p>
            <text:p text:style-name="P34"><text:s text:c="8"/>do {</text:p>
            <text:p text:style-name="P34"><text:s text:c="12"/>cnt++;</text:p>
            <text:p text:style-name="P34"><text:s text:c="12"/>int temp;</text:p>
            <text:p text:style-name="P34"><text:s text:c="12"/>scanf("%d", &amp;temp);</text:p>
            <text:p text:style-name="P34"><text:s text:c="12"/>ps[i].bt[cnt] = temp;</text:p>
            <text:p text:style-name="P34"><text:soft-page-break/><text:s text:c="12"/>sum_wt -= temp;</text:p>
            <text:p text:style-name="P34"><text:s text:c="12"/></text:p>
            <text:p text:style-name="P34"><text:s text:c="8"/>} while (ps[i].bt[cnt] != -1);</text:p>
            <text:p text:style-name="P34"><text:s text:c="8"/>ps[i].ptr = 0;</text:p>
            <text:p text:style-name="P34"><text:s text:c="4"/>}</text:p>
            <text:p text:style-name="P34"/>
            <text:p text:style-name="P34"/>
            <text:p text:style-name="P34"><text:s text:c="4"/>Queue * FCFS = createQueue(no_of_processes);</text:p>
            <text:p text:style-name="P34"/>
            <text:p text:style-name="P34"><text:s text:c="4"/>for (int i = 0; i &lt; no_of_processes; i++){</text:p>
            <text:p text:style-name="P34"><text:s text:c="8"/>if (ps[i].AT == 0) {</text:p>
            <text:p text:style-name="P34"><text:s text:c="12"/>enqueue(FCFS, i);</text:p>
            <text:p text:style-name="P34"><text:s text:c="8"/>}</text:p>
            <text:p text:style-name="P34"><text:s text:c="4"/>}</text:p>
            <text:p text:style-name="P34"/>
            <text:p text:style-name="P34"><text:s text:c="4"/>int completed = 0;</text:p>
            <text:p text:style-name="P34"><text:s text:c="4"/>int time = 0;</text:p>
            <text:p text:style-name="P34"><text:s text:c="4"/>while (completed != no_of_processes){</text:p>
            <text:p text:style-name="P34"/>
            <text:p text:style-name="P34"><text:s text:c="8"/>if (isEmpty(FCFS)){</text:p>
            <text:p text:style-name="P34"><text:s text:c="12"/>printf("Time Stamp: %d: Idle CPU\n", time);</text:p>
            <text:p text:style-name="P34"><text:s text:c="12"/>time++;</text:p>
            <text:p text:style-name="P34"><text:s text:c="12"/>continue;</text:p>
            <text:p text:style-name="P34"><text:s text:c="8"/>}</text:p>
            <text:p text:style-name="P34"/>
            <text:p text:style-name="P34"><text:s text:c="8"/>int pid = front(FCFS);</text:p>
            <text:p text:style-name="P34"><text:s text:c="8"/>ps[pid].bt[ps[pid].ptr] --;</text:p>
            <text:p text:style-name="P34"><text:s text:c="8"/>printf("Time Stamp: %d, executed: %d\n", time, pid);</text:p>
            <text:p text:style-name="P34"/>
            <text:p text:style-name="P34"><text:s text:c="8"/>if (ps[pid].bt[ps[pid].ptr] == 0){</text:p>
            <text:p text:style-name="P34"><text:s text:c="12"/>dequeue(FCFS);</text:p>
            <text:p text:style-name="P34"><text:s text:c="12"/>if (ps[pid].bt[(ps[pid].ptr)+1] == -1 || ps[pid].bt[(ps[pid].ptr)+2] == -1){</text:p>
            <text:p text:style-name="P34"><text:s text:c="16"/>completed++;</text:p>
            <text:p text:style-name="P34"><text:s text:c="16"/>printf("Completed %d\n", completed);</text:p>
            <text:p text:style-name="P34"><text:s text:c="16"/>sum_tt += time;</text:p>
            <text:p text:style-name="P34"><text:s text:c="16"/>ps[pid].AT = __INT_MAX__;</text:p>
            <text:p text:style-name="P34"><text:s text:c="12"/>} else {</text:p>
            <text:p text:style-name="P34"><text:s text:c="16"/>int io_time = ps[pid].bt[(ps[pid].ptr)+1];</text:p>
            <text:p text:style-name="P34"><text:s text:c="16"/>ps[pid].AT = time + io_time;</text:p>
            <text:p text:style-name="P34"><text:s text:c="16"/>ps[pid].ptr+=2;</text:p>
            <text:p text:style-name="P34"><text:s text:c="12"/>}</text:p>
            <text:p text:style-name="P34"><text:s text:c="8"/>}</text:p>
            <text:p text:style-name="P34"/>
            <text:p text:style-name="P34"><text:s text:c="8"/>time++;</text:p>
            <text:p text:style-name="P34"/>
            <text:p text:style-name="P34"><text:s text:c="8"/>for (int i = 0; i &lt; no_of_processes; i++){</text:p>
            <text:p text:style-name="P34"><text:s text:c="12"/>if (ps[i].AT == time) {</text:p>
            <text:p text:style-name="P34"><text:s text:c="16"/>enqueue(FCFS, i);</text:p>
            <text:p text:style-name="P34"><text:s text:c="12"/>}</text:p>
            <text:p text:style-name="P34"><text:s text:c="8"/>}</text:p>
            <text:p text:style-name="P34"/>
            <text:p text:style-name="P34"><text:s text:c="4"/>}</text:p>
            <text:p text:style-name="P34"><text:s text:c="4"/></text:p>
            <text:p text:style-name="P34"><text:s text:c="4"/></text:p>
            <text:p text:style-name="P34"><text:s text:c="4"/>printf("Average Waiting Time: %f\n", ((float)(sum_tt-sum_wt))/no_of_processes);</text:p>
            <text:p text:style-name="P34"><text:s text:c="4"/>printf("Average Turnaround Time: %f\n", ((float)sum_tt)/no_of_processes);</text:p>
            <text:p text:style-name="P34">}</text:p>
          </table:table-cell>
        </table:table-row>
        <table:table-row table:style-name="TableLine93867014853376">
          <table:table-cell table:style-name="Table2.A2" office:value-type="string">
            <text:p text:style-name="P27">PREEMPTIVE PRIORITY</text:p>
          </table:table-cell>
        </table:table-row>
        <table:table-row table:style-name="TableLine93867014850624">
          <table:table-cell table:style-name="Table2.A2" office:value-type="string">
            <text:p text:style-name="P34">#include&lt;stdio.h&gt;</text:p>
            <text:p text:style-name="P34">#include&lt;stdlib.h&gt;</text:p>
            <text:p text:style-name="P34"><text:soft-page-break/></text:p>
            <text:p text:style-name="P34">typedef struct Process {</text:p>
            <text:p text:style-name="P34"><text:s text:c="4"/>int id;</text:p>
            <text:p text:style-name="P34"><text:s text:c="4"/>int priority;</text:p>
            <text:p text:style-name="P34"><text:s text:c="4"/>int AT;</text:p>
            <text:p text:style-name="P34"><text:s text:c="4"/>int bt[100];</text:p>
            <text:p text:style-name="P34"/>
            <text:p text:style-name="P34"><text:s text:c="4"/>int ptr;</text:p>
            <text:p text:style-name="P34">} Process;</text:p>
            <text:p text:style-name="P34"/>
            <text:p text:style-name="P34"/>
            <text:p text:style-name="P34"/>
            <text:p text:style-name="P34"/>
            <text:p text:style-name="P34">int main(){</text:p>
            <text:p text:style-name="P34"/>
            <text:p text:style-name="P34"><text:s text:c="4"/>int sum_wt = 0;</text:p>
            <text:p text:style-name="P34"><text:tab/>int sum_tt = 0;<text:tab/></text:p>
            <text:p text:style-name="P34"/>
            <text:p text:style-name="P38"><text:span text:style-name="T17"><text:s text:c="4"/>freopen("</text:span><text:span text:style-name="T18">input</text:span><text:span text:style-name="T17">_pp.txt", "r", stdin);</text:span></text:p>
            <text:p text:style-name="P34"><text:s text:c="4"/>freopen("output_preemptive.txt", "w", stdout);</text:p>
            <text:p text:style-name="P34"/>
            <text:p text:style-name="P34"><text:s text:c="4"/>int no_of_processes;</text:p>
            <text:p text:style-name="P34"><text:s text:c="4"/>scanf("%d", &amp;no_of_processes);</text:p>
            <text:p text:style-name="P34"/>
            <text:p text:style-name="P34"><text:s text:c="4"/>Process ps[no_of_processes];</text:p>
            <text:p text:style-name="P34"><text:s text:c="4"/>for (int i = 0; i &lt; no_of_processes; i++){</text:p>
            <text:p text:style-name="P34"><text:s text:c="8"/>scanf("%d", &amp;ps[i].id); </text:p>
            <text:p text:style-name="P34"><text:s text:c="8"/>scanf("%d", &amp;ps[i].priority); </text:p>
            <text:p text:style-name="P34"><text:s text:c="8"/>scanf("%d", &amp;ps[i].AT); </text:p>
            <text:p text:style-name="P34"/>
            <text:p text:style-name="P34"><text:s text:c="8"/>sum_tt -= ps[i].AT;</text:p>
            <text:p text:style-name="P34"/>
            <text:p text:style-name="P34"><text:s text:c="8"/>int cnt = -1;</text:p>
            <text:p text:style-name="P34"><text:s text:c="8"/>do {</text:p>
            <text:p text:style-name="P34"><text:s text:c="12"/>cnt++;</text:p>
            <text:p text:style-name="P34"><text:s text:c="12"/>int temp;</text:p>
            <text:p text:style-name="P34"><text:s text:c="12"/>scanf("%d", &amp;temp);</text:p>
            <text:p text:style-name="P34"><text:s text:c="12"/>ps[i].bt[cnt] = temp;</text:p>
            <text:p text:style-name="P34"><text:s text:c="12"/>sum_wt -= temp;</text:p>
            <text:p text:style-name="P34"><text:s text:c="8"/>} while (ps[i].bt[cnt] != -1);</text:p>
            <text:p text:style-name="P34"><text:s text:c="8"/>ps[i].ptr = 0;</text:p>
            <text:p text:style-name="P34"><text:s text:c="4"/>}</text:p>
            <text:p text:style-name="P34"/>
            <text:p text:style-name="P34"><text:s text:c="4"/></text:p>
            <text:p text:style-name="P34"/>
            <text:p text:style-name="P34"><text:s text:c="4"/>int completed = 0;</text:p>
            <text:p text:style-name="P34"><text:s text:c="4"/>int time = 0;</text:p>
            <text:p text:style-name="P34"><text:s text:c="4"/>while (completed != no_of_processes){</text:p>
            <text:p text:style-name="P34"><text:s text:c="8"/>int i = 0;</text:p>
            <text:p text:style-name="P34"><text:s text:c="8"/>for (; i &lt; no_of_processes; i++){</text:p>
            <text:p text:style-name="P34"><text:s text:c="12"/>if (ps[i].AT &lt;= time){</text:p>
            <text:p text:style-name="P34"><text:s text:c="16"/>ps[i].bt[ps[i].ptr] --;</text:p>
            <text:p text:style-name="P34"/>
            <text:p text:style-name="P34"><text:s text:c="16"/>printf("Time Stamp: %d, executed: %d\n", time, ps[i].id);</text:p>
            <text:p text:style-name="P34"><text:s text:c="16"/>if (ps[i].bt[ps[i].ptr] == 0){</text:p>
            <text:p text:style-name="P34"><text:s text:c="20"/>if (ps[i].bt[(ps[i].ptr)+1] == -1 || ps[i].bt[(ps[i].ptr)+2] == -1){</text:p>
            <text:p text:style-name="P34"><text:s text:c="24"/>completed++;</text:p>
            <text:p text:style-name="P34"><text:s text:c="24"/>sum_tt += time;</text:p>
            <text:p text:style-name="P34"><text:s text:c="24"/>ps[i].AT = __INT_MAX__;</text:p>
            <text:p text:style-name="P34"><text:s text:c="20"/>} else {</text:p>
            <text:p text:style-name="P34"><text:s text:c="24"/>int io_time = ps[i].bt[(ps[i].ptr)+1];</text:p>
            <text:p text:style-name="P34"><text:s text:c="24"/>ps[i].AT = time + io_time;</text:p>
            <text:p text:style-name="P34"><text:soft-page-break/><text:s text:c="24"/>ps[i].ptr += 2;</text:p>
            <text:p text:style-name="P34"><text:s text:c="20"/>}</text:p>
            <text:p text:style-name="P34"><text:s text:c="16"/>}</text:p>
            <text:p text:style-name="P34"><text:s text:c="16"/>break;</text:p>
            <text:p text:style-name="P34"><text:s text:c="12"/>}</text:p>
            <text:p text:style-name="P34"><text:s text:c="8"/>}</text:p>
            <text:p text:style-name="P34"><text:s text:c="8"/>if (i == no_of_processes){</text:p>
            <text:p text:style-name="P34"><text:s text:c="12"/>printf("Time Stamp: %d: Idle CPU\n", time);</text:p>
            <text:p text:style-name="P34"><text:s text:c="8"/>}</text:p>
            <text:p text:style-name="P34"><text:s text:c="8"/>time++;</text:p>
            <text:p text:style-name="P34"><text:s text:c="4"/>}</text:p>
            <text:p text:style-name="P34"/>
            <text:p text:style-name="P34"><text:s text:c="4"/>printf("Average Waiting Time: %f\n", ((float)(sum_tt-sum_wt))/no_of_processes);</text:p>
            <text:p text:style-name="P34"><text:s text:c="4"/>printf("Average Turnaround Time: %f\n", ((float)sum_tt)/no_of_processes);</text:p>
            <text:p text:style-name="P34">}</text:p>
          </table:table-cell>
        </table:table-row>
        <table:table-row table:style-name="TableLine93867014855424">
          <table:table-cell table:style-name="Table2.A2" office:value-type="string">
            <text:p text:style-name="P27">ROUND ROBIN</text:p>
          </table:table-cell>
        </table:table-row>
        <table:table-row table:style-name="TableLine93867014859152">
          <table:table-cell table:style-name="Table2.A2" office:value-type="string">
            <text:p text:style-name="P34">#include&lt;stdio.h&gt;</text:p>
            <text:p text:style-name="P34">#include&lt;stdlib.h&gt;</text:p>
            <text:p text:style-name="P34"/>
            <text:p text:style-name="P34">typedef struct Queue {</text:p>
            <text:p text:style-name="P34"><text:tab/>int front, rear, size;</text:p>
            <text:p text:style-name="P34"><text:tab/>unsigned capacity;</text:p>
            <text:p text:style-name="P34"><text:tab/>int* array;</text:p>
            <text:p text:style-name="P34">} Queue;</text:p>
            <text:p text:style-name="P34"/>
            <text:p text:style-name="P34">Queue* createQueue(unsigned capacity) {</text:p>
            <text:p text:style-name="P34"><text:tab/>Queue* queue = (Queue *)malloc(sizeof(Queue));</text:p>
            <text:p text:style-name="P34"><text:tab/>queue-&gt;capacity = capacity;</text:p>
            <text:p text:style-name="P34"><text:tab/>queue-&gt;front = queue-&gt;size = 0;</text:p>
            <text:p text:style-name="P34"/>
            <text:p text:style-name="P34"><text:tab/>queue-&gt;rear = capacity - 1;</text:p>
            <text:p text:style-name="P34"><text:tab/>queue-&gt;array = (int *)malloc(queue-&gt;capacity*sizeof(int));</text:p>
            <text:p text:style-name="P34"><text:tab/>return queue;</text:p>
            <text:p text:style-name="P34">}</text:p>
            <text:p text:style-name="P34">int isFull(Queue* queue) {</text:p>
            <text:p text:style-name="P34"><text:tab/>return (queue-&gt;size == queue-&gt;capacity);</text:p>
            <text:p text:style-name="P34">}</text:p>
            <text:p text:style-name="P34">int isEmpty(Queue* queue) {</text:p>
            <text:p text:style-name="P34"><text:tab/>return (queue-&gt;size == 0);</text:p>
            <text:p text:style-name="P34">}</text:p>
            <text:p text:style-name="P34">void enqueue(Queue* queue, int item) {</text:p>
            <text:p text:style-name="P34"><text:tab/>if (isFull(queue)) return;</text:p>
            <text:p text:style-name="P34"><text:tab/>queue-&gt;rear = (queue-&gt;rear + 1) % queue-&gt;capacity;</text:p>
            <text:p text:style-name="P34"><text:tab/>queue-&gt;array[queue-&gt;rear] = item;</text:p>
            <text:p text:style-name="P34"><text:tab/>queue-&gt;size = queue-&gt;size + 1;</text:p>
            <text:p text:style-name="P34">}</text:p>
            <text:p text:style-name="P34">int dequeue(Queue* queue) {</text:p>
            <text:p text:style-name="P34"><text:tab/>if (isEmpty(queue))</text:p>
            <text:p text:style-name="P34"><text:tab/><text:tab/>return -1;</text:p>
            <text:p text:style-name="P34"><text:tab/>int item = queue-&gt;array[queue-&gt;front];</text:p>
            <text:p text:style-name="P34"><text:tab/>queue-&gt;front = (queue-&gt;front + 1)</text:p>
            <text:p text:style-name="P34"><text:tab/><text:tab/><text:tab/><text:tab/>% queue-&gt;capacity;</text:p>
            <text:p text:style-name="P34"><text:tab/>queue-&gt;size = queue-&gt;size - 1;</text:p>
            <text:p text:style-name="P34"><text:tab/>return item;</text:p>
            <text:p text:style-name="P34">}</text:p>
            <text:p text:style-name="P34">int front(Queue* queue) {</text:p>
            <text:p text:style-name="P34"><text:tab/>if (isEmpty(queue))</text:p>
            <text:p text:style-name="P34"><text:tab/><text:tab/>return -1;</text:p>
            <text:p text:style-name="P34"><text:tab/>return queue-&gt;array[queue-&gt;front];</text:p>
            <text:p text:style-name="P34">}</text:p>
            <text:p text:style-name="P34">int rear(Queue* queue) {</text:p>
            <text:p text:style-name="P34"><text:soft-page-break/><text:tab/>if (isEmpty(queue))</text:p>
            <text:p text:style-name="P34"><text:tab/><text:tab/>return -1;</text:p>
            <text:p text:style-name="P34"><text:tab/>return queue-&gt;array[queue-&gt;rear];</text:p>
            <text:p text:style-name="P34">}</text:p>
            <text:p text:style-name="P34"/>
            <text:p text:style-name="P34">typedef struct Process {</text:p>
            <text:p text:style-name="P34"><text:s text:c="4"/>int id;</text:p>
            <text:p text:style-name="P34"><text:s text:c="4"/>int priority;</text:p>
            <text:p text:style-name="P34"><text:s text:c="4"/>int AT;</text:p>
            <text:p text:style-name="P34"><text:s text:c="4"/>int bt[100];</text:p>
            <text:p text:style-name="P34"/>
            <text:p text:style-name="P34"><text:s text:c="4"/>int ptr;</text:p>
            <text:p text:style-name="P34">} Process;</text:p>
            <text:p text:style-name="P34"/>
            <text:p text:style-name="P34">#define TIME_QUANTUM <text:span text:style-name="T19">20</text:span></text:p>
            <text:p text:style-name="P34"/>
            <text:p text:style-name="P34"/>
            <text:p text:style-name="P34">int main(){</text:p>
            <text:p text:style-name="P34"/>
            <text:p text:style-name="P34"><text:tab/>int sum_wt = 0;</text:p>
            <text:p text:style-name="P34"><text:tab/>int sum_tt = 0;<text:tab/></text:p>
            <text:p text:style-name="P34"/>
            <text:p text:style-name="P38"><text:span text:style-name="T17"><text:s text:c="4"/>freopen("</text:span><text:span text:style-name="T18">input</text:span><text:span text:style-name="T17">.txt", "r", stdin);</text:span></text:p>
            <text:p text:style-name="P34"><text:s text:c="4"/>freopen("output_roundrobin.txt", "w", stdout);</text:p>
            <text:p text:style-name="P34"/>
            <text:p text:style-name="P34"><text:s text:c="4"/>int no_of_processes;</text:p>
            <text:p text:style-name="P34"><text:s text:c="4"/>scanf("%d", &amp;no_of_processes);</text:p>
            <text:p text:style-name="P34"/>
            <text:p text:style-name="P34"><text:s text:c="4"/>Process ps[no_of_processes];</text:p>
            <text:p text:style-name="P34"><text:s text:c="4"/>for (int i = 0; i &lt; no_of_processes; i++){</text:p>
            <text:p text:style-name="P34"><text:s text:c="8"/>scanf("%d", &amp;ps[i].id); </text:p>
            <text:p text:style-name="P34"><text:s text:c="8"/>scanf("%d", &amp;ps[i].priority); </text:p>
            <text:p text:style-name="P34"><text:s text:c="8"/>scanf("%d", &amp;ps[i].AT); </text:p>
            <text:p text:style-name="P34"><text:s text:c="8"/>sum_tt -= ps[i].AT;</text:p>
            <text:p text:style-name="P34"/>
            <text:p text:style-name="P34"><text:s text:c="8"/>int cnt = -1;</text:p>
            <text:p text:style-name="P34"><text:s text:c="8"/>do {</text:p>
            <text:p text:style-name="P34"><text:s text:c="12"/>cnt++;</text:p>
            <text:p text:style-name="P34"><text:s text:c="12"/>int temp;</text:p>
            <text:p text:style-name="P34"><text:s text:c="12"/>scanf("%d", &amp;temp);</text:p>
            <text:p text:style-name="P34"><text:s text:c="12"/>ps[i].bt[cnt] = temp;</text:p>
            <text:p text:style-name="P34"><text:s text:c="12"/>sum_wt -= temp;</text:p>
            <text:p text:style-name="P34"><text:s text:c="8"/>} while (ps[i].bt[cnt] != -1);</text:p>
            <text:p text:style-name="P34"><text:s text:c="8"/>ps[i].ptr = 0;</text:p>
            <text:p text:style-name="P34"><text:s text:c="4"/>}</text:p>
            <text:p text:style-name="P34"/>
            <text:p text:style-name="P34"/>
            <text:p text:style-name="P34"><text:s text:c="4"/>Queue * FCFS = createQueue(no_of_processes);</text:p>
            <text:p text:style-name="P34"/>
            <text:p text:style-name="P34"><text:s text:c="4"/>for (int i = 0; i &lt; no_of_processes; i++){</text:p>
            <text:p text:style-name="P34"><text:s text:c="8"/>if (ps[i].AT == 0) {</text:p>
            <text:p text:style-name="P34"><text:s text:c="12"/>enqueue(FCFS, i);</text:p>
            <text:p text:style-name="P34"><text:s text:c="8"/>}</text:p>
            <text:p text:style-name="P34"><text:s text:c="4"/>}</text:p>
            <text:p text:style-name="P34"/>
            <text:p text:style-name="P34"><text:s text:c="4"/>int completed = 0;</text:p>
            <text:p text:style-name="P34"><text:s text:c="4"/>int time = 0;</text:p>
            <text:p text:style-name="P34"><text:s text:c="4"/>while (completed != no_of_processes){</text:p>
            <text:p text:style-name="P34"><text:s text:c="8"/></text:p>
            <text:p text:style-name="P34"><text:s text:c="8"/>if (isEmpty(FCFS)){</text:p>
            <text:p text:style-name="P34"><text:s text:c="12"/>printf("Time Stamp: %d: Idle CPU\n", time);</text:p>
            <text:p text:style-name="P34"><text:s text:c="12"/>time++;</text:p>
            <text:p text:style-name="P34"><text:s text:c="12"/>for (int j = 0; j &lt; no_of_processes; j++){</text:p>
            <text:p text:style-name="P34"><text:soft-page-break/><text:s text:c="16"/>if (ps[j].AT == time) {</text:p>
            <text:p text:style-name="P34"><text:s text:c="20"/>enqueue(FCFS, j);</text:p>
            <text:p text:style-name="P34"><text:s text:c="16"/>}</text:p>
            <text:p text:style-name="P34"><text:s text:c="12"/>}</text:p>
            <text:p text:style-name="P34"><text:s text:c="12"/>continue;</text:p>
            <text:p text:style-name="P34"><text:s text:c="8"/>}</text:p>
            <text:p text:style-name="P34"/>
            <text:p text:style-name="P34"><text:s text:c="8"/>int i = 0;</text:p>
            <text:p text:style-name="P34"><text:s text:c="8"/>for (; i &lt; TIME_QUANTUM; i++){</text:p>
            <text:p text:style-name="P34"><text:s text:c="12"/>int pid = front(FCFS);</text:p>
            <text:p text:style-name="P34"><text:s text:c="12"/>ps[pid].bt[ps[pid].ptr] --;</text:p>
            <text:p text:style-name="P34"><text:s text:c="12"/>printf("Time Stamp: %d, executed: %d\n", time, ps[pid].id);</text:p>
            <text:p text:style-name="P34"><text:s text:c="12"/>if (ps[pid].bt[ps[pid].ptr] == 0){</text:p>
            <text:p text:style-name="P34"><text:s text:c="16"/>dequeue(FCFS);</text:p>
            <text:p text:style-name="P34"><text:s text:c="16"/>if (ps[pid].bt[(ps[pid].ptr)+1] == -1 || ps[pid].bt[(ps[pid].ptr)+2] == -1){</text:p>
            <text:p text:style-name="P34"><text:s text:c="20"/>completed++; <text:s text:c="2"/></text:p>
            <text:p text:style-name="P34"><text:s text:c="20"/>sum_tt += time;</text:p>
            <text:p text:style-name="P34"><text:s text:c="20"/>printf("Completed %d\n", completed);</text:p>
            <text:p text:style-name="P34"><text:s text:c="20"/>ps[pid].AT = __INT_MAX__;</text:p>
            <text:p text:style-name="P34"><text:s text:c="16"/>} else {</text:p>
            <text:p text:style-name="P34"><text:s text:c="20"/>int io_time = ps[pid].bt[(ps[pid].ptr)+1];</text:p>
            <text:p text:style-name="P34"><text:s text:c="20"/>ps[pid].AT = time + io_time;</text:p>
            <text:p text:style-name="P34"><text:s text:c="20"/>ps[pid].ptr+=2;</text:p>
            <text:p text:style-name="P34"><text:s text:c="16"/>}</text:p>
            <text:p text:style-name="P34"><text:s text:c="16"/>time++;</text:p>
            <text:p text:style-name="P34"><text:s text:c="16"/>for (int j = 0; j &lt; no_of_processes; j++){</text:p>
            <text:p text:style-name="P34"><text:s text:c="20"/>if (ps[j].AT == time) {</text:p>
            <text:p text:style-name="P34"><text:s text:c="24"/>printf("added!");</text:p>
            <text:p text:style-name="P34"><text:s text:c="24"/>enqueue(FCFS, j);</text:p>
            <text:p text:style-name="P34"><text:s text:c="20"/>}</text:p>
            <text:p text:style-name="P34"><text:s text:c="16"/>}</text:p>
            <text:p text:style-name="P34"><text:s text:c="16"/>break;</text:p>
            <text:p text:style-name="P34"><text:s text:c="12"/>}</text:p>
            <text:p text:style-name="P34"><text:s text:c="12"/>time++;</text:p>
            <text:p text:style-name="P34"><text:s text:c="12"/>for (int j = 0; j &lt; no_of_processes; j++){</text:p>
            <text:p text:style-name="P34"><text:s text:c="16"/>if (ps[j].AT == time) {</text:p>
            <text:p text:style-name="P34"><text:s text:c="20"/>printf("added!");</text:p>
            <text:p text:style-name="P34"><text:s text:c="20"/>enqueue(FCFS, j);</text:p>
            <text:p text:style-name="P34"><text:s text:c="16"/>}</text:p>
            <text:p text:style-name="P34"><text:s text:c="12"/>}</text:p>
            <text:p text:style-name="P34"><text:s text:c="8"/>}</text:p>
            <text:p text:style-name="P34"/>
            <text:p text:style-name="P34"><text:s text:c="8"/>// if (time == 900) return 1;</text:p>
            <text:p text:style-name="P34"/>
            <text:p text:style-name="P34"><text:s text:c="8"/>if (i == TIME_QUANTUM){</text:p>
            <text:p text:style-name="P34"><text:s text:c="12"/>int temp = dequeue(FCFS);</text:p>
            <text:p text:style-name="P34"><text:s text:c="12"/>enqueue(FCFS, temp);</text:p>
            <text:p text:style-name="P34"><text:s text:c="8"/>}</text:p>
            <text:p text:style-name="P34"><text:s text:c="8"/>getchar();</text:p>
            <text:p text:style-name="P34"><text:s text:c="4"/>}</text:p>
            <text:p text:style-name="P34"/>
            <text:p text:style-name="P34"><text:s text:c="4"/>printf("Average Waiting Time: %f\n", ((float)(sum_tt-sum_wt))/no_of_processes);</text:p>
            <text:p text:style-name="P34"><text:s text:c="4"/>printf("Average Turnaround Time: %f\n", ((float)sum_tt)/no_of_processes);</text:p>
            <text:p text:style-name="P34">}</text:p>
          </table:table-cell>
        </table:table-row>
      </table:table>
      <text:p text:style-name="P17"/>
      <text:p text:style-name="P1"/>
      <text:p text:style-name="P1">OUTPUT:</text:p>
      <text:p text:style-name="P1"/>
      <table:table table:name="Table3" table:style-name="Table3">
        <table:table-column table:style-name="Table3.A"/>
        <table:table-row table:style-name="TableLine93867015028368">
          <table:table-cell table:style-name="Table3.A1" office:value-type="string">
            <text:p text:style-name="P27">FCFS</text:p>
          </table:table-cell>
        </table:table-row>
        <text:soft-page-break/>
        <table:table-row table:style-name="TableLine93867014893664">
          <table:table-cell table:style-name="Table3.A2" office:value-type="string">
            <text:p text:style-name="P22">Time Stamp: 0, executed: 3</text:p>
            <text:p text:style-name="P22">Time Stamp: 1, executed: 3</text:p>
            <text:p text:style-name="P22">Time Stamp: 2, executed: 3</text:p>
            <text:p text:style-name="P22">Time Stamp: 3, executed: 3</text:p>
            <text:p text:style-name="P29">...</text:p>
            <text:p text:style-name="P29">...</text:p>
            <text:p text:style-name="P29">Time Stamp: 17924, executed: 7</text:p>
            <text:p text:style-name="P29">Time Stamp: 17925, executed: 7</text:p>
            <text:p text:style-name="P29">Completed 20</text:p>
            <text:p text:style-name="P29">Average Waiting Time: 15029.650391</text:p>
            <text:p text:style-name="P29">Average Turnaround Time: 13526.000000</text:p>
          </table:table-cell>
        </table:table-row>
        <table:table-row table:style-name="TableLine93867014891408">
          <table:table-cell table:style-name="Table3.A2" office:value-type="string">
            <text:p text:style-name="P27">PREEMPTIVE PRIORITY</text:p>
          </table:table-cell>
        </table:table-row>
        <table:table-row table:style-name="TableLine93867014889776">
          <table:table-cell table:style-name="Table3.A2" office:value-type="string">
            <text:p text:style-name="P28">Time Stamp: 0, executed: 16</text:p>
            <text:p text:style-name="P28">Time Stamp: 1, executed: 16</text:p>
            <text:p text:style-name="P28">Time Stamp: 2, executed: 16</text:p>
            <text:p text:style-name="P28">Time Stamp: 3, executed: 16</text:p>
            <text:p text:style-name="P29">...</text:p>
            <text:p text:style-name="P29">...</text:p>
            <text:p text:style-name="P29">Time Stamp: 18481, executed: 0</text:p>
            <text:p text:style-name="P29">Time Stamp: 18482, executed: 0</text:p>
            <text:p text:style-name="P29">Average Waiting Time: 11413.299805</text:p>
            <text:p text:style-name="P29">Average Turnaround Time: 9909.650391</text:p>
          </table:table-cell>
        </table:table-row>
        <table:table-row table:style-name="TableLine93867014778432">
          <table:table-cell table:style-name="Table3.A2" office:value-type="string">
            <text:p text:style-name="P27">ROUND ROBIN</text:p>
          </table:table-cell>
        </table:table-row>
        <table:table-row table:style-name="TableLine93867014897664">
          <table:table-cell table:style-name="Table3.A2" office:value-type="string">
            <text:p text:style-name="P30">Time Stamp: 0, executed: 16</text:p>
            <text:p text:style-name="P30">Time Stamp: 1, executed: 16</text:p>
            <text:p text:style-name="P30">Time Stamp: 2, executed: 16</text:p>
            <text:p text:style-name="P30">Time Stamp: 3, executed: 16</text:p>
            <text:p text:style-name="P29">...</text:p>
            <text:p text:style-name="P29">...</text:p>
            <text:p text:style-name="P29">Time Stamp: 17924, executed: 17</text:p>
            <text:p text:style-name="P29">Time Stamp: 17925, executed: 17</text:p>
            <text:p text:style-name="P29">Completed 20</text:p>
            <text:p text:style-name="P29">Average Waiting Time: 17141.150391</text:p>
            <text:p text:style-name="P29">Average Turnaround Time: 15637.500000</text:p>
          </table:table-cell>
        </table:table-row>
      </table:table>
      <text:p text:style-name="P2"/>
      <text:p text:style-name="P2"/>
      <text:p text:style-name="P2"/>
      <text:p text:style-name="P2"/>
      <text:p text:style-name="P3"><text:span text:style-name="T9">QUESTION 0</text:span><text:span text:style-name="T10">2</text:span><text:span text:style-name="T9">:<text:tab/></text:span><text:span text:style-name="T1">Create child processes: X and Y.</text:span></text:p>
      <text:p text:style-name="P6">a. Each child process performs 10 iterations. The child process displays its name/id and the current</text:p>
      <text:p text:style-name="P6">iteration number, and sleeps for some random amount of time. Adjust the sleeping duration of the</text:p>
      <text:p text:style-name="P6">processes to have different outputs (i.e. another interleaving of processes’ traces).</text:p>
      <text:p text:style-name="P6">b. Modify the program so that X is not allowed to start iteration i before process Y has terminated</text:p>
      <text:p text:style-name="P6">its own iteration i-1. Use semaphore to implement this synchronization.</text:p>
      <text:p text:style-name="P6">c. Modify the program so that X and Y now perform in lockstep [both perform iteration I, then</text:p>
      <text:p text:style-name="P6">iteration i+1, and so on] with the condition mentioned in Q (2b) above.</text:p>
      <text:p text:style-name="P6">d. Add another child process Z.</text:p>
      <text:p text:style-name="P6">Perform the operations as mentioned in Q (2a) for all three children.</text:p>
      <text:p text:style-name="P6">Then perform the operations as mentioned in Q (2c) [that is, 3 children in lockstep].</text:p>
      <text:p text:style-name="P21"/>
      <text:p text:style-name="P20"/>
      <text:p text:style-name="P18"/>
      <text:p text:style-name="P12">CODE:</text:p>
      <text:p text:style-name="P18"/>
      <table:table table:name="Table4" table:style-name="Table4">
        <table:table-column table:style-name="Table4.A"/>
        <text:soft-page-break/>
        <table:table-row table:style-name="TableLine93867014895104">
          <table:table-cell table:style-name="Table4.A1" office:value-type="string">
            <text:p text:style-name="P23">A.</text:p>
          </table:table-cell>
        </table:table-row>
        <table:table-row table:style-name="TableLine93867015025520">
          <table:table-cell table:style-name="Table4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>#include &lt;unistd.h&gt;</text:p>
            <text:p text:style-name="P34">#include &lt;sys/types.h&gt;</text:p>
            <text:p text:style-name="P34">#include &lt;time.h&gt;</text:p>
            <text:p text:style-name="P34">#include &lt;sys/wait.h&gt;</text:p>
            <text:p text:style-name="P34">// #include &lt;semaphore.h&gt;</text:p>
            <text:p text:style-name="P34">// #include &lt;fcntl.h&gt;</text:p>
            <text:p text:style-name="P34"/>
            <text:p text:style-name="P34">#define SLEEP 0.1</text:p>
            <text:p text:style-name="P34">#define NO_OF_PROCESS 3</text:p>
            <text:p text:style-name="P34">int main(int argc, char const *argv[])</text:p>
            <text:p text:style-name="P34">{</text:p>
            <text:p text:style-name="P34"/>
            <text:p text:style-name="P34"><text:s text:c="4"/>int parent_pid = getpid();</text:p>
            <text:p text:style-name="P34"><text:s text:c="4"/>//2 processes</text:p>
            <text:p text:style-name="P34"/>
            <text:p text:style-name="P34"><text:s text:c="4"/>pid_t *child = (pid_t *)malloc(NO_OF_PROCESS * sizeof(pid_t));</text:p>
            <text:p text:style-name="P34"/>
            <text:p text:style-name="P34"><text:s text:c="4"/>for (int i = 0; i &lt; NO_OF_PROCESS; i++){</text:p>
            <text:p text:style-name="P34"><text:s text:c="8"/>child[i] = fork();</text:p>
            <text:p text:style-name="P34"><text:s text:c="8"/>if (child[i] &lt; 0) {</text:p>
            <text:p text:style-name="P34"><text:s text:c="12"/>//error</text:p>
            <text:p text:style-name="P34"><text:s text:c="12"/>printf("Forking failed\n");</text:p>
            <text:p text:style-name="P34"><text:s text:c="12"/>printf("Child no: %d", i);</text:p>
            <text:p text:style-name="P34"><text:s text:c="12"/>return 1;</text:p>
            <text:p text:style-name="P34"><text:s text:c="8"/>} else if (child[i] == 0){</text:p>
            <text:p text:style-name="P34"><text:s text:c="12"/>/**</text:p>
            <text:p text:style-name="P34"><text:s text:c="13"/>* @brief </text:p>
            <text:p text:style-name="P34"><text:s text:c="13"/>* child -&gt; </text:p>
            <text:p text:style-name="P34"><text:s text:c="13"/>* do the loop here</text:p>
            <text:p text:style-name="P34"><text:s text:c="13"/>* 10 iterations</text:p>
            <text:p text:style-name="P34"><text:s text:c="13"/>*/</text:p>
            <text:p text:style-name="P34"><text:s text:c="12"/>srand(getpid());</text:p>
            <text:p text:style-name="P34"><text:s text:c="12"/>for (int j = 0; j &lt; 10; j++){</text:p>
            <text:p text:style-name="P34"><text:s text:c="16"/>// sleep(((float)rand() / (RAND_MAX)) * SLEEP);</text:p>
            <text:p text:style-name="P34"><text:s text:c="16"/>printf("Process PID: %d\tParent PID: %d\tIteration count: %d\n", getpid(), getppid(), j);</text:p>
            <text:p text:style-name="P34"><text:s text:c="16"/>sleep(rand()%10);</text:p>
            <text:p text:style-name="P34"><text:s text:c="12"/>}</text:p>
            <text:p text:style-name="P34"><text:s text:c="12"/></text:p>
            <text:p text:style-name="P34"><text:s text:c="12"/>break;</text:p>
            <text:p text:style-name="P34"/>
            <text:p text:style-name="P34"/>
            <text:p text:style-name="P34"><text:s text:c="8"/>} else {</text:p>
            <text:p text:style-name="P34"><text:s text:c="12"/>/**</text:p>
            <text:p text:style-name="P34"><text:s text:c="13"/>* @brief </text:p>
            <text:p text:style-name="P34"><text:s text:c="13"/>* parent -&gt;</text:p>
            <text:p text:style-name="P34"><text:s text:c="13"/>* print details</text:p>
            <text:p text:style-name="P34"><text:s text:c="13"/>*/</text:p>
            <text:p text:style-name="P34"><text:s text:c="12"/>printf("Child process: %d, pid: %d \n", i, child[i]); </text:p>
            <text:p text:style-name="P34"><text:s text:c="8"/>}</text:p>
            <text:p text:style-name="P34"><text:s text:c="4"/>}</text:p>
            <text:p text:style-name="P34"/>
            <text:p text:style-name="P34"/>
            <text:p text:style-name="P34"><text:s text:c="4"/>if (getpid() == parent_pid){</text:p>
            <text:p text:style-name="P34"><text:s text:c="8"/>int v;</text:p>
            <text:p text:style-name="P34"><text:s text:c="8"/>for (int i = 0; i &lt; 2; i++){</text:p>
            <text:p text:style-name="P34"><text:s text:c="12"/>waitpid(child[i], &amp;v, 0);</text:p>
            <text:p text:style-name="P34"><text:s text:c="8"/>}</text:p>
            <text:p text:style-name="P34"><text:s text:c="8"/>free(child);</text:p>
            <text:p text:style-name="P34"><text:soft-page-break/><text:s text:c="4"/>}</text:p>
            <text:p text:style-name="P34"><text:s text:c="4"/>return 0;</text:p>
            <text:p text:style-name="P34">}</text:p>
          </table:table-cell>
        </table:table-row>
      </table:table>
      <text:p text:style-name="P18"/>
      <table:table table:name="Table16" table:style-name="Table16">
        <table:table-column table:style-name="Table16.A"/>
        <table:table-row table:style-name="TableLine93867015093488">
          <table:table-cell table:style-name="Table16.A1" office:value-type="string">
            <text:p text:style-name="P35">B.</text:p>
          </table:table-cell>
        </table:table-row>
        <table:table-row table:style-name="TableLine93867015017552">
          <table:table-cell table:style-name="Table16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>#include &lt;unistd.h&gt;</text:p>
            <text:p text:style-name="P34">#include &lt;sys/types.h&gt;</text:p>
            <text:p text:style-name="P34">#include &lt;time.h&gt;</text:p>
            <text:p text:style-name="P34">#include &lt;sys/wait.h&gt;</text:p>
            <text:p text:style-name="P34">#include &lt;semaphore.h&gt;</text:p>
            <text:p text:style-name="P34">#include &lt;fcntl.h&gt;</text:p>
            <text:p text:style-name="P34"/>
            <text:p text:style-name="P34">#define SLEEP 0.1</text:p>
            <text:p text:style-name="P34">#define NO_OF_PROCESS 3</text:p>
            <text:p text:style-name="P34">#define NO_OF_ITERATION 10</text:p>
            <text:p text:style-name="P34"/>
            <text:p text:style-name="P34">char * uitoa(int num){</text:p>
            <text:p text:style-name="P34"><text:s text:c="4"/>char * str;</text:p>
            <text:p text:style-name="P34"><text:s text:c="4"/>str = (char *)malloc(5 * sizeof(char));</text:p>
            <text:p text:style-name="P34"><text:s text:c="4"/>str[4] = 0;</text:p>
            <text:p text:style-name="P34"><text:s text:c="4"/>for (int i = 3; i &gt;= 0; i--){</text:p>
            <text:p text:style-name="P34"><text:s text:c="8"/>str[i] = (num%10)+'0';</text:p>
            <text:p text:style-name="P34"><text:s text:c="8"/>num/=10;</text:p>
            <text:p text:style-name="P34"><text:s text:c="4"/>}</text:p>
            <text:p text:style-name="P34"><text:s text:c="4"/>return str;</text:p>
            <text:p text:style-name="P34">}</text:p>
            <text:p text:style-name="P34"/>
            <text:p text:style-name="P34">int main(int argc, char const *argv[])</text:p>
            <text:p text:style-name="P34">{</text:p>
            <text:p text:style-name="P34"/>
            <text:p text:style-name="P34"><text:s text:c="4"/>int parent_pid = getpid();</text:p>
            <text:p text:style-name="P34"><text:s text:c="4"/>pid_t *child = (pid_t *)malloc(NO_OF_PROCESS * sizeof(pid_t));</text:p>
            <text:p text:style-name="P34"/>
            <text:p text:style-name="P34"><text:s text:c="4"/>sem_t ***sem = (sem_t ***)malloc(NO_OF_PROCESS * sizeof(sem_t**));</text:p>
            <text:p text:style-name="P34"><text:s text:c="4"/>for (int i = 0; i &lt; NO_OF_PROCESS-1; i++){</text:p>
            <text:p text:style-name="P34"><text:s text:c="8"/>sem[i] = (sem_t **)malloc(NO_OF_ITERATION * sizeof(sem_t *));</text:p>
            <text:p text:style-name="P34"><text:s text:c="8"/>for (int j = 0; j &lt; NO_OF_ITERATION; j++){</text:p>
            <text:p text:style-name="P34"><text:s text:c="12"/>char * pcnt = uitoa(i);</text:p>
            <text:p text:style-name="P34"><text:s text:c="12"/>char * itcnt = uitoa(j);</text:p>
            <text:p text:style-name="P34"><text:s text:c="12"/>sem[i][j] = sem_open(strcat(pcnt, itcnt), O_CREAT, 0660, 0);</text:p>
            <text:p text:style-name="P34"><text:s text:c="12"/>free(pcnt);</text:p>
            <text:p text:style-name="P34"><text:s text:c="12"/>free(itcnt);</text:p>
            <text:p text:style-name="P34"><text:s text:c="8"/>}</text:p>
            <text:p text:style-name="P34"><text:s text:c="4"/>}</text:p>
            <text:p text:style-name="P34"/>
            <text:p text:style-name="P34"><text:s text:c="4"/></text:p>
            <text:p text:style-name="P34"><text:s text:c="4"/>for (int i = 0; i &lt; NO_OF_PROCESS; i++){</text:p>
            <text:p text:style-name="P34"><text:s text:c="8"/>child[i] = fork();</text:p>
            <text:p text:style-name="P34"><text:s text:c="8"/>if (child[i] &lt; 0) {</text:p>
            <text:p text:style-name="P34"><text:s text:c="12"/>//error</text:p>
            <text:p text:style-name="P34"><text:s text:c="12"/>printf("Forking failed\n");</text:p>
            <text:p text:style-name="P34"><text:s text:c="12"/>printf("Child no: %d", i);</text:p>
            <text:p text:style-name="P34"><text:s text:c="12"/>return 1;</text:p>
            <text:p text:style-name="P34"><text:s text:c="8"/>} else if (child[i] == 0){</text:p>
            <text:p text:style-name="P34"><text:s text:c="12"/>/**</text:p>
            <text:p text:style-name="P34"><text:s text:c="13"/>* @brief </text:p>
            <text:p text:style-name="P34"><text:s text:c="13"/>* child -&gt; </text:p>
            <text:p text:style-name="P34"><text:s text:c="13"/>* do the loop here</text:p>
            <text:p text:style-name="P34"><text:s text:c="13"/>* 10 iterations</text:p>
            <text:p text:style-name="P34"><text:soft-page-break/><text:s text:c="13"/>*/</text:p>
            <text:p text:style-name="P34"><text:s text:c="12"/>srand(getpid());</text:p>
            <text:p text:style-name="P34"><text:s text:c="12"/>for (int j = 0; j &lt; 10; j++){</text:p>
            <text:p text:style-name="P34"><text:s text:c="16"/>if (i != 0){</text:p>
            <text:p text:style-name="P34"><text:s text:c="20"/>sem_wait(sem[i-1][j]);</text:p>
            <text:p text:style-name="P34"><text:s text:c="16"/>}</text:p>
            <text:p text:style-name="P34"><text:s text:c="20"/>sleep(rand()%10);</text:p>
            <text:p text:style-name="P34"><text:s text:c="16"/>printf("Process PID: %d\tParent PID: %d\tIteration count: %d\n", getpid(), getppid(), j);</text:p>
            <text:p text:style-name="P34"><text:s text:c="16"/>if (i != NO_OF_PROCESS - 1){</text:p>
            <text:p text:style-name="P34"><text:s text:c="20"/>sem_post(sem[i][j]);</text:p>
            <text:p text:style-name="P34"><text:s text:c="16"/>}</text:p>
            <text:p text:style-name="P34"><text:s text:c="12"/>}</text:p>
            <text:p text:style-name="P34"><text:s text:c="12"/>break;</text:p>
            <text:p text:style-name="P34"/>
            <text:p text:style-name="P34"/>
            <text:p text:style-name="P34"><text:s text:c="8"/>} else {</text:p>
            <text:p text:style-name="P34"><text:s text:c="12"/>/**</text:p>
            <text:p text:style-name="P34"><text:s text:c="13"/>* @brief </text:p>
            <text:p text:style-name="P34"><text:s text:c="13"/>* parent -&gt;</text:p>
            <text:p text:style-name="P34"><text:s text:c="13"/>* print details</text:p>
            <text:p text:style-name="P34"><text:s text:c="13"/>*/</text:p>
            <text:p text:style-name="P34"><text:s text:c="12"/>printf("Child process: %d, pid: %d \n", i, child[i]); </text:p>
            <text:p text:style-name="P34"><text:s text:c="8"/>}</text:p>
            <text:p text:style-name="P34"><text:s text:c="4"/>}</text:p>
            <text:p text:style-name="P34"/>
            <text:p text:style-name="P34"/>
            <text:p text:style-name="P34"><text:s text:c="4"/>if (getpid() == parent_pid){</text:p>
            <text:p text:style-name="P34"><text:s text:c="8"/>int v;</text:p>
            <text:p text:style-name="P34"><text:s text:c="8"/>for (int i = 0; i &lt; 2; i++){</text:p>
            <text:p text:style-name="P34"><text:s text:c="12"/>waitpid(child[i], &amp;v, 0);</text:p>
            <text:p text:style-name="P34"><text:s text:c="8"/>}</text:p>
            <text:p text:style-name="P34"><text:s text:c="8"/>free(child);</text:p>
            <text:p text:style-name="P34"/>
            <text:p text:style-name="P34"><text:s text:c="8"/>for (int i = 0; i &lt; NO_OF_PROCESS-1; i++){</text:p>
            <text:p text:style-name="P34"><text:s text:c="12"/>for (int j = 0; j &lt; NO_OF_ITERATION; j++){</text:p>
            <text:p text:style-name="P34"><text:s text:c="16"/>char * pcnt = uitoa(i);</text:p>
            <text:p text:style-name="P34"><text:s text:c="16"/>char * itcnt = uitoa(j);</text:p>
            <text:p text:style-name="P34"><text:s text:c="16"/>sem_unlink(strcat(pcnt, itcnt));</text:p>
            <text:p text:style-name="P34"><text:s text:c="16"/>free(pcnt);</text:p>
            <text:p text:style-name="P34"><text:s text:c="16"/>free(itcnt);</text:p>
            <text:p text:style-name="P34"><text:s text:c="12"/>}</text:p>
            <text:p text:style-name="P34"><text:s text:c="12"/>free(sem[i]);</text:p>
            <text:p text:style-name="P34"><text:s text:c="8"/>}</text:p>
            <text:p text:style-name="P34"><text:s text:c="4"/>}</text:p>
            <text:p text:style-name="P34"><text:s text:c="4"/>return 0;</text:p>
            <text:p text:style-name="P34">}</text:p>
          </table:table-cell>
        </table:table-row>
      </table:table>
      <text:p text:style-name="P18"/>
      <table:table table:name="Table17" table:style-name="Table17">
        <table:table-column table:style-name="Table17.A"/>
        <table:table-row table:style-name="TableLine93867015146896">
          <table:table-cell table:style-name="Table17.A1" office:value-type="string">
            <text:p text:style-name="P35">C.</text:p>
          </table:table-cell>
        </table:table-row>
        <table:table-row table:style-name="TableLine93867014834352">
          <table:table-cell table:style-name="Table17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>#include &lt;unistd.h&gt;</text:p>
            <text:p text:style-name="P34">#include &lt;sys/types.h&gt;</text:p>
            <text:p text:style-name="P34">#include &lt;time.h&gt;</text:p>
            <text:p text:style-name="P34">#include &lt;sys/wait.h&gt;</text:p>
            <text:p text:style-name="P34">#include &lt;semaphore.h&gt;</text:p>
            <text:p text:style-name="P34">#include &lt;fcntl.h&gt;</text:p>
            <text:p text:style-name="P34"/>
            <text:p text:style-name="P34">#define NO_OF_PROCESS 3</text:p>
            <text:p text:style-name="P34">#define NO_OF_ITERATION 10</text:p>
            <text:p text:style-name="P34"/>
            <text:p text:style-name="P34"><text:soft-page-break/>char * uitoa(int num){</text:p>
            <text:p text:style-name="P34"><text:s text:c="4"/>char * str;</text:p>
            <text:p text:style-name="P34"><text:s text:c="4"/>str = (char *)malloc(5 * sizeof(char));</text:p>
            <text:p text:style-name="P34"><text:s text:c="4"/>str[4] = 0;</text:p>
            <text:p text:style-name="P34"><text:s text:c="4"/>for (int i = 3; i &gt;= 0; i--){</text:p>
            <text:p text:style-name="P34"><text:s text:c="8"/>str[i] = (num%10)+'0';</text:p>
            <text:p text:style-name="P34"><text:s text:c="8"/>num/=10;</text:p>
            <text:p text:style-name="P34"><text:s text:c="4"/>}</text:p>
            <text:p text:style-name="P34"><text:s text:c="4"/>return str;</text:p>
            <text:p text:style-name="P34">}</text:p>
            <text:p text:style-name="P34"/>
            <text:p text:style-name="P34">int main(int argc, char const *argv[])</text:p>
            <text:p text:style-name="P34">{</text:p>
            <text:p text:style-name="P34"/>
            <text:p text:style-name="P34"><text:s text:c="4"/>int parent_pid = getpid();</text:p>
            <text:p text:style-name="P34"><text:s text:c="4"/>pid_t *child = (pid_t *)malloc(NO_OF_PROCESS * sizeof(pid_t));</text:p>
            <text:p text:style-name="P34"/>
            <text:p text:style-name="P34"><text:s text:c="4"/>sem_t **sem = (sem_t **)malloc((NO_OF_PROCESS) * sizeof(sem_t *));</text:p>
            <text:p text:style-name="P34"><text:s text:c="4"/>for (int i = 0; i &lt; NO_OF_PROCESS; i++){</text:p>
            <text:p text:style-name="P34"><text:s text:c="8"/>char * itcnt = uitoa(i); <text:s text:c="11"/></text:p>
            <text:p text:style-name="P34"><text:s text:c="8"/>sem_unlink(itcnt);</text:p>
            <text:p text:style-name="P34"><text:s text:c="8"/>sem[i] = sem_open(itcnt, O_CREAT, 0660, 1);</text:p>
            <text:p text:style-name="P34"><text:s text:c="8"/>free(itcnt);</text:p>
            <text:p text:style-name="P34"><text:s text:c="4"/>}</text:p>
            <text:p text:style-name="P34"/>
            <text:p text:style-name="P34"><text:s text:c="4"/>sem_unlink("mutex");</text:p>
            <text:p text:style-name="P34"><text:s text:c="4"/>sem_unlink("mutex2");</text:p>
            <text:p text:style-name="P34"><text:s text:c="4"/>sem_t *mutex = sem_open("mutex", O_CREAT, 0660, 1);</text:p>
            <text:p text:style-name="P34"><text:s text:c="4"/>sem_t *mutex2 = sem_open("mutex2", O_CREAT, 0660, 1);</text:p>
            <text:p text:style-name="P34"><text:s text:c="4"/></text:p>
            <text:p text:style-name="P34"><text:s text:c="4"/>sem_unlink("count");</text:p>
            <text:p text:style-name="P34"><text:s text:c="4"/>sem_t *count = sem_open("count", O_CREAT, 0660, NO_OF_PROCESS);</text:p>
            <text:p text:style-name="P34"/>
            <text:p text:style-name="P34"><text:s text:c="4"/>for (int i = 0; i &lt; NO_OF_PROCESS; i++){</text:p>
            <text:p text:style-name="P34"><text:s text:c="8"/>child[i] = fork();</text:p>
            <text:p text:style-name="P34"><text:s text:c="8"/>if (child[i] &lt; 0) {</text:p>
            <text:p text:style-name="P34"><text:s text:c="12"/>//error</text:p>
            <text:p text:style-name="P34"><text:s text:c="12"/>printf("Forking failed\n");</text:p>
            <text:p text:style-name="P34"><text:s text:c="12"/>printf("Child no: %d", i);</text:p>
            <text:p text:style-name="P34"><text:s text:c="12"/>return 1;</text:p>
            <text:p text:style-name="P34"><text:s text:c="8"/>} else if (child[i] == 0){</text:p>
            <text:p text:style-name="P34"><text:s text:c="12"/>/**</text:p>
            <text:p text:style-name="P34"><text:s text:c="13"/>* @brief </text:p>
            <text:p text:style-name="P34"><text:s text:c="13"/>* child -&gt; </text:p>
            <text:p text:style-name="P34"><text:s text:c="13"/>* do the loop here</text:p>
            <text:p text:style-name="P34"><text:s text:c="13"/>* 10 iterations</text:p>
            <text:p text:style-name="P34"><text:s text:c="13"/>*/</text:p>
            <text:p text:style-name="P34"><text:s text:c="12"/>pid_t temp = getpid();</text:p>
            <text:p text:style-name="P34"><text:s text:c="12"/>srand(temp);</text:p>
            <text:p text:style-name="P34"><text:s text:c="12"/>for (int j = 0; j &lt; NO_OF_ITERATION; j++){</text:p>
            <text:p text:style-name="P34"><text:s text:c="16"/>// sem_wait(mutex2);</text:p>
            <text:p text:style-name="P34"><text:s text:c="16"/>sem_wait(sem[i]);</text:p>
            <text:p text:style-name="P34"><text:s text:c="16"/>sem_wait(count); <text:s text:c="15"/></text:p>
            <text:p text:style-name="P34"><text:s text:c="16"/>printf("Process PID: %d\tIteration count: %d\n", i, j);</text:p>
            <text:p text:style-name="P34"><text:s text:c="16"/>sleep(sleep(rand()%10));</text:p>
            <text:p text:style-name="P34"><text:s text:c="16"/>sem_wait(mutex);</text:p>
            <text:p text:style-name="P34"><text:s text:c="16"/>int val;</text:p>
            <text:p text:style-name="P34"><text:s text:c="16"/>int t = sem_getvalue(count, &amp;val);</text:p>
            <text:p text:style-name="P34"><text:s text:c="16"/>if (!val){</text:p>
            <text:p text:style-name="P34"><text:s text:c="20"/>for (int k = 0; k &lt; NO_OF_PROCESS; k++){</text:p>
            <text:p text:style-name="P34"><text:s text:c="24"/>sem_post(sem[k]);</text:p>
            <text:p text:style-name="P34"><text:s text:c="24"/>sem_post(count);</text:p>
            <text:p text:style-name="P34"><text:s text:c="20"/>}</text:p>
            <text:p text:style-name="P34"><text:soft-page-break/><text:s text:c="16"/>}</text:p>
            <text:p text:style-name="P34"><text:s text:c="16"/>sem_post(mutex);</text:p>
            <text:p text:style-name="P34"><text:s text:c="16"/>// sem_post(mutex2);</text:p>
            <text:p text:style-name="P34"><text:s text:c="12"/>}</text:p>
            <text:p text:style-name="P34"><text:s text:c="12"/>break;</text:p>
            <text:p text:style-name="P34"/>
            <text:p text:style-name="P34"/>
            <text:p text:style-name="P34"><text:s text:c="8"/>} else {</text:p>
            <text:p text:style-name="P34"><text:s text:c="12"/>/**</text:p>
            <text:p text:style-name="P34"><text:s text:c="13"/>* @brief </text:p>
            <text:p text:style-name="P34"><text:s text:c="13"/>* parent -&gt;</text:p>
            <text:p text:style-name="P34"><text:s text:c="13"/>* print details</text:p>
            <text:p text:style-name="P34"><text:s text:c="13"/>*/</text:p>
            <text:p text:style-name="P34"><text:s text:c="12"/>printf("Child process: %d, pid: %d \n", i, child[i]); </text:p>
            <text:p text:style-name="P34"><text:s text:c="8"/>}</text:p>
            <text:p text:style-name="P34"><text:s text:c="4"/>}</text:p>
            <text:p text:style-name="P34"/>
            <text:p text:style-name="P34"/>
            <text:p text:style-name="P34"><text:s text:c="4"/>if (getpid() == parent_pid){</text:p>
            <text:p text:style-name="P34"><text:s text:c="8"/>int v;</text:p>
            <text:p text:style-name="P34"><text:s text:c="8"/>for (int i = 0; i &lt; NO_OF_PROCESS; i++){</text:p>
            <text:p text:style-name="P34"><text:s text:c="12"/>waitpid(child[i], &amp;v, 0);</text:p>
            <text:p text:style-name="P34"><text:s text:c="8"/>}</text:p>
            <text:p text:style-name="P34"><text:s text:c="8"/>free(child);</text:p>
            <text:p text:style-name="P34"><text:s text:c="8"/>for (int j = 0; j &lt; NO_OF_PROCESS; j++){</text:p>
            <text:p text:style-name="P34"><text:s text:c="12"/>char * itcnt = uitoa(j);</text:p>
            <text:p text:style-name="P34"><text:s text:c="12"/>sem_unlink(itcnt);</text:p>
            <text:p text:style-name="P34"><text:s text:c="12"/>free(itcnt);</text:p>
            <text:p text:style-name="P34"><text:s text:c="8"/>}</text:p>
            <text:p text:style-name="P34"><text:s text:c="8"/>free(sem);</text:p>
            <text:p text:style-name="P34"><text:s text:c="4"/>}</text:p>
            <text:p text:style-name="P34"><text:s text:c="4"/>return 0;</text:p>
            <text:p text:style-name="P34">}</text:p>
          </table:table-cell>
        </table:table-row>
      </table:table>
      <text:p text:style-name="P18"/>
      <text:p text:style-name="P12">OUTPUT:</text:p>
      <table:table table:name="Table5" table:style-name="Table5">
        <table:table-column table:style-name="Table5.A"/>
        <table:table-row table:style-name="TableLine93867015205648">
          <table:table-cell table:style-name="Table5.A1" office:value-type="string">
            <text:p text:style-name="P35">A.</text:p>
          </table:table-cell>
        </table:table-row>
        <table:table-row table:style-name="TableLine93867014832128">
          <table:table-cell table:style-name="Table5.A2" office:value-type="string">
            <text:p text:style-name="Table_20_Contents">Child process: 0, pid: 4873 </text:p>
            <text:p text:style-name="Table_20_Contents">Process PID: 4873 <text:s text:c="6"/>Parent PID: 4872 <text:s text:c="7"/>Iteration count: 0</text:p>
            <text:p text:style-name="Table_20_Contents">Child process: 1, pid: 4874 </text:p>
            <text:p text:style-name="Table_20_Contents">Process PID: 4873 <text:s text:c="6"/>Parent PID: 4872 <text:s text:c="7"/>Iteration count: 1</text:p>
            <text:p text:style-name="Table_20_Contents">Child process: 2, pid: 4875 </text:p>
            <text:p text:style-name="Table_20_Contents">Process PID: 4874 <text:s text:c="6"/>Parent PID: 4872 <text:s text:c="7"/>Iteration count: 0</text:p>
            <text:p text:style-name="Table_20_Contents">Process PID: 4875 <text:s text:c="6"/>Parent PID: 4872 <text:s text:c="7"/>Iteration count: 0</text:p>
            <text:p text:style-name="Table_20_Contents">Process PID: 4875 <text:s text:c="6"/>Parent PID: 4872 <text:s text:c="7"/>Iteration count: 1</text:p>
            <text:p text:style-name="Table_20_Contents">Process PID: 4875 <text:s text:c="6"/>Parent PID: 4872 <text:s text:c="7"/>Iteration count: 2</text:p>
            <text:p text:style-name="Table_20_Contents">Process PID: 4873 <text:s text:c="6"/>Parent PID: 4872 <text:s text:c="7"/>Iteration count: 2</text:p>
            <text:p text:style-name="Table_20_Contents">Process PID: 4873 <text:s text:c="6"/>Parent PID: 4872 <text:s text:c="7"/>Iteration count: 3</text:p>
            <text:p text:style-name="Table_20_Contents">Process PID: 4874 <text:s text:c="6"/>Parent PID: 4872 <text:s text:c="7"/>Iteration count: 1</text:p>
            <text:p text:style-name="Table_20_Contents">Process PID: 4874 <text:s text:c="6"/>Parent PID: 4872 <text:s text:c="7"/>Iteration count: 2</text:p>
            <text:p text:style-name="Table_20_Contents">Process PID: 4875 <text:s text:c="6"/>Parent PID: 4872 <text:s text:c="7"/>Iteration count: 3</text:p>
            <text:p text:style-name="Table_20_Contents">Process PID: 4874 <text:s text:c="6"/>Parent PID: 4872 <text:s text:c="7"/>Iteration count: 3</text:p>
            <text:p text:style-name="Table_20_Contents">Process PID: 4873 <text:s text:c="6"/>Parent PID: 4872 <text:s text:c="7"/>Iteration count: 4</text:p>
            <text:p text:style-name="Table_20_Contents">Process PID: 4875 <text:s text:c="6"/>Parent PID: 4872 <text:s text:c="7"/>Iteration count: 4</text:p>
            <text:p text:style-name="Table_20_Contents">Process PID: 4873 <text:s text:c="6"/>Parent PID: 4872 <text:s text:c="7"/>Iteration count: 5</text:p>
            <text:p text:style-name="Table_20_Contents">Process PID: 4875 <text:s text:c="6"/>Parent PID: 4872 <text:s text:c="7"/>Iteration count: 5</text:p>
            <text:p text:style-name="Table_20_Contents">Process PID: 4874 <text:s text:c="6"/>Parent PID: 4872 <text:s text:c="7"/>Iteration count: 4</text:p>
            <text:p text:style-name="Table_20_Contents">Process PID: 4873 <text:s text:c="6"/>Parent PID: 4872 <text:s text:c="7"/>Iteration count: 6</text:p>
            <text:p text:style-name="Table_20_Contents"><text:soft-page-break/>Process PID: 4874 <text:s text:c="6"/>Parent PID: 4872 <text:s text:c="7"/>Iteration count: 5</text:p>
            <text:p text:style-name="Table_20_Contents">Process PID: 4874 <text:s text:c="6"/>Parent PID: 4872 <text:s text:c="7"/>Iteration count: 6</text:p>
            <text:p text:style-name="Table_20_Contents">Process PID: 4873 <text:s text:c="6"/>Parent PID: 4872 <text:s text:c="7"/>Iteration count: 7</text:p>
            <text:p text:style-name="Table_20_Contents">Process PID: 4873 <text:s text:c="6"/>Parent PID: 4872 <text:s text:c="7"/>Iteration count: 8</text:p>
            <text:p text:style-name="Table_20_Contents">Process PID: 4875 <text:s text:c="6"/>Parent PID: 4872 <text:s text:c="7"/>Iteration count: 6</text:p>
            <text:p text:style-name="Table_20_Contents">Process PID: 4873 <text:s text:c="6"/>Parent PID: 4872 <text:s text:c="7"/>Iteration count: 9</text:p>
            <text:p text:style-name="Table_20_Contents">Process PID: 4874 <text:s text:c="6"/>Parent PID: 4872 <text:s text:c="7"/>Iteration count: 7</text:p>
            <text:p text:style-name="Table_20_Contents">Process PID: 4875 <text:s text:c="6"/>Parent PID: 4872 <text:s text:c="7"/>Iteration count: 7</text:p>
            <text:p text:style-name="Table_20_Contents">Process PID: 4874 <text:s text:c="6"/>Parent PID: 4872 <text:s text:c="7"/>Iteration count: 8</text:p>
            <text:p text:style-name="Table_20_Contents">Process PID: 4875 <text:s text:c="6"/>Parent PID: 4872 <text:s text:c="7"/>Iteration count: 8</text:p>
            <text:p text:style-name="Table_20_Contents">Process PID: 4874 <text:s text:c="6"/>Parent PID: 4872 <text:s text:c="7"/>Iteration count: 9</text:p>
            <text:p text:style-name="Table_20_Contents">Process PID: 4875 <text:s text:c="6"/>Parent PID: 4872 <text:s text:c="7"/>Iteration count: 9</text:p>
          </table:table-cell>
        </table:table-row>
        <table:table-row table:style-name="TableLine93867014813776">
          <table:table-cell table:style-name="Table5.A2" office:value-type="string">
            <text:p text:style-name="P35">B.</text:p>
          </table:table-cell>
        </table:table-row>
        <table:table-row table:style-name="TableLine93867014819936">
          <table:table-cell table:style-name="Table5.A2" office:value-type="string">
            <text:p text:style-name="Table_20_Contents">Child process: 0, pid: 5512 </text:p>
            <text:p text:style-name="Table_20_Contents">Child process: 1, pid: 5513 </text:p>
            <text:p text:style-name="Table_20_Contents">Child process: 2, pid: 5514 </text:p>
            <text:p text:style-name="Table_20_Contents">Process PID: 5512<text:tab/>Parent PID: 5511<text:tab/>Iteration count: 0</text:p>
            <text:p text:style-name="Table_20_Contents">Process PID: 5513<text:tab/>Parent PID: 5511<text:tab/>Iteration count: 0</text:p>
            <text:p text:style-name="Table_20_Contents">Process PID: 5512<text:tab/>Parent PID: 5511<text:tab/>Iteration count: 1</text:p>
            <text:p text:style-name="Table_20_Contents">Process PID: 5512<text:tab/>Parent PID: 5511<text:tab/>Iteration count: 2</text:p>
            <text:p text:style-name="Table_20_Contents">Process PID: 5512<text:tab/>Parent PID: 5511<text:tab/>Iteration count: 3</text:p>
            <text:p text:style-name="Table_20_Contents">Process PID: 5513<text:tab/>Parent PID: 5511<text:tab/>Iteration count: 1</text:p>
            <text:p text:style-name="Table_20_Contents">Process PID: 5514<text:tab/>Parent PID: 5511<text:tab/>Iteration count: 0</text:p>
            <text:p text:style-name="Table_20_Contents">Process PID: 5514<text:tab/>Parent PID: 5511<text:tab/>Iteration count: 1</text:p>
            <text:p text:style-name="Table_20_Contents">Process PID: 5512<text:tab/>Parent PID: 5511<text:tab/>Iteration count: 4</text:p>
            <text:p text:style-name="Table_20_Contents">Process PID: 5513<text:tab/>Parent PID: 5511<text:tab/>Iteration count: 2</text:p>
            <text:p text:style-name="Table_20_Contents">Process PID: 5512<text:tab/>Parent PID: 5511<text:tab/>Iteration count: 5</text:p>
            <text:p text:style-name="Table_20_Contents">Process PID: 5512<text:tab/>Parent PID: 5511<text:tab/>Iteration count: 6</text:p>
            <text:p text:style-name="Table_20_Contents">Process PID: 5513<text:tab/>Parent PID: 5511<text:tab/>Iteration count: 3</text:p>
            <text:p text:style-name="Table_20_Contents">Process PID: 5514<text:tab/>Parent PID: 5511<text:tab/>Iteration count: 2</text:p>
            <text:p text:style-name="Table_20_Contents">Process PID: 5512<text:tab/>Parent PID: 5511<text:tab/>Iteration count: 7</text:p>
            <text:p text:style-name="Table_20_Contents">Process PID: 5513<text:tab/>Parent PID: 5511<text:tab/>Iteration count: 4</text:p>
            <text:p text:style-name="Table_20_Contents">Process PID: 5514<text:tab/>Parent PID: 5511<text:tab/>Iteration count: 3</text:p>
            <text:p text:style-name="Table_20_Contents">Process PID: 5512<text:tab/>Parent PID: 5511<text:tab/>Iteration count: 8</text:p>
            <text:p text:style-name="Table_20_Contents">Process PID: 5513<text:tab/>Parent PID: 5511<text:tab/>Iteration count: 5</text:p>
            <text:p text:style-name="Table_20_Contents">Process PID: 5514<text:tab/>Parent PID: 5511<text:tab/>Iteration count: 4</text:p>
            <text:p text:style-name="Table_20_Contents">Process PID: 5512<text:tab/>Parent PID: 5511<text:tab/>Iteration count: 9</text:p>
            <text:p text:style-name="Table_20_Contents">Process PID: 5514<text:tab/>Parent PID: 5511<text:tab/>Iteration count: 5</text:p>
            <text:p text:style-name="Table_20_Contents">Process PID: 5513<text:tab/>Parent PID: 5511<text:tab/>Iteration count: 6</text:p>
            <text:p text:style-name="Table_20_Contents">Process PID: 5514<text:tab/>Parent PID: 5511<text:tab/>Iteration count: 6</text:p>
            <text:p text:style-name="Table_20_Contents">Process PID: 5513<text:tab/>Parent PID: 5511<text:tab/>Iteration count: 7</text:p>
            <text:p text:style-name="Table_20_Contents">Process PID: 5513<text:tab/>Parent PID: 5511<text:tab/>Iteration count: 8</text:p>
            <text:p text:style-name="Table_20_Contents">Process PID: 5513<text:tab/>Parent PID: 5511<text:tab/>Iteration count: 9</text:p>
            <text:p text:style-name="Table_20_Contents">Process PID: 5514<text:tab/>Parent PID: 1467<text:tab/>Iteration count: 7</text:p>
            <text:p text:style-name="Table_20_Contents">Process PID: 5514<text:tab/>Parent PID: 1467<text:tab/>Iteration count: 8</text:p>
            <text:p text:style-name="Table_20_Contents">Process PID: 5514<text:tab/>Parent PID: 1467<text:tab/>Iteration count: 9</text:p>
          </table:table-cell>
        </table:table-row>
        <table:table-row table:style-name="TableLine93867014832848">
          <table:table-cell table:style-name="Table5.A2" office:value-type="string">
            <text:p text:style-name="P36">C.</text:p>
          </table:table-cell>
        </table:table-row>
        <table:table-row table:style-name="TableLine93867014845440">
          <table:table-cell table:style-name="Table5.A2" office:value-type="string">
            <text:p text:style-name="Table_20_Contents">Child process: 0, pid: 5624 </text:p>
            <text:p text:style-name="Table_20_Contents">Child process: 1, pid: 5625 </text:p>
            <text:p text:style-name="Table_20_Contents">Child process: 2, pid: 5626 </text:p>
            <text:p text:style-name="Table_20_Contents"><text:soft-page-break/>Process PID: 0 <text:s/>Iteration count: 0</text:p>
            <text:p text:style-name="Table_20_Contents">Process PID: 1 <text:s/>Iteration count: 0</text:p>
            <text:p text:style-name="Table_20_Contents">Process PID: 2 <text:s/>Iteration count: 0</text:p>
            <text:p text:style-name="Table_20_Contents">Process PID: 0 <text:s/>Iteration count: 1</text:p>
            <text:p text:style-name="Table_20_Contents">Process PID: 1 <text:s/>Iteration count: 1</text:p>
            <text:p text:style-name="Table_20_Contents">Process PID: 2 <text:s/>Iteration count: 1</text:p>
            <text:p text:style-name="Table_20_Contents">Process PID: 1 <text:s/>Iteration count: 2</text:p>
            <text:p text:style-name="Table_20_Contents">Process PID: 0 <text:s/>Iteration count: 2</text:p>
            <text:p text:style-name="Table_20_Contents">Process PID: 2 <text:s/>Iteration count: 2</text:p>
            <text:p text:style-name="Table_20_Contents">Process PID: 0 <text:s/>Iteration count: 3</text:p>
            <text:p text:style-name="Table_20_Contents">Process PID: 1 <text:s/>Iteration count: 3</text:p>
            <text:p text:style-name="Table_20_Contents">Process PID: 2 <text:s/>Iteration count: 3</text:p>
            <text:p text:style-name="Table_20_Contents">Process PID: 2 <text:s/>Iteration count: 4</text:p>
            <text:p text:style-name="Table_20_Contents">Process PID: 0 <text:s/>Iteration count: 4</text:p>
            <text:p text:style-name="Table_20_Contents">Process PID: 1 <text:s/>Iteration count: 4</text:p>
            <text:p text:style-name="Table_20_Contents">Process PID: 1 <text:s/>Iteration count: 5</text:p>
            <text:p text:style-name="Table_20_Contents">Process PID: 0 <text:s/>Iteration count: 5</text:p>
            <text:p text:style-name="Table_20_Contents">Process PID: 2 <text:s/>Iteration count: 5</text:p>
            <text:p text:style-name="Table_20_Contents">Process PID: 2 <text:s/>Iteration count: 6</text:p>
            <text:p text:style-name="Table_20_Contents">Process PID: 0 <text:s/>Iteration count: 6</text:p>
            <text:p text:style-name="Table_20_Contents">Process PID: 1 <text:s/>Iteration count: 6</text:p>
            <text:p text:style-name="Table_20_Contents">Process PID: 1 <text:s/>Iteration count: 7</text:p>
            <text:p text:style-name="Table_20_Contents">Process PID: 0 <text:s/>Iteration count: 7</text:p>
            <text:p text:style-name="Table_20_Contents">Process PID: 2 <text:s/>Iteration count: 7</text:p>
            <text:p text:style-name="Table_20_Contents">Process PID: 2 <text:s/>Iteration count: 8</text:p>
            <text:p text:style-name="Table_20_Contents">Process PID: 1 <text:s/>Iteration count: 8</text:p>
            <text:p text:style-name="Table_20_Contents">Process PID: 0 <text:s/>Iteration count: 8</text:p>
            <text:p text:style-name="Table_20_Contents">Process PID: 0 <text:s/>Iteration count: 9</text:p>
            <text:p text:style-name="Table_20_Contents">Process PID: 2 <text:s/>Iteration count: 9</text:p>
            <text:p text:style-name="Table_20_Contents">Process PID: 1 <text:s/>Iteration count: 9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3"><text:span text:style-name="T9">QUESTION 0</text:span><text:span text:style-name="T10">3</text:span><text:span text:style-name="T9">:<text:tab/></text:span><text:span text:style-name="T1">Implement the following applications using different IPC mechanisms. Your choice is restricted to Pipe,</text:span><text:span text:style-name="T3"> </text:span><text:span text:style-name="T1">FIFO:</text:span></text:p>
      <text:p text:style-name="P6">a. Broadcasting weather information (one broadcasting process and more than one listeners)</text:p>
      <text:p text:style-name="P6">b. Telephonic conversation (between a caller and a receiver)</text:p>
      <text:p text:style-name="P21"/>
      <text:p text:style-name="P21"><text:span text:style-name="T9">APPROACH:<text:tab/></text:span><text:span text:style-name="T3">I used FIFO using mkfifo instruction to implement the broadcasting program.</text:span></text:p>
      <text:p text:style-name="P18"/>
      <text:p text:style-name="P12"/>
      <text:p text:style-name="P12">CODE:</text:p>
      <text:p text:style-name="P12"/>
      <table:table table:name="Table6" table:style-name="Table6">
        <table:table-column table:style-name="Table6.A"/>
        <table:table-row table:style-name="TableLine93867015271648">
          <table:table-cell table:style-name="Table6.A1" office:value-type="string">
            <text:p text:style-name="P24">A_BROADCASTER</text:p>
          </table:table-cell>
        </table:table-row>
        <table:table-row table:style-name="TableLine93867015426208">
          <table:table-cell table:style-name="Table6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/>
            <text:p text:style-name="P34">#include &lt;unistd.h&gt;</text:p>
            <text:p text:style-name="P34">#include &lt;sys/stat.h&gt;</text:p>
            <text:p text:style-name="P34"><text:soft-page-break/>#include &lt;sys/types.h&gt;</text:p>
            <text:p text:style-name="P34">#include &lt;sys/wait.h&gt;</text:p>
            <text:p text:style-name="P34">#include &lt;semaphore.h&gt;</text:p>
            <text:p text:style-name="P34">#include &lt;fcntl.h&gt;</text:p>
            <text:p text:style-name="P34"/>
            <text:p text:style-name="P34"/>
            <text:p text:style-name="P34">#define BUFFER_SIZE 1024</text:p>
            <text:p text:style-name="P34"/>
            <text:p text:style-name="P34">typedef char bool;</text:p>
            <text:p text:style-name="P34">bool true = 1;</text:p>
            <text:p text:style-name="P34">bool false = 0;</text:p>
            <text:p text:style-name="P34"/>
            <text:p text:style-name="P34">void swap(char *c1, char *c2)</text:p>
            <text:p text:style-name="P34">{</text:p>
            <text:p text:style-name="P34"><text:s text:c="4"/>char *tmp = c1;</text:p>
            <text:p text:style-name="P34"><text:s text:c="4"/>c1 = c2;</text:p>
            <text:p text:style-name="P34"><text:s text:c="4"/>c2 = tmp;</text:p>
            <text:p text:style-name="P34">}</text:p>
            <text:p text:style-name="P34"/>
            <text:p text:style-name="P34">/* A utility function to reverse a string <text:s/>*/</text:p>
            <text:p text:style-name="P34">void reverse(char str[], int length)</text:p>
            <text:p text:style-name="P34">{</text:p>
            <text:p text:style-name="P34"><text:s text:c="4"/>int start = 0;</text:p>
            <text:p text:style-name="P34"><text:s text:c="4"/>int end = length -1;</text:p>
            <text:p text:style-name="P34"><text:s text:c="4"/>while (start &lt; end)</text:p>
            <text:p text:style-name="P34"><text:s text:c="4"/>{</text:p>
            <text:p text:style-name="P34"><text:s text:c="8"/>swap((str+start), (str+end));</text:p>
            <text:p text:style-name="P34"><text:s text:c="8"/>start++;</text:p>
            <text:p text:style-name="P34"><text:s text:c="8"/>end--;</text:p>
            <text:p text:style-name="P34"><text:s text:c="4"/>}</text:p>
            <text:p text:style-name="P34">}</text:p>
            <text:p text:style-name="P34"/>
            <text:p text:style-name="P34">// Implementation of itoa()</text:p>
            <text:p text:style-name="P34">char* itoa(int num, char* str, int base)</text:p>
            <text:p text:style-name="P34">{</text:p>
            <text:p text:style-name="P34"><text:s text:c="4"/>int i = 0;</text:p>
            <text:p text:style-name="P34"><text:s text:c="4"/>bool isNegative = false;</text:p>
            <text:p text:style-name="P34"/>
            <text:p text:style-name="P34"><text:s text:c="4"/>/* Handle 0 explicitly, otherwise empty string is printed for 0 */</text:p>
            <text:p text:style-name="P34"><text:s text:c="4"/>if (num == 0)</text:p>
            <text:p text:style-name="P34"><text:s text:c="4"/>{</text:p>
            <text:p text:style-name="P34"><text:s text:c="8"/>str[i++] = '0';</text:p>
            <text:p text:style-name="P34"><text:s text:c="8"/>str[i] = '\0';</text:p>
            <text:p text:style-name="P34"><text:s text:c="8"/>return str;</text:p>
            <text:p text:style-name="P34"><text:s text:c="4"/>}</text:p>
            <text:p text:style-name="P34"/>
            <text:p text:style-name="P34"><text:s text:c="4"/>// In standard itoa(), negative numbers are handled only with</text:p>
            <text:p text:style-name="P34"><text:s text:c="4"/>// base 10. Otherwise numbers are considered unsigned.</text:p>
            <text:p text:style-name="P34"><text:s text:c="4"/>if (num &lt; 0 &amp;&amp; base == 10)</text:p>
            <text:p text:style-name="P34"><text:s text:c="4"/>{</text:p>
            <text:p text:style-name="P34"><text:s text:c="8"/>isNegative = true;</text:p>
            <text:p text:style-name="P34"><text:s text:c="8"/>num = -num;</text:p>
            <text:p text:style-name="P34"><text:s text:c="4"/>}</text:p>
            <text:p text:style-name="P34"/>
            <text:p text:style-name="P34"><text:s text:c="4"/>// Process individual digits</text:p>
            <text:p text:style-name="P34"><text:s text:c="4"/>while (num != 0)</text:p>
            <text:p text:style-name="P34"><text:s text:c="4"/>{</text:p>
            <text:p text:style-name="P34"><text:s text:c="8"/>int rem = num % base;</text:p>
            <text:p text:style-name="P34"><text:s text:c="8"/>str[i++] = (rem &gt; 9)? (rem-10) + 'a' : rem + '0';</text:p>
            <text:p text:style-name="P34"><text:s text:c="8"/>num = num/base;</text:p>
            <text:p text:style-name="P34"><text:s text:c="4"/>}</text:p>
            <text:p text:style-name="P34"/>
            <text:p text:style-name="P34"><text:s text:c="4"/>// If number is negative, append '-'</text:p>
            <text:p text:style-name="P34"><text:soft-page-break/><text:s text:c="4"/>if (isNegative)</text:p>
            <text:p text:style-name="P34"><text:s text:c="8"/>str[i++] = '-';</text:p>
            <text:p text:style-name="P34"/>
            <text:p text:style-name="P34"><text:s text:c="4"/>str[i] = '\0'; // Append string terminator</text:p>
            <text:p text:style-name="P34"/>
            <text:p text:style-name="P34"><text:s text:c="4"/>// Reverse the string</text:p>
            <text:p text:style-name="P34"><text:s text:c="4"/>reverse(str, i);</text:p>
            <text:p text:style-name="P34"/>
            <text:p text:style-name="P34"><text:s text:c="4"/>return str;</text:p>
            <text:p text:style-name="P34">}</text:p>
            <text:p text:style-name="P34"/>
            <text:p text:style-name="P34">int main()</text:p>
            <text:p text:style-name="P34">{</text:p>
            <text:p text:style-name="P34"><text:s text:c="4"/>int fd, n, numBytes;</text:p>
            <text:p text:style-name="P34"><text:s text:c="4"/>char *myFifo = "/tmp/myFifo";</text:p>
            <text:p text:style-name="P34"><text:s text:c="4"/>mkfifo(myFifo, 0666);</text:p>
            <text:p text:style-name="P34"><text:s text:c="4"/>char buffer[BUFFER_SIZE];</text:p>
            <text:p text:style-name="P34"/>
            <text:p text:style-name="P34"><text:s text:c="4"/>printf("Enter number of receivers: ");</text:p>
            <text:p text:style-name="P34"><text:s text:c="4"/>scanf("%d", &amp;n);</text:p>
            <text:p text:style-name="P34"><text:s text:c="4"/>char tmpBuffer[33];</text:p>
            <text:p text:style-name="P34"/>
            <text:p text:style-name="P34"/>
            <text:p text:style-name="P34"><text:s text:c="4"/>// Semaphores</text:p>
            <text:p text:style-name="P34"><text:s text:c="4"/>sem_t *semFull[n];</text:p>
            <text:p text:style-name="P34"><text:s text:c="4"/>for(int i = 0; i &lt; n; i++)</text:p>
            <text:p text:style-name="P34"><text:s text:c="4"/>{</text:p>
            <text:p text:style-name="P34"><text:s text:c="8"/>sem_unlink(itoa(i, tmpBuffer, 10));</text:p>
            <text:p text:style-name="P34"><text:s text:c="8"/>if((semFull[i] = sem_open(itoa(i, tmpBuffer, 10), O_CREAT, 0660, 0)) == SEM_FAILED){ printf("Sem Failed (%d) !!!\n", i); return 1; }</text:p>
            <text:p text:style-name="P34"><text:s text:c="4"/>}</text:p>
            <text:p text:style-name="P34"/>
            <text:p text:style-name="P34"><text:s text:c="4"/>sem_t *semCnt, *semCheckNext;</text:p>
            <text:p text:style-name="P34"><text:s text:c="4"/>sem_unlink("cnt"), sem_unlink("chk");</text:p>
            <text:p text:style-name="P34"><text:s text:c="4"/>if((semCnt = sem_open("cnt", O_CREAT, 0660, 0)) == SEM_FAILED){ printf("Sem Failed in cnt !!!\n"); return 1; }</text:p>
            <text:p text:style-name="P34"><text:s text:c="4"/>if((semCheckNext = sem_open("chk", O_CREAT, 0660, 0)) == SEM_FAILED){ printf("Sem Failed in chk !!!\n"); return 1; }</text:p>
            <text:p text:style-name="P34"/>
            <text:p text:style-name="P34"/>
            <text:p text:style-name="P34"/>
            <text:p text:style-name="P34"/>
            <text:p text:style-name="P34"><text:s text:c="4"/>printf("\nYou are the WEATHER MASTER !!!\n");</text:p>
            <text:p text:style-name="P34"><text:s text:c="4"/>printf("Let everyone know about the weather :) <text:s/>...\n");</text:p>
            <text:p text:style-name="P34"><text:s text:c="4"/>printf("Enter \"!end\" to end (without quotes) ...\n\n");</text:p>
            <text:p text:style-name="P34"/>
            <text:p text:style-name="P34"><text:s text:c="4"/>int curIter = 0;</text:p>
            <text:p text:style-name="P34"><text:s text:c="4"/>do</text:p>
            <text:p text:style-name="P34"><text:s text:c="4"/>{</text:p>
            <text:p text:style-name="P34"><text:s text:c="8"/>curIter++;</text:p>
            <text:p text:style-name="P34"><text:s text:c="8"/>for(int i = 0; i &lt; n; i++) sem_post(semFull[i]);</text:p>
            <text:p text:style-name="P34"/>
            <text:p text:style-name="P34"><text:s text:c="8"/>printf("Enter your message [#%d]: ", curIter);</text:p>
            <text:p text:style-name="P34"><text:s text:c="8"/>// fflush(stdin);</text:p>
            <text:p text:style-name="P34"><text:s text:c="8"/>// scanf("%[^\n]s", buffer);</text:p>
            <text:p text:style-name="P34"><text:s text:c="8"/>scanf("%s", buffer);</text:p>
            <text:p text:style-name="P34"><text:s text:c="8"/>// getchar(); <text:s/>// to remove dummy newline</text:p>
            <text:p text:style-name="P34"/>
            <text:p text:style-name="P34"><text:s text:c="8"/>fd = open(myFifo, O_WRONLY); <text:s/>// write only mode</text:p>
            <text:p text:style-name="P34"><text:s text:c="8"/>// If I am not using the return of write function, fifo not properly written or read | WHY ??? ----------------------------------------------------------------------</text:p>
            <text:p text:style-name="P34"><text:s text:c="8"/>// for(int i = 0; i &lt; n; i++) numBytes = write(fd, buffer, <text:soft-page-break/>strlen(buffer) + 1); /* printf("lol2 | %d\n", write(fd, buffer, strlen(buffer) + 1)); */ // +1 to account for '\0'</text:p>
            <text:p text:style-name="P34"><text:s text:c="8"/>for(int i = 0; i &lt; n; i++) numBytes = write(fd, buffer, BUFFER_SIZE); /* printf("lol2 | %d\n", write(fd, buffer, strlen(buffer) + 1)); */ // +1 to account for '\0'</text:p>
            <text:p text:style-name="P34"><text:s text:c="8"/>close(fd);</text:p>
            <text:p text:style-name="P34"/>
            <text:p text:style-name="P34"><text:s text:c="8"/>// printf("lol3\n");</text:p>
            <text:p text:style-name="P34"><text:s text:c="8"/>while(true)</text:p>
            <text:p text:style-name="P34"><text:s text:c="8"/>{</text:p>
            <text:p text:style-name="P34"><text:s text:c="12"/>// printf("lol4\n");</text:p>
            <text:p text:style-name="P34"><text:s text:c="12"/>sem_wait(semCheckNext);</text:p>
            <text:p text:style-name="P34"><text:s text:c="12"/>int val;</text:p>
            <text:p text:style-name="P34"><text:s text:c="12"/>sem_getvalue(semCnt, &amp;val);</text:p>
            <text:p text:style-name="P34"><text:s text:c="12"/>if(val == curIter * n) break;</text:p>
            <text:p text:style-name="P34"><text:s text:c="8"/>}</text:p>
            <text:p text:style-name="P34"><text:s text:c="4"/>}</text:p>
            <text:p text:style-name="P34"><text:s text:c="4"/>while(strcmp(buffer, "!end"));</text:p>
            <text:p text:style-name="P34"/>
            <text:p text:style-name="P34"><text:s text:c="4"/>printf("\n\nMay the weather be with you ...\n");</text:p>
            <text:p text:style-name="P34"><text:s text:c="4"/>printf("Program ended ...\n");</text:p>
            <text:p text:style-name="P34"/>
            <text:p text:style-name="P34"><text:s text:c="4"/>sem_unlink("cnt"), sem_unlink("chk"); <text:s/>// printf("su\n");</text:p>
            <text:p text:style-name="P34"><text:s text:c="4"/>for(int i = 0; i &lt; n; i++) sem_unlink(itoa(i, tmpBuffer, 10)), sem_destroy(semFull[i]);</text:p>
            <text:p text:style-name="P34"><text:s text:c="4"/>sem_destroy(semCnt), sem_destroy(semCheckNext); <text:s/>// printf("sd\n");</text:p>
            <text:p text:style-name="P34"/>
            <text:p text:style-name="P34"><text:s text:c="4"/>return 0;</text:p>
            <text:p text:style-name="P34">}</text:p>
          </table:table-cell>
        </table:table-row>
        <table:table-row table:style-name="TableLine93867015022928">
          <table:table-cell table:style-name="Table6.A2" office:value-type="string">
            <text:p text:style-name="P24">A_LISTENER</text:p>
          </table:table-cell>
        </table:table-row>
        <table:table-row table:style-name="TableLine93867014871424">
          <table:table-cell table:style-name="Table6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/>
            <text:p text:style-name="P34">#include &lt;unistd.h&gt;</text:p>
            <text:p text:style-name="P34">#include &lt;sys/stat.h&gt;</text:p>
            <text:p text:style-name="P34">#include &lt;sys/types.h&gt;</text:p>
            <text:p text:style-name="P34">#include &lt;sys/wait.h&gt;</text:p>
            <text:p text:style-name="P34">#include &lt;semaphore.h&gt;</text:p>
            <text:p text:style-name="P34">#include &lt;fcntl.h&gt;</text:p>
            <text:p text:style-name="P34"/>
            <text:p text:style-name="P34"/>
            <text:p text:style-name="P34">#define BUFFER_SIZE 1024</text:p>
            <text:p text:style-name="P34"/>
            <text:p text:style-name="P34">typedef char bool;</text:p>
            <text:p text:style-name="P34">bool true = 1;</text:p>
            <text:p text:style-name="P34">bool false = 0;</text:p>
            <text:p text:style-name="P34"/>
            <text:p text:style-name="P34">void swap(char *c1, char *c2)</text:p>
            <text:p text:style-name="P34">{</text:p>
            <text:p text:style-name="P34"><text:s text:c="4"/>char *tmp = c1;</text:p>
            <text:p text:style-name="P34"><text:s text:c="4"/>c1 = c2;</text:p>
            <text:p text:style-name="P34"><text:s text:c="4"/>c2 = tmp;</text:p>
            <text:p text:style-name="P34">}</text:p>
            <text:p text:style-name="P34"/>
            <text:p text:style-name="P34">/* A utility function to reverse a string <text:s/>*/</text:p>
            <text:p text:style-name="P34">void reverse(char str[], int length)</text:p>
            <text:p text:style-name="P34">{</text:p>
            <text:p text:style-name="P34"><text:s text:c="4"/>int start = 0;</text:p>
            <text:p text:style-name="P34"><text:s text:c="4"/>int end = length -1;</text:p>
            <text:p text:style-name="P34"><text:s text:c="4"/>while (start &lt; end)</text:p>
            <text:p text:style-name="P34"><text:s text:c="4"/>{</text:p>
            <text:p text:style-name="P34"><text:soft-page-break/><text:s text:c="8"/>swap((str+start), (str+end));</text:p>
            <text:p text:style-name="P34"><text:s text:c="8"/>start++;</text:p>
            <text:p text:style-name="P34"><text:s text:c="8"/>end--;</text:p>
            <text:p text:style-name="P34"><text:s text:c="4"/>}</text:p>
            <text:p text:style-name="P34">}</text:p>
            <text:p text:style-name="P34"/>
            <text:p text:style-name="P34">// Implementation of itoa()</text:p>
            <text:p text:style-name="P34">char* itoa(int num, char* str, int base)</text:p>
            <text:p text:style-name="P34">{</text:p>
            <text:p text:style-name="P34"><text:s text:c="4"/>int i = 0;</text:p>
            <text:p text:style-name="P34"><text:s text:c="4"/>bool isNegative = false;</text:p>
            <text:p text:style-name="P34"/>
            <text:p text:style-name="P34"><text:s text:c="4"/>/* Handle 0 explicitly, otherwise empty string is printed for 0 */</text:p>
            <text:p text:style-name="P34"><text:s text:c="4"/>if (num == 0)</text:p>
            <text:p text:style-name="P34"><text:s text:c="4"/>{</text:p>
            <text:p text:style-name="P34"><text:s text:c="8"/>str[i++] = '0';</text:p>
            <text:p text:style-name="P34"><text:s text:c="8"/>str[i] = '\0';</text:p>
            <text:p text:style-name="P34"><text:s text:c="8"/>return str;</text:p>
            <text:p text:style-name="P34"><text:s text:c="4"/>}</text:p>
            <text:p text:style-name="P34"/>
            <text:p text:style-name="P34"><text:s text:c="4"/>// In standard itoa(), negative numbers are handled only with</text:p>
            <text:p text:style-name="P34"><text:s text:c="4"/>// base 10. Otherwise numbers are considered unsigned.</text:p>
            <text:p text:style-name="P34"><text:s text:c="4"/>if (num &lt; 0 &amp;&amp; base == 10)</text:p>
            <text:p text:style-name="P34"><text:s text:c="4"/>{</text:p>
            <text:p text:style-name="P34"><text:s text:c="8"/>isNegative = true;</text:p>
            <text:p text:style-name="P34"><text:s text:c="8"/>num = -num;</text:p>
            <text:p text:style-name="P34"><text:s text:c="4"/>}</text:p>
            <text:p text:style-name="P34"/>
            <text:p text:style-name="P34"><text:s text:c="4"/>// Process individual digits</text:p>
            <text:p text:style-name="P34"><text:s text:c="4"/>while (num != 0)</text:p>
            <text:p text:style-name="P34"><text:s text:c="4"/>{</text:p>
            <text:p text:style-name="P34"><text:s text:c="8"/>int rem = num % base;</text:p>
            <text:p text:style-name="P34"><text:s text:c="8"/>str[i++] = (rem &gt; 9)? (rem-10) + 'a' : rem + '0';</text:p>
            <text:p text:style-name="P34"><text:s text:c="8"/>num = num/base;</text:p>
            <text:p text:style-name="P34"><text:s text:c="4"/>}</text:p>
            <text:p text:style-name="P34"/>
            <text:p text:style-name="P34"><text:s text:c="4"/>// If number is negative, append '-'</text:p>
            <text:p text:style-name="P34"><text:s text:c="4"/>if (isNegative)</text:p>
            <text:p text:style-name="P34"><text:s text:c="8"/>str[i++] = '-';</text:p>
            <text:p text:style-name="P34"/>
            <text:p text:style-name="P34"><text:s text:c="4"/>str[i] = '\0'; // Append string terminator</text:p>
            <text:p text:style-name="P34"/>
            <text:p text:style-name="P34"><text:s text:c="4"/>// Reverse the string</text:p>
            <text:p text:style-name="P34"><text:s text:c="4"/>reverse(str, i);</text:p>
            <text:p text:style-name="P34"/>
            <text:p text:style-name="P34"><text:s text:c="4"/>return str;</text:p>
            <text:p text:style-name="P34">}</text:p>
            <text:p text:style-name="P34"/>
            <text:p text:style-name="P34">int main()</text:p>
            <text:p text:style-name="P34">{</text:p>
            <text:p text:style-name="P34"><text:s text:c="4"/>int fd, n, numBytes;</text:p>
            <text:p text:style-name="P34"><text:s text:c="4"/>char *myFifo = "/tmp/myFifo";</text:p>
            <text:p text:style-name="P34"><text:s text:c="4"/>mkfifo(myFifo, 0666);</text:p>
            <text:p text:style-name="P34"><text:s text:c="4"/>char buffer[BUFFER_SIZE];</text:p>
            <text:p text:style-name="P34"/>
            <text:p text:style-name="P34"><text:s text:c="4"/>printf("Enter number of receivers: ");</text:p>
            <text:p text:style-name="P34"><text:s text:c="4"/>scanf("%d", &amp;n);</text:p>
            <text:p text:style-name="P34"><text:s text:c="4"/>char tmpBuffer[33];</text:p>
            <text:p text:style-name="P34"/>
            <text:p text:style-name="P34"/>
            <text:p text:style-name="P34"><text:s text:c="4"/>// Semaphores</text:p>
            <text:p text:style-name="P34"><text:s text:c="4"/>sem_t *semFull[n];</text:p>
            <text:p text:style-name="P34"><text:s text:c="4"/>for(int i = 0; i &lt; n; i++)</text:p>
            <text:p text:style-name="P34"><text:soft-page-break/><text:s text:c="4"/>{</text:p>
            <text:p text:style-name="P34"><text:s text:c="8"/>sem_unlink(itoa(i, tmpBuffer, 10));</text:p>
            <text:p text:style-name="P34"><text:s text:c="8"/>if((semFull[i] = sem_open(itoa(i, tmpBuffer, 10), O_CREAT, 0660, 0)) == SEM_FAILED){ printf("Sem Failed (%d) !!!\n", i); return 1; }</text:p>
            <text:p text:style-name="P34"><text:s text:c="4"/>}</text:p>
            <text:p text:style-name="P34"/>
            <text:p text:style-name="P34"><text:s text:c="4"/>sem_t *semCnt, *semCheckNext;</text:p>
            <text:p text:style-name="P34"><text:s text:c="4"/>sem_unlink("cnt"), sem_unlink("chk");</text:p>
            <text:p text:style-name="P34"><text:s text:c="4"/>if((semCnt = sem_open("cnt", O_CREAT, 0660, 0)) == SEM_FAILED){ printf("Sem Failed in cnt !!!\n"); return 1; }</text:p>
            <text:p text:style-name="P34"><text:s text:c="4"/>if((semCheckNext = sem_open("chk", O_CREAT, 0660, 0)) == SEM_FAILED){ printf("Sem Failed in chk !!!\n"); return 1; }</text:p>
            <text:p text:style-name="P34"/>
            <text:p text:style-name="P34"/>
            <text:p text:style-name="P34"/>
            <text:p text:style-name="P34"/>
            <text:p text:style-name="P34"><text:s text:c="4"/>printf("\nYou are the WEATHER MASTER !!!\n");</text:p>
            <text:p text:style-name="P34"><text:s text:c="4"/>printf("Let everyone know about the weather :) <text:s/>...\n");</text:p>
            <text:p text:style-name="P34"><text:s text:c="4"/>printf("Enter \"!end\" to end (without quotes) ...\n\n");</text:p>
            <text:p text:style-name="P34"/>
            <text:p text:style-name="P34"><text:s text:c="4"/>int curIter = 0;</text:p>
            <text:p text:style-name="P34"><text:s text:c="4"/>do</text:p>
            <text:p text:style-name="P34"><text:s text:c="4"/>{</text:p>
            <text:p text:style-name="P34"><text:s text:c="8"/>curIter++;</text:p>
            <text:p text:style-name="P34"><text:s text:c="8"/>for(int i = 0; i &lt; n; i++) sem_post(semFull[i]);</text:p>
            <text:p text:style-name="P34"/>
            <text:p text:style-name="P34"><text:s text:c="8"/>printf("Enter your message [#%d]: ", curIter);</text:p>
            <text:p text:style-name="P34"><text:s text:c="8"/>// fflush(stdin);</text:p>
            <text:p text:style-name="P34"><text:s text:c="8"/>// scanf("%[^\n]s", buffer);</text:p>
            <text:p text:style-name="P34"><text:s text:c="8"/>scanf("%s", buffer);</text:p>
            <text:p text:style-name="P34"><text:s text:c="8"/>// getchar(); <text:s/>// to remove dummy newline</text:p>
            <text:p text:style-name="P34"/>
            <text:p text:style-name="P34"><text:s text:c="8"/>fd = open(myFifo, O_WRONLY); <text:s/>// write only mode</text:p>
            <text:p text:style-name="P34"><text:s text:c="8"/>// If I am not using the return of write function, fifo not properly written or read | WHY ??? ----------------------------------------------------------------------</text:p>
            <text:p text:style-name="P34"><text:s text:c="8"/>// for(int i = 0; i &lt; n; i++) numBytes = write(fd, buffer, strlen(buffer) + 1); /* printf("lol2 | %d\n", write(fd, buffer, strlen(buffer) + 1)); */ // +1 to account for '\0'</text:p>
            <text:p text:style-name="P34"><text:s text:c="8"/>for(int i = 0; i &lt; n; i++) numBytes = write(fd, buffer, BUFFER_SIZE); /* printf("lol2 | %d\n", write(fd, buffer, strlen(buffer) + 1)); */ // +1 to account for '\0'</text:p>
            <text:p text:style-name="P34"><text:s text:c="8"/>close(fd);</text:p>
            <text:p text:style-name="P34"/>
            <text:p text:style-name="P34"><text:s text:c="8"/>// printf("lol3\n");</text:p>
            <text:p text:style-name="P34"><text:s text:c="8"/>while(true)</text:p>
            <text:p text:style-name="P34"><text:s text:c="8"/>{</text:p>
            <text:p text:style-name="P34"><text:s text:c="12"/>// printf("lol4\n");</text:p>
            <text:p text:style-name="P34"><text:s text:c="12"/>sem_wait(semCheckNext);</text:p>
            <text:p text:style-name="P34"><text:s text:c="12"/>int val;</text:p>
            <text:p text:style-name="P34"><text:s text:c="12"/>sem_getvalue(semCnt, &amp;val);</text:p>
            <text:p text:style-name="P34"><text:s text:c="12"/>if(val == curIter * n) break;</text:p>
            <text:p text:style-name="P34"><text:s text:c="8"/>}</text:p>
            <text:p text:style-name="P34"><text:s text:c="4"/>}</text:p>
            <text:p text:style-name="P34"><text:s text:c="4"/>while(strcmp(buffer, "!end"));</text:p>
            <text:p text:style-name="P34"/>
            <text:p text:style-name="P34"><text:s text:c="4"/>printf("\n\nMay the weather be with you ...\n");</text:p>
            <text:p text:style-name="P34"><text:s text:c="4"/>printf("Program ended ...\n");</text:p>
            <text:p text:style-name="P34"/>
            <text:p text:style-name="P34"><text:s text:c="4"/>sem_unlink("cnt"), sem_unlink("chk"); <text:s/>// printf("su\n");</text:p>
            <text:p text:style-name="P34"><text:s text:c="4"/>for(int i = 0; i &lt; n; i++) sem_unlink(itoa(i, tmpBuffer, 10)), sem_destroy(semFull[i]);</text:p>
            <text:p text:style-name="P34"><text:s text:c="4"/>sem_destroy(semCnt), sem_destroy(semCheckNext); <text:s/>// printf("sd\n");</text:p>
            <text:p text:style-name="P34"><text:soft-page-break/></text:p>
            <text:p text:style-name="P34"><text:s text:c="4"/>return 0;</text:p>
            <text:p text:style-name="P34">}</text:p>
          </table:table-cell>
        </table:table-row>
        <table:table-row table:style-name="TableLine93867014856208">
          <table:table-cell table:style-name="Table6.A2" office:value-type="string">
            <text:p text:style-name="P24">B_CALLER</text:p>
          </table:table-cell>
        </table:table-row>
        <table:table-row table:style-name="TableLine93867014869872">
          <table:table-cell table:style-name="Table6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/>
            <text:p text:style-name="P34">#include &lt;unistd.h&gt;</text:p>
            <text:p text:style-name="P34">#include &lt;fcntl.h&gt;</text:p>
            <text:p text:style-name="P34">#include &lt;semaphore.h&gt;</text:p>
            <text:p text:style-name="P34">#include &lt;sys/stat.h&gt;</text:p>
            <text:p text:style-name="P34">#include &lt;sys/types.h&gt;</text:p>
            <text:p text:style-name="P34"/>
            <text:p text:style-name="P34"/>
            <text:p text:style-name="P34">#define BUFFER_SIZE 1024</text:p>
            <text:p text:style-name="P34"/>
            <text:p text:style-name="P34">typedef char bool;</text:p>
            <text:p text:style-name="P34">bool true = 1;</text:p>
            <text:p text:style-name="P34">bool false = 0;</text:p>
            <text:p text:style-name="P34"/>
            <text:p text:style-name="P34"/>
            <text:p text:style-name="P34">int main()</text:p>
            <text:p text:style-name="P34">{</text:p>
            <text:p text:style-name="P34"><text:s text:c="4"/>int fd;</text:p>
            <text:p text:style-name="P34"><text:s text:c="4"/>char *myFifo = "/tmp/myFifo";</text:p>
            <text:p text:style-name="P34"><text:s text:c="4"/>mkfifo(myFifo, 0666);</text:p>
            <text:p text:style-name="P34"><text:s text:c="4"/>char buffer[BUFFER_SIZE];</text:p>
            <text:p text:style-name="P34"><text:s text:c="4"/>bool callEndedBySelf = false;</text:p>
            <text:p text:style-name="P34"/>
            <text:p text:style-name="P34"><text:s text:c="4"/>// Semaphores ...</text:p>
            <text:p text:style-name="P34"><text:s text:c="4"/>sem_unlink("cs"), sem_unlink("rs");</text:p>
            <text:p text:style-name="P34"><text:s text:c="4"/>sem_t *callerCanSend, *receiverCanSend;</text:p>
            <text:p text:style-name="P34"><text:s text:c="4"/>if((callerCanSend = sem_open("cs", O_CREAT, 0660, 0)) == SEM_FAILED){ printf("Sem failed callerCanSend !!!\n"); return 1; }</text:p>
            <text:p text:style-name="P34"><text:s text:c="4"/>if((receiverCanSend = sem_open("rs", O_CREAT, 0660, 0)) == SEM_FAILED){ printf("Sem failed callerCanSend !!!\n"); return 1; }</text:p>
            <text:p text:style-name="P34"/>
            <text:p text:style-name="P34"/>
            <text:p text:style-name="P34"><text:s text:c="4"/>printf("You are the CALLER !!!\n");</text:p>
            <text:p text:style-name="P34"><text:s text:c="4"/>printf("Enter \"!end\" to end (without quotes) ...\n\n");</text:p>
            <text:p text:style-name="P34"/>
            <text:p text:style-name="P34"><text:s text:c="4"/>do</text:p>
            <text:p text:style-name="P34"><text:s text:c="4"/>{</text:p>
            <text:p text:style-name="P34"><text:s text:c="8"/>// SENDING ...</text:p>
            <text:p text:style-name="P34"><text:s text:c="8"/>fd = open(myFifo, O_WRONLY); <text:s/>// write only mode</text:p>
            <text:p text:style-name="P34"/>
            <text:p text:style-name="P34"><text:s text:c="8"/>sem_wait(callerCanSend);</text:p>
            <text:p text:style-name="P34"><text:s text:c="8"/>// printf("lol\n");</text:p>
            <text:p text:style-name="P34"><text:s text:c="8"/>printf("Enter your message: ");</text:p>
            <text:p text:style-name="P34"><text:s text:c="8"/>scanf("%[^\n]s", buffer);</text:p>
            <text:p text:style-name="P34"><text:s text:c="8"/>getchar(); <text:s/>// to remove dummy newline</text:p>
            <text:p text:style-name="P34"/>
            <text:p text:style-name="P34"><text:s text:c="8"/>write(fd, buffer, strlen(buffer) + 1); <text:s/>// +1 to account for '\n'</text:p>
            <text:p text:style-name="P34"><text:s text:c="8"/>close(fd);</text:p>
            <text:p text:style-name="P34"/>
            <text:p text:style-name="P34"><text:s text:c="8"/>if(!strcmp(buffer, "!end")){ callEndedBySelf = true; break; }</text:p>
            <text:p text:style-name="P34"/>
            <text:p text:style-name="P34"/>
            <text:p text:style-name="P34"><text:s text:c="8"/>// RECEIVING ...</text:p>
            <text:p text:style-name="P34"><text:s text:c="8"/>fd = open(myFifo, O_RDONLY); <text:s/>// read only mode</text:p>
            <text:p text:style-name="P34"><text:s text:c="8"/>sem_post(receiverCanSend);</text:p>
            <text:p text:style-name="P34"><text:soft-page-break/><text:s text:c="8"/>read(fd, buffer, BUFFER_SIZE);</text:p>
            <text:p text:style-name="P34"><text:s text:c="8"/>printf("Message received: %s\n", buffer);</text:p>
            <text:p text:style-name="P34"><text:s text:c="8"/>close(fd);</text:p>
            <text:p text:style-name="P34"><text:s text:c="4"/>}</text:p>
            <text:p text:style-name="P34"><text:s text:c="4"/>while(strcmp(buffer, "!end"));</text:p>
            <text:p text:style-name="P34"/>
            <text:p text:style-name="P34"><text:s text:c="4"/>printf("\t--- CALL ENDED BY %s ---\n", (callEndedBySelf)? "CALLER (You)": "RECEIVER");</text:p>
            <text:p text:style-name="P34"><text:s text:c="4"/>printf("Program ended ...\n");</text:p>
            <text:p text:style-name="P34"/>
            <text:p text:style-name="P34"><text:s text:c="4"/>sem_destroy(receiverCanSend), sem_destroy(callerCanSend);</text:p>
            <text:p text:style-name="P34"><text:s text:c="4"/>sem_unlink("cs"), sem_unlink("rs");</text:p>
            <text:p text:style-name="P34"/>
            <text:p text:style-name="P34"><text:s text:c="4"/>return 0;</text:p>
            <text:p text:style-name="P34">}</text:p>
            <text:p text:style-name="P34"/>
          </table:table-cell>
        </table:table-row>
        <table:table-row table:style-name="TableLine93867014867600">
          <table:table-cell table:style-name="Table6.A2" office:value-type="string">
            <text:p text:style-name="P24">B_RECEIVER</text:p>
          </table:table-cell>
        </table:table-row>
        <table:table-row table:style-name="TableLine93867014698768">
          <table:table-cell table:style-name="Table6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/>
            <text:p text:style-name="P34">#include &lt;unistd.h&gt;</text:p>
            <text:p text:style-name="P34">#include &lt;fcntl.h&gt;</text:p>
            <text:p text:style-name="P34">#include &lt;semaphore.h&gt;</text:p>
            <text:p text:style-name="P34">#include &lt;sys/stat.h&gt;</text:p>
            <text:p text:style-name="P34">#include &lt;sys/types.h&gt;</text:p>
            <text:p text:style-name="P34"/>
            <text:p text:style-name="P34"/>
            <text:p text:style-name="P34">#define BUFFER_SIZE 1024</text:p>
            <text:p text:style-name="P34"/>
            <text:p text:style-name="P34">typedef char bool;</text:p>
            <text:p text:style-name="P34">bool true = 1;</text:p>
            <text:p text:style-name="P34">bool false = 0;</text:p>
            <text:p text:style-name="P34"/>
            <text:p text:style-name="P34"/>
            <text:p text:style-name="P34">int main()</text:p>
            <text:p text:style-name="P34">{</text:p>
            <text:p text:style-name="P34"><text:s text:c="4"/>int fd;</text:p>
            <text:p text:style-name="P34"><text:s text:c="4"/>char *myFifo = "/tmp/myFifo";</text:p>
            <text:p text:style-name="P34"><text:s text:c="4"/>mkfifo(myFifo, 0666);</text:p>
            <text:p text:style-name="P34"><text:s text:c="4"/>char buffer[BUFFER_SIZE];</text:p>
            <text:p text:style-name="P34"><text:s text:c="4"/>bool callEndedBySelf = true;</text:p>
            <text:p text:style-name="P34"/>
            <text:p text:style-name="P34"><text:s text:c="4"/>// Semaphores ...</text:p>
            <text:p text:style-name="P34"><text:s text:c="4"/>sem_t *callerCanSend, *receiverCanSend;</text:p>
            <text:p text:style-name="P34"><text:s text:c="4"/>if((callerCanSend = sem_open("cs", O_CREAT, 0660, 0)) == SEM_FAILED){ printf("Sem failed callerCanSend !!!\n"); return 1; }</text:p>
            <text:p text:style-name="P34"><text:s text:c="4"/>if((receiverCanSend = sem_open("rs", O_CREAT, 0660, 0)) == SEM_FAILED){ printf("Sem failed callerCanSend !!!\n"); return 1; }</text:p>
            <text:p text:style-name="P34"/>
            <text:p text:style-name="P34"/>
            <text:p text:style-name="P34"><text:s text:c="4"/>printf("You are the RECEIVER !!!\n");</text:p>
            <text:p text:style-name="P34"><text:s text:c="4"/>printf("Enter \"!end\" to end (without quotes) ...\n\n");</text:p>
            <text:p text:style-name="P34"/>
            <text:p text:style-name="P34"><text:s text:c="4"/>do</text:p>
            <text:p text:style-name="P34"><text:s text:c="4"/>{</text:p>
            <text:p text:style-name="P34"><text:s text:c="8"/>// RECEIVING ...</text:p>
            <text:p text:style-name="P34"><text:s text:c="8"/>fd = open(myFifo, O_RDONLY); <text:s/>// read only mode</text:p>
            <text:p text:style-name="P34"><text:s text:c="8"/>sem_post(callerCanSend);</text:p>
            <text:p text:style-name="P34"><text:s text:c="8"/>read(fd, buffer, BUFFER_SIZE);</text:p>
            <text:p text:style-name="P34"><text:s text:c="8"/>printf("Message received: %s\n", buffer);</text:p>
            <text:p text:style-name="P34"><text:s text:c="8"/>close(fd);</text:p>
            <text:p text:style-name="P34"><text:soft-page-break/></text:p>
            <text:p text:style-name="P34"><text:s text:c="8"/>if(!strcmp(buffer, "!end")){ callEndedBySelf = false; break; }</text:p>
            <text:p text:style-name="P34"/>
            <text:p text:style-name="P34"/>
            <text:p text:style-name="P34"><text:s text:c="8"/>// SENDING ...</text:p>
            <text:p text:style-name="P34"><text:s text:c="8"/>fd = open(myFifo, O_WRONLY); <text:s/>// write only mode</text:p>
            <text:p text:style-name="P34"/>
            <text:p text:style-name="P34"><text:s text:c="8"/>sem_wait(receiverCanSend);</text:p>
            <text:p text:style-name="P34"><text:s text:c="8"/>printf("Enter your message: ");</text:p>
            <text:p text:style-name="P34"><text:s text:c="8"/>scanf("%[^\n]s", buffer);</text:p>
            <text:p text:style-name="P34"><text:s text:c="8"/>getchar(); <text:s/>// to remove dummy newline</text:p>
            <text:p text:style-name="P34"/>
            <text:p text:style-name="P34"><text:s text:c="8"/>write(fd, buffer, strlen(buffer) + 1); <text:s/>// +1 to account for '\n'</text:p>
            <text:p text:style-name="P34"><text:s text:c="8"/>close(fd);</text:p>
            <text:p text:style-name="P34"><text:s text:c="4"/>}</text:p>
            <text:p text:style-name="P34"><text:s text:c="4"/>while(strcmp(buffer, "!end"));</text:p>
            <text:p text:style-name="P34"/>
            <text:p text:style-name="P34"><text:s text:c="4"/>printf("\n\t--- CALL ENDED BY %s ---\n", (!callEndedBySelf)? "CALLER": "RECEIVER (You)");</text:p>
            <text:p text:style-name="P34"><text:s text:c="4"/>printf("Program ended ...\n");</text:p>
            <text:p text:style-name="P34"/>
            <text:p text:style-name="P34"><text:s text:c="4"/>sem_destroy(receiverCanSend), sem_destroy(callerCanSend);</text:p>
            <text:p text:style-name="P34"/>
            <text:p text:style-name="P34"><text:s text:c="4"/>return 0;</text:p>
            <text:p text:style-name="P34">}</text:p>
          </table:table-cell>
        </table:table-row>
      </table:table>
      <text:p text:style-name="P12"/>
      <text:p text:style-name="P12"/>
      <text:p text:style-name="P12">OUTPUT:</text:p>
      <text:p text:style-name="P12"/>
      <table:table table:name="Table7" table:style-name="Table7">
        <table:table-column table:style-name="Table7.A"/>
        <table:table-row table:style-name="TableLine93867015523680">
          <table:table-cell table:style-name="Table7.A1" office:value-type="string">
            <text:p text:style-name="P25">A_BROADCASTER</text:p>
          </table:table-cell>
        </table:table-row>
        <table:table-row table:style-name="TableLine93867014838800">
          <table:table-cell table:style-name="Table7.A2" office:value-type="string">
            <text:p text:style-name="P34">Enter number of receivers: 1</text:p>
            <text:p text:style-name="P34"/>
            <text:p text:style-name="P34">You are the WEATHER MASTER !!!</text:p>
            <text:p text:style-name="P34">Let everyone know about the weather :) <text:s/>...</text:p>
            <text:p text:style-name="P34">Enter "!end" to end (without quotes) ...</text:p>
            <text:p text:style-name="P34"/>
            <text:p text:style-name="P34">Enter your message [#1]: Nice weather...</text:p>
            <text:p text:style-name="P34">Enter your message [#2]: Enter your message [#3]: Bad</text:p>
            <text:p text:style-name="P34">Enter your message [#4]: !end</text:p>
            <text:p text:style-name="P34"/>
            <text:p text:style-name="P34"/>
            <text:p text:style-name="P34">May the weather be with you ...</text:p>
            <text:p text:style-name="P34">Program ended ...</text:p>
          </table:table-cell>
        </table:table-row>
        <table:table-row table:style-name="TableLine93867015019088">
          <table:table-cell table:style-name="Table7.A2" office:value-type="string">
            <text:p text:style-name="P25">A_LISTENER</text:p>
          </table:table-cell>
        </table:table-row>
        <table:table-row table:style-name="TableLine93867015273536">
          <table:table-cell table:style-name="Table7.A2" office:value-type="string">
            <text:p text:style-name="P34">Enter receiver number: 0</text:p>
            <text:p text:style-name="P34">We listen to the WEATHER MASTER !!!</text:p>
            <text:p text:style-name="P34">Let us everyone know about the weather :) <text:s/>...</text:p>
            <text:p text:style-name="P34"/>
            <text:p text:style-name="P34">Message received: Nice</text:p>
            <text:p text:style-name="P34">Message received: weather...</text:p>
            <text:p text:style-name="P34">Message received: Bad</text:p>
            <text:p text:style-name="P34">Message received: !end</text:p>
            <text:p text:style-name="P34"/>
            <text:p text:style-name="P34"/>
            <text:p text:style-name="P34">May the weather be with you ...</text:p>
            <text:p text:style-name="P34"><text:s text:c="8"/>--- END OF TRANSMISSION ---</text:p>
            <text:p text:style-name="P34">Program ended ...</text:p>
          </table:table-cell>
        </table:table-row>
        <table:table-row table:style-name="TableLine93867015334880">
          <table:table-cell table:style-name="Table7.A2" office:value-type="string">
            <text:p text:style-name="P25">B_CALLER</text:p>
          </table:table-cell>
        </table:table-row>
        <table:table-row table:style-name="TableLine93867015340048">
          <table:table-cell table:style-name="Table7.A2" office:value-type="string">
            <text:p text:style-name="P34">You are the CALLER !!!</text:p>
            <text:p text:style-name="P34"><text:soft-page-break/>Enter "!end" to end (without quotes) ...</text:p>
            <text:p text:style-name="P34"/>
            <text:p text:style-name="P34">Enter your message: Hello</text:p>
            <text:p text:style-name="P34">Message received: Hi</text:p>
            <text:p text:style-name="P34">Enter your message: How are you</text:p>
            <text:p text:style-name="P34">Message received: Fine</text:p>
            <text:p text:style-name="P34">Enter your message: ok Bye</text:p>
            <text:p text:style-name="P34">Message received: !end</text:p>
            <text:p text:style-name="P34"><text:s text:c="8"/>--- CALL ENDED BY RECEIVER ---</text:p>
            <text:p text:style-name="P34">Program ended ...</text:p>
          </table:table-cell>
        </table:table-row>
        <table:table-row table:style-name="TableLine93867015343040">
          <table:table-cell table:style-name="Table7.A2" office:value-type="string">
            <text:p text:style-name="P25">B_RECEIVER</text:p>
          </table:table-cell>
        </table:table-row>
        <table:table-row table:style-name="TableLine93867015344768">
          <table:table-cell table:style-name="Table7.A2" office:value-type="string">
            <text:p text:style-name="P34">You are the RECEIVER !!!</text:p>
            <text:p text:style-name="P34">Enter "!end" to end (without quotes) ...</text:p>
            <text:p text:style-name="P34"/>
            <text:p text:style-name="P34">Message received: Hello</text:p>
            <text:p text:style-name="P34">Enter your message: Hi</text:p>
            <text:p text:style-name="P34">Message received: How are you</text:p>
            <text:p text:style-name="P34">Enter your message: Fine</text:p>
            <text:p text:style-name="P34">Message received: ok Bye</text:p>
            <text:p text:style-name="P34">Enter your message: !end</text:p>
            <text:p text:style-name="P34"/>
            <text:p text:style-name="P34"><text:s text:c="8"/>--- CALL ENDED BY RECEIVER (You) ---</text:p>
            <text:p text:style-name="P34">Program ended ...</text:p>
          </table:table-cell>
        </table:table-row>
      </table:table>
      <text:p text:style-name="P12"/>
      <text:p text:style-name="P12"/>
      <text:p text:style-name="P4"><text:span text:style-name="T9">QUESTION 0</text:span><text:span text:style-name="T11">4</text:span><text:span text:style-name="T9">:<text:tab/></text:span><text:span text:style-name="T1">Write a program for p-producer c-consumer problem, p, c &gt;= 1. A shared circular buffer that can hold 25</text:span><text:span text:style-name="T4"> </text:span><text:span text:style-name="T1">items is to be used. Each producer process stores any numbers between 1 to 80 (along with the producer id)</text:span><text:span text:style-name="T4"> </text:span><text:span text:style-name="T1">in the buffer one by one and then exits. Each consumer process reads the numbers from the buffer and adds</text:span><text:span text:style-name="T4"> </text:span><text:span text:style-name="T1">them to a shared variable TOTAL (initialized to 0). Though any consumer process can read any of the</text:span><text:span text:style-name="T4"> </text:span><text:span text:style-name="T1">numbers in the buffer, the only constraint being that every number written by some producer should be read</text:span><text:span text:style-name="T4"> </text:span><text:span text:style-name="T1">exactly once by exactly one of the consumers.</text:span></text:p>
      <text:p text:style-name="P7">(a) The program reads in the value of p and c from the user, and forks p producers and c consumers.</text:p>
      <text:p text:style-name="P7">(b) After all the producers and consumers have finished (the consumers exit after all the data produced by</text:p>
      <text:p text:style-name="P7">all producers have been read), the parent process prints the value of TOTAL.</text:p>
      <text:p text:style-name="P7">Test the program with different values of p and c.</text:p>
      <text:p text:style-name="P19"/>
      <text:p text:style-name="P13">CODE:</text:p>
      <text:p text:style-name="P13"/>
      <table:table table:name="Table8" table:style-name="Table8">
        <table:table-column table:style-name="Table8.A"/>
        <table:table-row table:style-name="TableLine93867015555936">
          <table:table-cell table:style-name="Table8.A1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/>
            <text:p text:style-name="P34">#include &lt;unistd.h&gt;</text:p>
            <text:p text:style-name="P34">#include &lt;sys/types.h&gt;</text:p>
            <text:p text:style-name="P34">#include &lt;sys/wait.h&gt;</text:p>
            <text:p text:style-name="P34">#include &lt;time.h&gt;</text:p>
            <text:p text:style-name="P34">#include &lt;semaphore.h&gt;</text:p>
            <text:p text:style-name="P34">#include &lt;fcntl.h&gt;</text:p>
            <text:p text:style-name="P34"/>
            <text:p text:style-name="P34">#include &lt;sys/mman.h&gt;</text:p>
            <text:p text:style-name="P34">#include &lt;sys/wait.h&gt;</text:p>
            <text:p text:style-name="P34"/>
            <text:p text:style-name="P34">typedef char bool;</text:p>
            <text:p text:style-name="P34">bool true = 1;</text:p>
            <text:p text:style-name="P34">bool false = 0;</text:p>
            <text:p text:style-name="P34"/>
            <text:p text:style-name="P34"><text:soft-page-break/>#define MAX_BUFFER_SIZE 1024</text:p>
            <text:p text:style-name="P34"/>
            <text:p text:style-name="P34"/>
            <text:p text:style-name="P34">typedef struct __Data</text:p>
            <text:p text:style-name="P34">{</text:p>
            <text:p text:style-name="P34"><text:s text:c="4"/>int producerId;</text:p>
            <text:p text:style-name="P34"><text:s text:c="4"/>int data;</text:p>
            <text:p text:style-name="P34">} Data;</text:p>
            <text:p text:style-name="P34"/>
            <text:p text:style-name="P34">// Data INVALID_DATA;</text:p>
            <text:p text:style-name="P34">// INVALID_DATA.producerId = INVALID_DATA.data = -1;</text:p>
            <text:p text:style-name="P34"/>
            <text:p text:style-name="P34">typedef struct __CircularBuffer</text:p>
            <text:p text:style-name="P34">{</text:p>
            <text:p text:style-name="P34"><text:s text:c="4"/>// Data *buffer;</text:p>
            <text:p text:style-name="P34"><text:s text:c="4"/>Data buffer[MAX_BUFFER_SIZE];</text:p>
            <text:p text:style-name="P34"><text:s text:c="4"/>int size, maxSize;</text:p>
            <text:p text:style-name="P34"><text:s text:c="4"/>int front, back;</text:p>
            <text:p text:style-name="P34">} CircularBuffer;</text:p>
            <text:p text:style-name="P34"/>
            <text:p text:style-name="P34">void createCircularBuffer(CircularBuffer *cb, int size)</text:p>
            <text:p text:style-name="P34">{</text:p>
            <text:p text:style-name="P34"><text:s text:c="4"/>cb-&gt;maxSize = size;</text:p>
            <text:p text:style-name="P34"><text:s text:c="4"/>// cb-&gt;buffer = (Data *)malloc(cb-&gt;maxSize * sizeof(Data));</text:p>
            <text:p text:style-name="P34"><text:s text:c="4"/>cb-&gt;size = cb-&gt;front = cb-&gt;back = 0;</text:p>
            <text:p text:style-name="P34">}</text:p>
            <text:p text:style-name="P34"/>
            <text:p text:style-name="P34">void push(CircularBuffer *cb, Data d)</text:p>
            <text:p text:style-name="P34">{</text:p>
            <text:p text:style-name="P34"><text:s text:c="4"/>if(cb-&gt;size &gt;= cb-&gt;maxSize) return;</text:p>
            <text:p text:style-name="P34"/>
            <text:p text:style-name="P34"><text:s text:c="4"/>cb-&gt;buffer[(cb-&gt;front++) % cb-&gt;maxSize] = d;</text:p>
            <text:p text:style-name="P34"><text:s text:c="4"/>cb-&gt;size++;</text:p>
            <text:p text:style-name="P34">}</text:p>
            <text:p text:style-name="P34"/>
            <text:p text:style-name="P34">Data pop(CircularBuffer *cb)</text:p>
            <text:p text:style-name="P34">{</text:p>
            <text:p text:style-name="P34"><text:s text:c="4"/>Data INVALID_DATA;</text:p>
            <text:p text:style-name="P34"><text:s text:c="4"/>INVALID_DATA.producerId = INVALID_DATA.data = -1;</text:p>
            <text:p text:style-name="P34"><text:s text:c="4"/>if(cb-&gt;size &lt;= 0) return INVALID_DATA;</text:p>
            <text:p text:style-name="P34"/>
            <text:p text:style-name="P34"><text:s text:c="4"/>cb-&gt;size--;</text:p>
            <text:p text:style-name="P34"><text:s text:c="4"/>return cb-&gt;buffer[(cb-&gt;back++) % cb-&gt;maxSize];</text:p>
            <text:p text:style-name="P34">}</text:p>
            <text:p text:style-name="P34"/>
            <text:p text:style-name="P34"/>
            <text:p text:style-name="P34">int main()</text:p>
            <text:p text:style-name="P34">{</text:p>
            <text:p text:style-name="P34"><text:s text:c="4"/>int p, c, n;</text:p>
            <text:p text:style-name="P34"><text:s text:c="4"/>// Need shared memory for total</text:p>
            <text:p text:style-name="P34"><text:s text:c="4"/>int *TOTAL = (int *)mmap(NULL , sizeof(int), PROT_READ | PROT_WRITE , MAP_SHARED | MAP_ANONYMOUS , -1, 0);</text:p>
            <text:p text:style-name="P34"><text:s text:c="4"/>*TOTAL = 0;</text:p>
            <text:p text:style-name="P34"/>
            <text:p text:style-name="P34"><text:s text:c="4"/>printf("Enter #producers: ");</text:p>
            <text:p text:style-name="P34"><text:s text:c="4"/>scanf("%d", &amp;p);</text:p>
            <text:p text:style-name="P34"><text:s text:c="4"/>printf("Enter #consumers: ");</text:p>
            <text:p text:style-name="P34"><text:s text:c="4"/>scanf("%d", &amp;c);</text:p>
            <text:p text:style-name="P34"><text:s text:c="4"/>printf("Enter size of circular buffer: ");</text:p>
            <text:p text:style-name="P34"><text:s text:c="4"/>scanf("%d", &amp;n);</text:p>
            <text:p text:style-name="P34"/>
            <text:p text:style-name="P34"><text:s text:c="4"/>// Semaphores ...</text:p>
            <text:p text:style-name="P34"><text:s text:c="4"/>sem_unlink("mutex"), sem_unlink("empty"), sem_unlink("full"), <text:soft-page-break/>sem_unlink("prodCntLeft");</text:p>
            <text:p text:style-name="P34"><text:s text:c="4"/>sem_t *mutex, *empty, *full, *prodCntLeft;</text:p>
            <text:p text:style-name="P34"><text:s text:c="4"/>if((mutex = sem_open("mutex", O_CREAT, 0660, 1)) == SEM_FAILED){ printf("Sem failed mutex !!!\n"); return 1; }</text:p>
            <text:p text:style-name="P34"><text:s text:c="4"/>if((empty = sem_open("empty", O_CREAT, 0660, n)) == SEM_FAILED){ printf("Sem failed empty !!!\n"); return 1; }</text:p>
            <text:p text:style-name="P34"><text:s text:c="4"/>if((full = sem_open("full", O_CREAT, 0660, 0)) == SEM_FAILED){ printf("Sem failed full !!!\n"); return 1; }</text:p>
            <text:p text:style-name="P34"><text:s text:c="4"/>if((prodCntLeft = sem_open("prodCntLeft", O_CREAT, 0660, p)) == SEM_FAILED){ printf("Sem failed prodCntLeft !!!\n"); return 1; }</text:p>
            <text:p text:style-name="P34"/>
            <text:p text:style-name="P34"><text:s text:c="4"/>// Need shared memory for circular buffer</text:p>
            <text:p text:style-name="P34"><text:s text:c="4"/>CircularBuffer *buffer = (CircularBuffer *)mmap(NULL , sizeof(CircularBuffer), PROT_READ | PROT_WRITE , MAP_SHARED | MAP_ANONYMOUS , -1, 0);</text:p>
            <text:p text:style-name="P34"><text:s text:c="4"/>createCircularBuffer(buffer, n);</text:p>
            <text:p text:style-name="P34"><text:s text:c="4"/>pid_t producer[p], consumer[c];</text:p>
            <text:p text:style-name="P34"/>
            <text:p text:style-name="P34"><text:s text:c="4"/>for(int i = 0; i &lt; p; i++)</text:p>
            <text:p text:style-name="P34"><text:s text:c="4"/>{</text:p>
            <text:p text:style-name="P34"><text:s text:c="8"/>producer[i] = fork();</text:p>
            <text:p text:style-name="P34"/>
            <text:p text:style-name="P34"><text:s text:c="8"/>if(producer[i] &lt; 0)</text:p>
            <text:p text:style-name="P34"><text:s text:c="8"/>{</text:p>
            <text:p text:style-name="P34"><text:s text:c="12"/>printf("Fork producer #%d failed, exiting ...\n", i);</text:p>
            <text:p text:style-name="P34"><text:s text:c="12"/>return 1;</text:p>
            <text:p text:style-name="P34"><text:s text:c="8"/>}</text:p>
            <text:p text:style-name="P34"><text:s text:c="8"/>else if(producer[i] == 0)</text:p>
            <text:p text:style-name="P34"><text:s text:c="8"/>{</text:p>
            <text:p text:style-name="P34"><text:s text:c="12"/>// Producer Subprocess</text:p>
            <text:p text:style-name="P34"><text:s text:c="12"/>bool allProducerDone = false;</text:p>
            <text:p text:style-name="P34"><text:s text:c="12"/>int val;</text:p>
            <text:p text:style-name="P34"><text:s text:c="12"/>Data d;</text:p>
            <text:p text:style-name="P34"/>
            <text:p text:style-name="P34"><text:s text:c="12"/>sem_wait(empty);</text:p>
            <text:p text:style-name="P34"><text:s text:c="12"/>sem_wait(mutex);</text:p>
            <text:p text:style-name="P34"/>
            <text:p text:style-name="P34"><text:s text:c="12"/>d.data = d.producerId = i;</text:p>
            <text:p text:style-name="P34"><text:s text:c="12"/>push(buffer, d);</text:p>
            <text:p text:style-name="P34"><text:s text:c="12"/>printf("Producer #%d produces data = %d <text:s/>[BUFFER SIZE = %d] ...\n", i, i, buffer-&gt;size);</text:p>
            <text:p text:style-name="P34"><text:s text:c="12"/>sem_wait(prodCntLeft);</text:p>
            <text:p text:style-name="P34"><text:s text:c="12"/>sem_getvalue(prodCntLeft, &amp;val);</text:p>
            <text:p text:style-name="P34"><text:s text:c="12"/>if(!val) allProducerDone = true;</text:p>
            <text:p text:style-name="P34"/>
            <text:p text:style-name="P34"><text:s text:c="12"/>sem_post(mutex);</text:p>
            <text:p text:style-name="P34"><text:s text:c="12"/>sem_post(full);</text:p>
            <text:p text:style-name="P34"/>
            <text:p text:style-name="P34"><text:s text:c="12"/>if(allProducerDone)</text:p>
            <text:p text:style-name="P34"><text:s text:c="12"/>{</text:p>
            <text:p text:style-name="P34"><text:s text:c="16"/>printf("\t\t___ ALL PRODUCERS DONE !!! ___\n");</text:p>
            <text:p text:style-name="P34"><text:s text:c="16"/>for(int j = 0; j &lt; c; j++) sem_post(full); <text:s/>// When consumers see buffer is empty, they will know all producers are dead and exit ...</text:p>
            <text:p text:style-name="P34"><text:s text:c="12"/>}</text:p>
            <text:p text:style-name="P34"><text:s text:c="12"/>// sem_post_multiple(full, c); <text:s/>// doesnot work</text:p>
            <text:p text:style-name="P34"/>
            <text:p text:style-name="P34"><text:s text:c="12"/>return 0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// returns pid of child to parent process</text:p>
            <text:p text:style-name="P34"><text:s text:c="12"/>printf("\t\t---------- Producer Process #%d created (pid: %d) ----------\n", i, producer[i]);</text:p>
            <text:p text:style-name="P34"><text:soft-page-break/><text:s text:c="8"/>}</text:p>
            <text:p text:style-name="P34"><text:s text:c="4"/>}</text:p>
            <text:p text:style-name="P34"/>
            <text:p text:style-name="P34"><text:s text:c="4"/>for(int i = 0; i &lt; c; i++)</text:p>
            <text:p text:style-name="P34"><text:s text:c="4"/>{</text:p>
            <text:p text:style-name="P34"><text:s text:c="8"/>consumer[i] = fork();</text:p>
            <text:p text:style-name="P34"/>
            <text:p text:style-name="P34"><text:s text:c="8"/>if(consumer[i] &lt; 0)</text:p>
            <text:p text:style-name="P34"><text:s text:c="8"/>{</text:p>
            <text:p text:style-name="P34"><text:s text:c="12"/>printf("Fork consumer #%d failed, exiting ...\n", i);</text:p>
            <text:p text:style-name="P34"><text:s text:c="12"/>return 1;</text:p>
            <text:p text:style-name="P34"><text:s text:c="8"/>}</text:p>
            <text:p text:style-name="P34"><text:s text:c="8"/>else if(consumer[i] == 0)</text:p>
            <text:p text:style-name="P34"><text:s text:c="8"/>{</text:p>
            <text:p text:style-name="P34"><text:s text:c="12"/>// Consumer Subprocess</text:p>
            <text:p text:style-name="P34"><text:s text:c="12"/>while(true)</text:p>
            <text:p text:style-name="P34"><text:s text:c="12"/>{</text:p>
            <text:p text:style-name="P34"><text:s text:c="16"/>// Every consumer keeps on consuming till producers can produce ...</text:p>
            <text:p text:style-name="P34"><text:s text:c="16"/>Data d;</text:p>
            <text:p text:style-name="P34"/>
            <text:p text:style-name="P34"><text:s text:c="16"/>sem_wait(full);</text:p>
            <text:p text:style-name="P34"><text:s text:c="16"/>sem_wait(mutex);</text:p>
            <text:p text:style-name="P34"/>
            <text:p text:style-name="P34"><text:s text:c="16"/>// printf("Debug consumer --&gt; %d\n", buffer-&gt;size);</text:p>
            <text:p text:style-name="P34"><text:s text:c="16"/>if(buffer-&gt;size &lt;= 0)</text:p>
            <text:p text:style-name="P34"><text:s text:c="16"/>{</text:p>
            <text:p text:style-name="P34"><text:s text:c="20"/>printf("\t--- Buffer EMPTY , consumer #%d exitting ---\n", i);</text:p>
            <text:p text:style-name="P34"><text:s text:c="20"/>sem_post(mutex);</text:p>
            <text:p text:style-name="P34"><text:s text:c="20"/>return 0;</text:p>
            <text:p text:style-name="P34"><text:s text:c="16"/>}</text:p>
            <text:p text:style-name="P34"><text:s text:c="16"/>d = pop(buffer);</text:p>
            <text:p text:style-name="P34"><text:s text:c="16"/>printf("Consumer #%d gets data = %d from producer #%d\n", i, d.data, d.producerId);</text:p>
            <text:p text:style-name="P34"><text:s text:c="16"/>*TOTAL = *TOTAL + d.data;</text:p>
            <text:p text:style-name="P34"/>
            <text:p text:style-name="P34"><text:s text:c="16"/>sem_post(mutex);</text:p>
            <text:p text:style-name="P34"><text:s text:c="16"/>sem_post(empty);</text:p>
            <text:p text:style-name="P34"><text:s text:c="12"/>}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// returns pid of child to parent process</text:p>
            <text:p text:style-name="P34"><text:s text:c="12"/>printf("\t\t---------- Consumer Process #%d created (pid: %d) ----------\n", i, consumer[i]);</text:p>
            <text:p text:style-name="P34"><text:s text:c="8"/>}</text:p>
            <text:p text:style-name="P34"><text:s text:c="4"/>}</text:p>
            <text:p text:style-name="P34"/>
            <text:p text:style-name="P34"><text:s text:c="4"/>int stat;</text:p>
            <text:p text:style-name="P34"><text:s text:c="4"/>// printf("lol\n");</text:p>
            <text:p text:style-name="P34"><text:s text:c="4"/>for(int i = 0; i &lt; c; i++) waitpid(consumer[i], &amp;stat, 0); <text:s/>// printf("lol2\n");</text:p>
            <text:p text:style-name="P34"><text:s text:c="4"/>for(int i = 0; i &lt; p; i++) waitpid(producer[i], &amp;stat, 0); <text:s/>// printf("lol1\n");</text:p>
            <text:p text:style-name="P34"/>
            <text:p text:style-name="P34"/>
            <text:p text:style-name="P34"><text:s text:c="4"/>sem_unlink("mutex"), sem_unlink("empty"), sem_unlink("full"), sem_unlink("prodCntLeft");</text:p>
            <text:p text:style-name="P34"><text:s text:c="4"/>sem_destroy(mutex), sem_destroy(empty), sem_destroy(full), sem_destroy(prodCntLeft);</text:p>
            <text:p text:style-name="P34"/>
            <text:p text:style-name="P34"><text:s text:c="4"/>printf("\n\nFinal Total Value = %d\n", *TOTAL);</text:p>
            <text:p text:style-name="P34"><text:soft-page-break/></text:p>
            <text:p text:style-name="P34"><text:s text:c="4"/>return 0;</text:p>
            <text:p text:style-name="P34">}</text:p>
          </table:table-cell>
        </table:table-row>
      </table:table>
      <text:p text:style-name="P13"/>
      <text:p text:style-name="P13"/>
      <text:p text:style-name="P13">OUTPUT:</text:p>
      <text:p text:style-name="P13"/>
      <table:table table:name="Table9" table:style-name="Table9">
        <table:table-column table:style-name="Table9.A"/>
        <table:table-row table:style-name="TableLine93867014772624">
          <table:table-cell table:style-name="Table9.A1" office:value-type="string">
            <text:p text:style-name="P34">Enter #producers: 30</text:p>
            <text:p text:style-name="P34">Enter #consumers: 30</text:p>
            <text:p text:style-name="P34">Enter size of circular buffer: 25</text:p>
            <text:p text:style-name="P34"><text:s text:c="16"/>---------- Producer Process #0 created (pid: 8389) ----------</text:p>
            <text:p text:style-name="P34"><text:s text:c="16"/>---------- Producer Process #1 created (pid: 8390) ----------</text:p>
            <text:p text:style-name="P34">Producer #0 produces data = 0 <text:s/>[BUFFER SIZE = 1] ...</text:p>
            <text:p text:style-name="P34">Producer #1 produces data = 1 <text:s/>[BUFFER SIZE = 2] ...</text:p>
            <text:p text:style-name="P34"><text:s text:c="16"/>---------- Producer Process #2 created (pid: 8391) ----------</text:p>
            <text:p text:style-name="P34">Producer #2 produces data = 2 <text:s/>[BUFFER SIZE = 3] ...</text:p>
            <text:p text:style-name="P34"><text:s text:c="16"/>---------- Producer Process #3 created (pid: 8392) ----------</text:p>
            <text:p text:style-name="P34">Producer #3 produces data = 3 <text:s/>[BUFFER SIZE = 4] ...</text:p>
            <text:p text:style-name="P34"><text:s text:c="16"/>---------- Producer Process #4 created (pid: 8393) ----------</text:p>
            <text:p text:style-name="P34"><text:s text:c="16"/>---------- Producer Process #5 created (pid: 8394) ----------</text:p>
            <text:p text:style-name="P34">Producer #4 produces data = 4 <text:s/>[BUFFER SIZE = 5] ...</text:p>
            <text:p text:style-name="P34">Producer #5 produces data = 5 <text:s/>[BUFFER SIZE = 6] ...</text:p>
            <text:p text:style-name="P34"><text:s text:c="16"/>---------- Producer Process #6 created (pid: 8395) ----------</text:p>
            <text:p text:style-name="P34">Producer #6 produces data = 6 <text:s/>[BUFFER SIZE = 7] ...</text:p>
            <text:p text:style-name="P34"><text:s text:c="16"/>---------- Producer Process #7 created (pid: 8396) ----------</text:p>
            <text:p text:style-name="P34">Producer #7 produces data = 7 <text:s/>[BUFFER SIZE = 8] ...</text:p>
            <text:p text:style-name="P34"><text:s text:c="16"/>---------- Producer Process #8 created (pid: 8397) ----------</text:p>
            <text:p text:style-name="P34"><text:s text:c="16"/>---------- Producer Process #9 created (pid: 8398) ----------</text:p>
            <text:p text:style-name="P34">Producer #8 produces data = 8 <text:s/>[BUFFER SIZE = 9] ...</text:p>
            <text:p text:style-name="P34">Producer #9 produces data = 9 <text:s/>[BUFFER SIZE = 10] ...</text:p>
            <text:p text:style-name="P34"><text:s text:c="16"/>---------- Producer Process #10 created (pid: 8399) ----------</text:p>
            <text:p text:style-name="P34"><text:s text:c="16"/>---------- Producer Process #11 created (pid: 8400) ----------</text:p>
            <text:p text:style-name="P34">Producer #10 produces data = 10 <text:s/>[BUFFER SIZE = 11] ...</text:p>
            <text:p text:style-name="P34"><text:s text:c="16"/>---------- Producer Process #12 created (pid: 8401) ----------</text:p>
            <text:p text:style-name="P34">Producer #11 produces data = 11 <text:s/>[BUFFER SIZE = 12] ...</text:p>
            <text:p text:style-name="P34">Producer #12 produces data = 12 <text:s/>[BUFFER SIZE = 13] ...</text:p>
            <text:p text:style-name="P34"><text:s text:c="16"/>---------- Producer Process #13 created (pid: 8402) ----------</text:p>
            <text:p text:style-name="P34">Producer #13 produces data = 13 <text:s/>[BUFFER SIZE = 14] ...</text:p>
            <text:p text:style-name="P34"><text:s text:c="16"/>---------- Producer Process #14 created (pid: 8403) ----------</text:p>
            <text:p text:style-name="P34">Producer #14 produces data = 14 <text:s/>[BUFFER SIZE = 15] ...</text:p>
            <text:p text:style-name="P34"><text:s text:c="16"/>---------- Producer Process #15 created (pid: 8404) ----------</text:p>
            <text:p text:style-name="P34">Producer #15 produces data = 15 <text:s/>[BUFFER SIZE = 16] ...</text:p>
            <text:p text:style-name="P34"><text:s text:c="16"/>---------- Producer Process #16 created (pid: 8405) ----------</text:p>
            <text:p text:style-name="P34">Producer #16 produces data = 16 <text:s/>[BUFFER SIZE = 17] ...</text:p>
            <text:p text:style-name="P34"><text:s text:c="16"/>---------- Producer Process #17 created (pid: 8406) ----------</text:p>
            <text:p text:style-name="P34">Producer #17 produces data = 17 <text:s/>[BUFFER SIZE = 18] ...</text:p>
            <text:p text:style-name="P34"><text:s text:c="16"/>---------- Producer Process #18 created (pid: 8407) ----------</text:p>
            <text:p text:style-name="P34"><text:s text:c="16"/>---------- Producer Process #19 created (pid: 8408) ----------</text:p>
            <text:p text:style-name="P34">Producer #19 produces data = 19 <text:s/>[BUFFER SIZE = 19] ...</text:p>
            <text:p text:style-name="P34"><text:s text:c="16"/>---------- Producer Process #20 created (pid: 8409) ----------</text:p>
            <text:p text:style-name="P34">Producer #18 produces data = 18 <text:s/>[BUFFER SIZE = 20] ...</text:p>
            <text:p text:style-name="P34">Producer #20 produces data = 20 <text:s/>[BUFFER SIZE = 21] ...</text:p>
            <text:p text:style-name="P34"><text:s text:c="16"/>---------- Producer Process #21 created (pid: 8410) ----------</text:p>
            <text:p text:style-name="P34">Producer #21 produces data = 21 <text:s/>[BUFFER SIZE = 22] ...</text:p>
            <text:p text:style-name="P34"><text:s text:c="16"/>---------- Producer Process #22 created (pid: 8411) ----------</text:p>
            <text:p text:style-name="P34">Producer #22 produces data = 22 <text:s/>[BUFFER SIZE = 23] ...</text:p>
            <text:p text:style-name="P34"><text:s text:c="16"/>---------- Producer Process #23 created (pid: 8412) ----------</text:p>
            <text:p text:style-name="P34">Producer #23 produces data = 23 <text:s/>[BUFFER SIZE = 24] ...</text:p>
            <text:p text:style-name="P34"><text:s text:c="16"/>---------- Producer Process #24 created (pid: 8413) ----------</text:p>
            <text:p text:style-name="P34">Producer #24 produces data = 24 <text:s/>[BUFFER SIZE = 25] ...</text:p>
            <text:p text:style-name="P34"><text:s text:c="16"/>---------- Producer Process #25 created (pid: 8414) ----------</text:p>
            <text:p text:style-name="P34"><text:s text:c="16"/>---------- Producer Process #26 created (pid: 8415) ----------</text:p>
            <text:p text:style-name="P34"><text:soft-page-break/><text:s text:c="16"/>---------- Producer Process #27 created (pid: 8416) ----------</text:p>
            <text:p text:style-name="P34"><text:s text:c="16"/>---------- Producer Process #28 created (pid: 8417) ----------</text:p>
            <text:p text:style-name="P34"><text:s text:c="16"/>---------- Producer Process #29 created (pid: 8418) ----------</text:p>
            <text:p text:style-name="P34"><text:s text:c="16"/>---------- Consumer Process #0 created (pid: 8419) ----------</text:p>
            <text:p text:style-name="P34">Consumer #0 gets data = 0 from producer #0</text:p>
            <text:p text:style-name="P34">Consumer #0 gets data = 1 from producer #1</text:p>
            <text:p text:style-name="P34"><text:s text:c="16"/>---------- Consumer Process #1 created (pid: 8420) ----------</text:p>
            <text:p text:style-name="P34">Producer #25 produces data = 25 <text:s/>[BUFFER SIZE = 24] ...</text:p>
            <text:p text:style-name="P34">Producer #26 produces data = 26 <text:s/>[BUFFER SIZE = 25] ...</text:p>
            <text:p text:style-name="P34"><text:s text:c="16"/>---------- Consumer Process #2 created (pid: 8421) ----------</text:p>
            <text:p text:style-name="P34">Consumer #2 gets data = 2 from producer #2</text:p>
            <text:p text:style-name="P34">Producer #27 produces data = 27 <text:s/>[BUFFER SIZE = 25] ...</text:p>
            <text:p text:style-name="P34"><text:s text:c="16"/>---------- Consumer Process #3 created (pid: 8422) ----------</text:p>
            <text:p text:style-name="P34">Consumer #1 gets data = 3 from producer #3</text:p>
            <text:p text:style-name="P34">Producer #28 produces data = 28 <text:s/>[BUFFER SIZE = 25] ...</text:p>
            <text:p text:style-name="P34">Consumer #2 gets data = 4 from producer #4</text:p>
            <text:p text:style-name="P34">Consumer #2 gets data = 5 from producer #5</text:p>
            <text:p text:style-name="P34"><text:s text:c="16"/>---------- Consumer Process #4 created (pid: 8423) ----------</text:p>
            <text:p text:style-name="P34">Consumer #2 gets data = 6 from producer #6</text:p>
            <text:p text:style-name="P34">Consumer #3 gets data = 7 from producer #7</text:p>
            <text:p text:style-name="P34"><text:s text:c="16"/>---------- Consumer Process #5 created (pid: 8424) ----------</text:p>
            <text:p text:style-name="P34">Producer #29 produces data = 29 <text:s/>[BUFFER SIZE = 22] ...</text:p>
            <text:p text:style-name="P34">Consumer #2 gets data = 8 from producer #8</text:p>
            <text:p text:style-name="P34"><text:s text:c="16"/>___ ALL PRODUCERS DONE !!! ___</text:p>
            <text:p text:style-name="P34">Consumer #2 gets data = 9 from producer #9</text:p>
            <text:p text:style-name="P34">Consumer #0 gets data = 10 from producer #10</text:p>
            <text:p text:style-name="P34">Consumer #0 gets data = 11 from producer #11</text:p>
            <text:p text:style-name="P34">Consumer #3 gets data = 12 from producer #12</text:p>
            <text:p text:style-name="P34"><text:s text:c="16"/>---------- Consumer Process #6 created (pid: 8425) ----------</text:p>
            <text:p text:style-name="P34">Consumer #5 gets data = 13 from producer #13</text:p>
            <text:p text:style-name="P34">Consumer #5 gets data = 14 from producer #14</text:p>
            <text:p text:style-name="P34">Consumer #0 gets data = 15 from producer #15</text:p>
            <text:p text:style-name="P34">Consumer #0 gets data = 16 from producer #16</text:p>
            <text:p text:style-name="P34">Consumer #3 gets data = 17 from producer #17</text:p>
            <text:p text:style-name="P34">Consumer #0 gets data = 19 from producer #19</text:p>
            <text:p text:style-name="P34">Consumer #0 gets data = 18 from producer #18</text:p>
            <text:p text:style-name="P34">Consumer #3 gets data = 20 from producer #20</text:p>
            <text:p text:style-name="P34"><text:s text:c="16"/>---------- Consumer Process #7 created (pid: 8426) ----------</text:p>
            <text:p text:style-name="P34">Consumer #5 gets data = 21 from producer #21</text:p>
            <text:p text:style-name="P34">Consumer #1 gets data = 22 from producer #22</text:p>
            <text:p text:style-name="P34">Consumer #0 gets data = 23 from producer #23</text:p>
            <text:p text:style-name="P34">Consumer #2 gets data = 24 from producer #24</text:p>
            <text:p text:style-name="P34">Consumer #2 gets data = 25 from producer #25</text:p>
            <text:p text:style-name="P34">Consumer #5 gets data = 26 from producer #26</text:p>
            <text:p text:style-name="P34">Consumer #1 gets data = 27 from producer #27</text:p>
            <text:p text:style-name="P34">Consumer #0 gets data = 28 from producer #28</text:p>
            <text:p text:style-name="P34">Consumer #3 gets data = 29 from producer #29</text:p>
            <text:p text:style-name="P34"><text:s text:c="8"/>--- Buffer EMPTY , consumer #0 exitting ---</text:p>
            <text:p text:style-name="P34"><text:s text:c="8"/>--- Buffer EMPTY , consumer #5 exitting ---</text:p>
            <text:p text:style-name="P34"><text:s text:c="8"/>--- Buffer EMPTY , consumer #3 exitting ---</text:p>
            <text:p text:style-name="P34"><text:s text:c="16"/>---------- Consumer Process #8 created (pid: 8427) ----------</text:p>
            <text:p text:style-name="P34"><text:s text:c="8"/>--- Buffer EMPTY , consumer #2 exitting ---</text:p>
            <text:p text:style-name="P34"><text:s text:c="16"/>---------- Consumer Process #9 created (pid: 8428) ----------</text:p>
            <text:p text:style-name="P34"><text:s text:c="8"/>--- Buffer EMPTY , consumer #1 exitting ---</text:p>
            <text:p text:style-name="P34"><text:s text:c="8"/>--- Buffer EMPTY , consumer #8 exitting ---</text:p>
            <text:p text:style-name="P34"><text:s text:c="16"/>---------- Consumer Process #10 created (pid: 8429) ----------</text:p>
            <text:p text:style-name="P34"><text:s text:c="8"/>--- Buffer EMPTY , consumer #10 exitting ---</text:p>
            <text:p text:style-name="P34"><text:s text:c="16"/>---------- Consumer Process #11 created (pid: 8430) ----------</text:p>
            <text:p text:style-name="P34"><text:s text:c="8"/>--- Buffer EMPTY , consumer #11 exitting ---</text:p>
            <text:p text:style-name="P34"><text:s text:c="16"/>---------- Consumer Process #12 created (pid: 8431) ----------</text:p>
            <text:p text:style-name="P34"><text:s text:c="8"/>--- Buffer EMPTY , consumer #12 exitting ---</text:p>
            <text:p text:style-name="P34"><text:s text:c="16"/>---------- Consumer Process #13 created (pid: 8432) ----------</text:p>
            <text:p text:style-name="P34"><text:s text:c="8"/>--- Buffer EMPTY , consumer #13 exitting ---</text:p>
            <text:p text:style-name="P34"><text:soft-page-break/><text:s text:c="16"/>---------- Consumer Process #14 created (pid: 8433) ----------</text:p>
            <text:p text:style-name="P34"><text:s text:c="8"/>--- Buffer EMPTY , consumer #14 exitting ---</text:p>
            <text:p text:style-name="P34"><text:s text:c="16"/>---------- Consumer Process #15 created (pid: 8434) ----------</text:p>
            <text:p text:style-name="P34"><text:s text:c="8"/>--- Buffer EMPTY , consumer #15 exitting ---</text:p>
            <text:p text:style-name="P34"><text:s text:c="16"/>---------- Consumer Process #16 created (pid: 8435) ----------</text:p>
            <text:p text:style-name="P34"><text:s text:c="8"/>--- Buffer EMPTY , consumer #16 exitting ---</text:p>
            <text:p text:style-name="P34"><text:s text:c="16"/>---------- Consumer Process #17 created (pid: 8436) ----------</text:p>
            <text:p text:style-name="P34"><text:s text:c="8"/>--- Buffer EMPTY , consumer #17 exitting ---</text:p>
            <text:p text:style-name="P34"><text:s text:c="16"/>---------- Consumer Process #18 created (pid: 8437) ----------</text:p>
            <text:p text:style-name="P34"><text:s text:c="8"/>--- Buffer EMPTY , consumer #18 exitting ---</text:p>
            <text:p text:style-name="P34"><text:s text:c="16"/>---------- Consumer Process #19 created (pid: 8438) ----------</text:p>
            <text:p text:style-name="P34"><text:s text:c="8"/>--- Buffer EMPTY , consumer #19 exitting ---</text:p>
            <text:p text:style-name="P34"><text:s text:c="16"/>---------- Consumer Process #20 created (pid: 8439) ----------</text:p>
            <text:p text:style-name="P34"><text:s text:c="8"/>--- Buffer EMPTY , consumer #20 exitting ---</text:p>
            <text:p text:style-name="P34"><text:s text:c="16"/>---------- Consumer Process #21 created (pid: 8440) ----------</text:p>
            <text:p text:style-name="P34"><text:s text:c="8"/>--- Buffer EMPTY , consumer #21 exitting ---</text:p>
            <text:p text:style-name="P34"><text:s text:c="16"/>---------- Consumer Process #22 created (pid: 8441) ----------</text:p>
            <text:p text:style-name="P34"><text:s text:c="8"/>--- Buffer EMPTY , consumer #22 exitting ---</text:p>
            <text:p text:style-name="P34"><text:s text:c="16"/>---------- Consumer Process #23 created (pid: 8442) ----------</text:p>
            <text:p text:style-name="P34"><text:s text:c="8"/>--- Buffer EMPTY , consumer #23 exitting ---</text:p>
            <text:p text:style-name="P34"><text:s text:c="16"/>---------- Consumer Process #24 created (pid: 8443) ----------</text:p>
            <text:p text:style-name="P34"><text:s text:c="8"/>--- Buffer EMPTY , consumer #4 exitting ---</text:p>
            <text:p text:style-name="P34"><text:s text:c="16"/>---------- Consumer Process #25 created (pid: 8444) ----------</text:p>
            <text:p text:style-name="P34"><text:s text:c="8"/>--- Buffer EMPTY , consumer #25 exitting ---</text:p>
            <text:p text:style-name="P34"><text:s text:c="16"/>---------- Consumer Process #26 created (pid: 8445) ----------</text:p>
            <text:p text:style-name="P34"><text:s text:c="8"/>--- Buffer EMPTY , consumer #6 exitting ---</text:p>
            <text:p text:style-name="P34"><text:s text:c="16"/>---------- Consumer Process #27 created (pid: 8446) ----------</text:p>
            <text:p text:style-name="P34"><text:s text:c="8"/>--- Buffer EMPTY , consumer #26 exitting ---</text:p>
            <text:p text:style-name="P34"><text:s text:c="16"/>---------- Consumer Process #28 created (pid: 8447) ----------</text:p>
            <text:p text:style-name="P34"><text:s text:c="8"/>--- Buffer EMPTY , consumer #27 exitting ---</text:p>
            <text:p text:style-name="P34"><text:s text:c="8"/>--- Buffer EMPTY , consumer #28 exitting ---</text:p>
            <text:p text:style-name="P34"><text:s text:c="16"/>---------- Consumer Process #29 created (pid: 8448) ----------</text:p>
            <text:p text:style-name="P34"><text:s text:c="8"/>--- Buffer EMPTY , consumer #24 exitting ---</text:p>
            <text:p text:style-name="P34"><text:s text:c="8"/>--- Buffer EMPTY , consumer #9 exitting ---</text:p>
            <text:p text:style-name="P34"><text:s text:c="8"/>--- Buffer EMPTY , consumer #29 exitting ---</text:p>
            <text:p text:style-name="P34"><text:s text:c="8"/>--- Buffer EMPTY , consumer #7 exitting ---</text:p>
            <text:p text:style-name="P34"/>
            <text:p text:style-name="P34"/>
            <text:p text:style-name="P34">Final Total Value = 435</text:p>
          </table:table-cell>
        </table:table-row>
      </table:table>
      <text:p text:style-name="P13"/>
      <text:p text:style-name="P13"/>
      <text:p text:style-name="P4"><text:span text:style-name="T9">QUESTION 0</text:span><text:span text:style-name="T11">5</text:span><text:span text:style-name="T9">:<text:tab/></text:span><text:span text:style-name="T1">Write a program for the Reader-Writer process for the following situations:</text:span></text:p>
      <text:p text:style-name="P7">a) Multiple readers and one writer: writer gets to write whenever it is ready (reader/s wait)</text:p>
      <text:p text:style-name="P4"><text:span text:style-name="T1">b) Multiple readers and multiple writers: any writer gets to write whenever it is ready, provided no other</text:span><text:span text:style-name="T5"> </text:span><text:span text:style-name="T1">writer is currently writing (reader/s wait)</text:span></text:p>
      <text:p text:style-name="P19"/>
      <text:p text:style-name="P14">CODE:</text:p>
      <text:p text:style-name="P14"/>
      <table:table table:name="Table10" table:style-name="Table10">
        <table:table-column table:style-name="Table10.A"/>
        <table:table-row table:style-name="TableLine93867014767728">
          <table:table-cell table:style-name="Table10.A1" office:value-type="string">
            <text:p text:style-name="P26">B.</text:p>
          </table:table-cell>
        </table:table-row>
        <table:table-row table:style-name="TableLine93867014811568">
          <table:table-cell table:style-name="Table10.A2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/>
            <text:p text:style-name="P34">#include &lt;unistd.h&gt;</text:p>
            <text:p text:style-name="P34">#include &lt;sys/types.h&gt;</text:p>
            <text:p text:style-name="P34">#include &lt;sys/wait.h&gt;</text:p>
            <text:p text:style-name="P34">#include &lt;time.h&gt;</text:p>
            <text:p text:style-name="P34">#include &lt;semaphore.h&gt;</text:p>
            <text:p text:style-name="P34">#include &lt;fcntl.h&gt;</text:p>
            <text:p text:style-name="P34"/>
            <text:p text:style-name="P34"><text:soft-page-break/>#include &lt;sys/mman.h&gt;</text:p>
            <text:p text:style-name="P34">#include &lt;sys/wait.h&gt;</text:p>
            <text:p text:style-name="P34"/>
            <text:p text:style-name="P34">char * uitoa(int num){</text:p>
            <text:p text:style-name="P34"><text:s text:c="4"/>char * str;</text:p>
            <text:p text:style-name="P34"><text:s text:c="4"/>str = (char *)malloc(5 * sizeof(char));</text:p>
            <text:p text:style-name="P34"><text:s text:c="4"/>str[4] = 0;</text:p>
            <text:p text:style-name="P34"><text:s text:c="4"/>for (int i = 3; i &gt;= 0; i--){</text:p>
            <text:p text:style-name="P34"><text:s text:c="8"/>str[i] = (num%10)+'0';</text:p>
            <text:p text:style-name="P34"><text:s text:c="8"/>num/=10;</text:p>
            <text:p text:style-name="P34"><text:s text:c="4"/>}</text:p>
            <text:p text:style-name="P34"><text:s text:c="4"/>return str;</text:p>
            <text:p text:style-name="P34">}</text:p>
            <text:p text:style-name="P34"/>
            <text:p text:style-name="P34">int main(){</text:p>
            <text:p text:style-name="P34"><text:s text:c="4"/>int r_cnt = 10;</text:p>
            <text:p text:style-name="P34"><text:s text:c="4"/>int w_cnt = 10;</text:p>
            <text:p text:style-name="P34"><text:s text:c="4"/>int read_iteration_count = 20;</text:p>
            <text:p text:style-name="P34"/>
            <text:p text:style-name="P34"><text:s text:c="4"/>int *buffer = (int *)mmap(NULL, sizeof(int), PROT_READ | PROT_WRITE , MAP_SHARED | MAP_ANONYMOUS , -1, 0);</text:p>
            <text:p text:style-name="P34"><text:s text:c="4"/>int *reader_cnt = (int *)mmap(NULL, sizeof(int), PROT_READ | PROT_WRITE , MAP_SHARED | MAP_ANONYMOUS , -1, 0);</text:p>
            <text:p text:style-name="P34"><text:s text:c="4"/>int *writer_cnt = (int *)mmap(NULL, sizeof(int), PROT_READ | PROT_WRITE , MAP_SHARED | MAP_ANONYMOUS , -1, 0);</text:p>
            <text:p text:style-name="P34"/>
            <text:p text:style-name="P34"><text:s text:c="4"/>*buffer = <text:s/>-1; //init</text:p>
            <text:p text:style-name="P34"><text:s text:c="4"/>*reader_cnt = 0;</text:p>
            <text:p text:style-name="P34"><text:s text:c="4"/>*writer_cnt = 0;</text:p>
            <text:p text:style-name="P34"/>
            <text:p text:style-name="P34"><text:s text:c="4"/>pid_t readers[r_cnt];</text:p>
            <text:p text:style-name="P34"><text:s text:c="4"/>pid_t writers[w_cnt];</text:p>
            <text:p text:style-name="P34"/>
            <text:p text:style-name="P34"><text:s text:c="4"/>int t;</text:p>
            <text:p text:style-name="P34"/>
            <text:p text:style-name="P34"><text:s text:c="4"/>//semaphores</text:p>
            <text:p text:style-name="P34"><text:s text:c="4"/>sem_unlink("wrt");</text:p>
            <text:p text:style-name="P34"><text:s text:c="4"/>sem_unlink("mutex");</text:p>
            <text:p text:style-name="P34"><text:s text:c="4"/>sem_unlink("w_priority");</text:p>
            <text:p text:style-name="P34"><text:s text:c="4"/>sem_unlink("start");</text:p>
            <text:p text:style-name="P34"/>
            <text:p text:style-name="P34"><text:s text:c="4"/>sem_t *wrt = sem_open("wrt", O_CREAT, 0660, 1);</text:p>
            <text:p text:style-name="P34"><text:s text:c="4"/>sem_t *mutex = sem_open("mutex", O_CREAT, 0660, 1);</text:p>
            <text:p text:style-name="P34"><text:s text:c="4"/>sem_t *w_priority = sem_open("w_priority", O_CREAT, 0660, 1);</text:p>
            <text:p text:style-name="P34"><text:s text:c="4"/>sem_t *start = sem_open("start", O_CREAT, 0660, 0);</text:p>
            <text:p text:style-name="P34"><text:s text:c="4"/>sem_t *is_writer_done[<text:span text:style-name="T21">r</text:span>_cnt];</text:p>
            <text:p text:style-name="P34"><text:s text:c="4"/>for (int i = 0; i &lt; <text:span text:style-name="T21">r</text:span>_cnt; i++){</text:p>
            <text:p text:style-name="P34"><text:s text:c="8"/>char * temp = uitoa(i);</text:p>
            <text:p text:style-name="P34"><text:s text:c="8"/>char * temp2 = strcat(temp, "is_writer_done");</text:p>
            <text:p text:style-name="P34"><text:s text:c="8"/>sem_unlink(temp2);</text:p>
            <text:p text:style-name="P34"><text:s text:c="8"/>is_writer_done[i] = sem_open(temp2, O_CREAT, 0660, 0);</text:p>
            <text:p text:style-name="P34"><text:s text:c="4"/>}</text:p>
            <text:p text:style-name="P34"/>
            <text:p text:style-name="P34"/>
            <text:p text:style-name="P34"><text:s text:c="4"/></text:p>
            <text:p text:style-name="P34"/>
            <text:p text:style-name="P34"/>
            <text:p text:style-name="P34"><text:s text:c="4"/>//reader processes</text:p>
            <text:p text:style-name="P34"><text:s text:c="4"/>for (int i = 0; i &lt; <text:span text:style-name="T20">r</text:span>_cnt; i++){</text:p>
            <text:p text:style-name="P34"><text:s text:c="8"/>readers[i] = fork();</text:p>
            <text:p text:style-name="P34"><text:s text:c="8"/>if (readers[i] &lt; 0){</text:p>
            <text:p text:style-name="P34"><text:s text:c="12"/>perror("Forking failed\n");</text:p>
            <text:p text:style-name="P34"><text:s text:c="12"/>return 1;</text:p>
            <text:p text:style-name="P34"><text:soft-page-break/><text:s text:c="8"/>} else if (readers[i] == 0) {</text:p>
            <text:p text:style-name="P34"><text:s text:c="12"/>srand(getpid());</text:p>
            <text:p text:style-name="P34"><text:s text:c="12"/>sleep(sleep(rand()%10)); <text:s text:c="2"/></text:p>
            <text:p text:style-name="P34"><text:s text:c="16"/>sem_wait(start);</text:p>
            <text:p text:style-name="P34"><text:s text:c="16"/></text:p>
            <text:p text:style-name="P34"><text:s text:c="16"/>//read and print this many times!!</text:p>
            <text:p text:style-name="P34"><text:s text:c="16"/>while (*writer_cnt &gt; 0)</text:p>
            <text:p text:style-name="P34"><text:s text:c="20"/>sem_wait(is_writer_done[i]);</text:p>
            <text:p text:style-name="P34"><text:s text:c="20"/>//while since is_writer_done maybe &gt; 0</text:p>
            <text:p text:style-name="P34"/>
            <text:p text:style-name="P34"><text:s text:c="16"/>sem_wait(mutex);</text:p>
            <text:p text:style-name="P34"><text:s text:c="18"/>*reader_cnt = *reader_cnt + 1;</text:p>
            <text:p text:style-name="P34"><text:s text:c="18"/>if(*reader_cnt == 1) sem_wait(wrt);</text:p>
            <text:p text:style-name="P34"><text:s text:c="16"/>sem_post(mutex);</text:p>
            <text:p text:style-name="P34"/>
            <text:p text:style-name="P34"><text:s text:c="16"/>printf("Reader cnt: %d\tValue: %d \n", i, *buffer);</text:p>
            <text:p text:style-name="P34"/>
            <text:p text:style-name="P34"><text:s text:c="16"/>sem_wait(mutex);</text:p>
            <text:p text:style-name="P34"><text:s text:c="18"/>*reader_cnt = *reader_cnt - 1;</text:p>
            <text:p text:style-name="P34"><text:s text:c="18"/>if(*reader_cnt == 0) sem_post(wrt);</text:p>
            <text:p text:style-name="P34"><text:s text:c="16"/>sem_post(mutex);</text:p>
            <text:p text:style-name="P34"><text:s text:c="12"/>return 0;</text:p>
            <text:p text:style-name="P34"><text:s text:c="8"/>} else {</text:p>
            <text:p text:style-name="P34"><text:s text:c="12"/>printf("Reader No: %d created\n", i);</text:p>
            <text:p text:style-name="P34"><text:s text:c="8"/>}</text:p>
            <text:p text:style-name="P34"><text:s text:c="4"/>}</text:p>
            <text:p text:style-name="P34"/>
            <text:p text:style-name="P34"><text:s text:c="4"/>//writer processes</text:p>
            <text:p text:style-name="P34"><text:s text:c="4"/>for (int i = 0; i &lt; w_cnt; i++){</text:p>
            <text:p text:style-name="P34"><text:s text:c="8"/>writers[i] = fork();</text:p>
            <text:p text:style-name="P34"><text:s text:c="8"/>if (writers[i] &lt; 0){</text:p>
            <text:p text:style-name="P34"><text:s text:c="12"/>perror("Forking failed\n");</text:p>
            <text:p text:style-name="P34"><text:s text:c="12"/>return 1;</text:p>
            <text:p text:style-name="P34"><text:s text:c="8"/>} else if (writers[i] == 0) {</text:p>
            <text:p text:style-name="P34"><text:s text:c="12"/>srand(getpid());</text:p>
            <text:p text:style-name="P34"><text:s text:c="12"/>sleep(sleep(rand()%10)); <text:s text:c="3"/></text:p>
            <text:p text:style-name="P34"/>
            <text:p text:style-name="P34"><text:s text:c="12"/>sem_wait(start);</text:p>
            <text:p text:style-name="P34"><text:s text:c="12"/></text:p>
            <text:p text:style-name="P34"><text:s text:c="12"/>sem_wait(w_priority);</text:p>
            <text:p text:style-name="P34"><text:s text:c="12"/>*writer_cnt = *writer_cnt + 1;</text:p>
            <text:p text:style-name="P34"><text:s text:c="12"/>sem_post(w_priority);</text:p>
            <text:p text:style-name="P34"/>
            <text:p text:style-name="P34"><text:s text:c="12"/>sem_wait(wrt);</text:p>
            <text:p text:style-name="P34"><text:s text:c="12"/>*buffer = i;</text:p>
            <text:p text:style-name="P34"><text:s text:c="12"/>printf("Writer %d wrote data: %d\n", i, i);</text:p>
            <text:p text:style-name="P34"><text:s text:c="12"/>sem_post(wrt);</text:p>
            <text:p text:style-name="P34"/>
            <text:p text:style-name="P34"><text:s text:c="12"/>sem_wait(w_priority);</text:p>
            <text:p text:style-name="P34"><text:s text:c="12"/>*writer_cnt = *writer_cnt - 1;</text:p>
            <text:p text:style-name="P34"><text:s text:c="12"/>sem_post(w_priority);</text:p>
            <text:p text:style-name="P34"/>
            <text:p text:style-name="P34"><text:s text:c="12"/>for(int j = 0; j &lt; r_cnt; j++) sem_post(is_writer_done[j]);</text:p>
            <text:p text:style-name="P34"/>
            <text:p text:style-name="P34"><text:s text:c="12"/>return 0;</text:p>
            <text:p text:style-name="P34"><text:s text:c="8"/>} else {</text:p>
            <text:p text:style-name="P34"><text:s text:c="12"/>printf("Writer No: %d created\n", i);</text:p>
            <text:p text:style-name="P34"><text:s text:c="8"/>}</text:p>
            <text:p text:style-name="P34"><text:s text:c="4"/>}</text:p>
            <text:p text:style-name="P34"/>
            <text:p text:style-name="P34"><text:s text:c="4"/>int v;</text:p>
            <text:p text:style-name="P34"><text:s text:c="4"/>for (int i = 0; i &lt; r_cnt+w_cnt; i++){</text:p>
            <text:p text:style-name="P34"><text:s text:c="8"/>sem_post(start);</text:p>
            <text:p text:style-name="P34"><text:soft-page-break/><text:s text:c="4"/>}</text:p>
            <text:p text:style-name="P34"><text:s text:c="4"/>for (int i = 0; i &lt; r_cnt; i++){</text:p>
            <text:p text:style-name="P34"><text:s text:c="8"/>waitpid(readers[i], &amp;v, 0);</text:p>
            <text:p text:style-name="P34"><text:s text:c="4"/>}</text:p>
            <text:p text:style-name="P34"><text:s text:c="4"/>for (int i = 0; i &lt; w_cnt; i++){</text:p>
            <text:p text:style-name="P34"><text:s text:c="8"/>waitpid(writers[i], &amp;v, 0);</text:p>
            <text:p text:style-name="P34"><text:s text:c="4"/>}</text:p>
            <text:p text:style-name="P34"/>
            <text:p text:style-name="P34"><text:s text:c="4"/>sem_unlink("wrt");</text:p>
            <text:p text:style-name="P34"><text:s text:c="4"/>sem_unlink("mutex");</text:p>
            <text:p text:style-name="P34"><text:s text:c="4"/>sem_unlink("start");</text:p>
            <text:p text:style-name="P34"><text:s text:c="4"/>sem_unlink("w_priority");</text:p>
            <text:p text:style-name="P34"><text:s text:c="4"/>for (int i = 0; i &lt; r_cnt; i++){</text:p>
            <text:p text:style-name="P34"><text:s text:c="8"/>char * temp = uitoa(i);</text:p>
            <text:p text:style-name="P34"><text:s text:c="8"/>char * temp2 = strcat(temp, "is_writer_done");</text:p>
            <text:p text:style-name="P34"><text:s text:c="8"/>sem_unlink(temp2);</text:p>
            <text:p text:style-name="P34"><text:s text:c="4"/>}</text:p>
            <text:p text:style-name="P34"><text:s text:c="4"/>return 0;</text:p>
            <text:p text:style-name="P34">}</text:p>
          </table:table-cell>
        </table:table-row>
      </table:table>
      <text:p text:style-name="P14"/>
      <text:p text:style-name="P14"/>
      <text:p text:style-name="P14">OUPUT: </text:p>
      <text:p text:style-name="P14"/>
      <table:table table:name="Table11" table:style-name="Table11">
        <table:table-column table:style-name="Table11.A"/>
        <table:table-row table:style-name="TableLine93867014789216">
          <table:table-cell table:style-name="Table11.A1" office:value-type="string">
            <text:p text:style-name="P33">B.</text:p>
          </table:table-cell>
        </table:table-row>
        <table:table-row table:style-name="TableLine93867015881872">
          <table:table-cell table:style-name="Table11.A2" office:value-type="string">
            <text:p text:style-name="P32">Reader No: 0 created</text:p>
            <text:p text:style-name="P32">Reader No: 1 created</text:p>
            <text:p text:style-name="P32">Reader No: 2 created</text:p>
            <text:p text:style-name="P32">Reader No: 3 created</text:p>
            <text:p text:style-name="P32">Reader No: 4 created</text:p>
            <text:p text:style-name="P32">Reader No: 5 created</text:p>
            <text:p text:style-name="P32">Reader No: 6 created</text:p>
            <text:p text:style-name="P32">Reader No: 7 created</text:p>
            <text:p text:style-name="P32">Reader No: 8 created</text:p>
            <text:p text:style-name="P32">Reader No: 9 created</text:p>
            <text:p text:style-name="P32">Writer No: 0 created</text:p>
            <text:p text:style-name="P32">Writer No: 1 created</text:p>
            <text:p text:style-name="P32">Writer No: 2 created</text:p>
            <text:p text:style-name="P32">Writer No: 3 created</text:p>
            <text:p text:style-name="P32">Writer No: 4 created</text:p>
            <text:p text:style-name="P32">Writer No: 5 created</text:p>
            <text:p text:style-name="P32">Writer No: 6 created</text:p>
            <text:p text:style-name="P32">Writer No: 7 created</text:p>
            <text:p text:style-name="P32">Writer No: 8 created</text:p>
            <text:p text:style-name="P32">Writer No: 9 created</text:p>
            <text:p text:style-name="P32">Writer 5 wrote data: 5</text:p>
            <text:p text:style-name="P32">Writer 9 wrote data: 9</text:p>
            <text:p text:style-name="P32">Reader cnt: 8<text:tab/>Value: 9 </text:p>
            <text:p text:style-name="P32">Writer 2 wrote data: 2</text:p>
            <text:p text:style-name="P32">Reader cnt: 6<text:tab/>Value: 2 </text:p>
            <text:p text:style-name="P32">Writer 0 wrote data: 0</text:p>
            <text:p text:style-name="P32">Reader cnt: 7<text:tab/>Value: 0 </text:p>
            <text:p text:style-name="P32">Reader cnt: 2<text:tab/>Value: 0 </text:p>
            <text:p text:style-name="P32">Reader cnt: 3<text:tab/>Value: 0 </text:p>
            <text:p text:style-name="P32">Writer 1 wrote data: 1</text:p>
            <text:p text:style-name="P32">Writer 4 wrote data: 4</text:p>
            <text:p text:style-name="P32">Reader cnt: 0<text:tab/>Value: 4 </text:p>
            <text:p text:style-name="P32">Reader cnt: 1<text:tab/>Value: 4 </text:p>
            <text:p text:style-name="P32">Reader cnt: 4<text:tab/>Value: 4 </text:p>
            <text:p text:style-name="P32"><text:soft-page-break/>Reader cnt: 5<text:tab/>Value: 4 </text:p>
            <text:p text:style-name="P32">Writer 8 wrote data: 8</text:p>
            <text:p text:style-name="P32">Reader cnt: 9<text:tab/>Value: 8 </text:p>
            <text:p text:style-name="P32">Writer 3 wrote data: 3</text:p>
            <text:p text:style-name="P32">Writer 6 wrote data: 6</text:p>
            <text:p text:style-name="P32">Writer 7 wrote data: 7</text:p>
          </table:table-cell>
        </table:table-row>
      </table:table>
      <text:p text:style-name="P16"/>
      <text:p text:style-name="P16"/>
      <text:p text:style-name="P5"><text:span text:style-name="T9">QUESTION 0</text:span><text:span text:style-name="T12">6</text:span><text:span text:style-name="T9">:<text:tab/></text:span><text:span text:style-name="T1">Implement Dining Philosophers’ problem using Monitor. Test the program with (a) 5 philosophers</text:span><text:span text:style-name="T6"> </text:span><text:span text:style-name="T1">and 5 chopsticks, (b) 6 philosophers and 6 chopsticks, and (c) 7</text:span><text:span text:style-name="T6"> </text:span><text:span text:style-name="T1">philosophers and 7 chopsticks</text:span></text:p>
      <text:p text:style-name="P9"/>
      <text:p text:style-name="P9"/>
      <text:p text:style-name="P14"/>
      <text:p text:style-name="P14">CODE:</text:p>
      <text:p text:style-name="P14"/>
      <table:table table:name="Table12" table:style-name="Table12">
        <table:table-column table:style-name="Table12.A"/>
        <table:table-row table:style-name="TableLine93867015962128">
          <table:table-cell table:style-name="Table12.A1" office:value-type="string">
            <text:p text:style-name="P34">#include &lt;stdio.h&gt;</text:p>
            <text:p text:style-name="P34">#include &lt;stdlib.h&gt;</text:p>
            <text:p text:style-name="P34">#include &lt;string.h&gt;</text:p>
            <text:p text:style-name="P34">#include &lt;unistd.h&gt;</text:p>
            <text:p text:style-name="P34">#include &lt;sys/types.h&gt;</text:p>
            <text:p text:style-name="P34">#include &lt;sys/wait.h&gt;</text:p>
            <text:p text:style-name="P34">#include &lt;time.h&gt;</text:p>
            <text:p text:style-name="P34">#include &lt;semaphore.h&gt;</text:p>
            <text:p text:style-name="P34">#include &lt;fcntl.h&gt;</text:p>
            <text:p text:style-name="P34">#include &lt;sys/mman.h&gt;</text:p>
            <text:p text:style-name="P34">#include &lt;sys/wait.h&gt;</text:p>
            <text:p text:style-name="P34"/>
            <text:p text:style-name="P34">#define NOP <text:span text:style-name="T15">5</text:span><text:span text:style-name="T14"> // number of philosophers</text:span></text:p>
            <text:p text:style-name="P34"/>
            <text:p text:style-name="P34">#define THINKING 0</text:p>
            <text:p text:style-name="P34">#define HUNGRY 1</text:p>
            <text:p text:style-name="P34">#define EATING 2</text:p>
            <text:p text:style-name="P34"/>
            <text:p text:style-name="P34">char * uitoa(int num){</text:p>
            <text:p text:style-name="P34"><text:s text:c="4"/>char * str;</text:p>
            <text:p text:style-name="P34"><text:s text:c="4"/>str = (char *)malloc(5 * sizeof(char));</text:p>
            <text:p text:style-name="P34"><text:s text:c="4"/>str[4] = 0;</text:p>
            <text:p text:style-name="P34"><text:s text:c="4"/>for (int i = 3; i &gt;= 0; i--){</text:p>
            <text:p text:style-name="P34"><text:s text:c="8"/>str[i] = (num%10)+'0';</text:p>
            <text:p text:style-name="P34"><text:s text:c="8"/>num/=10;</text:p>
            <text:p text:style-name="P34"><text:s text:c="4"/>}</text:p>
            <text:p text:style-name="P34"><text:s text:c="4"/>return str;</text:p>
            <text:p text:style-name="P34">}</text:p>
            <text:p text:style-name="P34"/>
            <text:p text:style-name="P34">typedef struct condition {</text:p>
            <text:p text:style-name="P34"><text:s text:c="4"/>sem_t *t;</text:p>
            <text:p text:style-name="P34"><text:s text:c="4"/>int count;</text:p>
            <text:p text:style-name="P34">} Condition;</text:p>
            <text:p text:style-name="P34"/>
            <text:p text:style-name="P34">typedef struct DP {</text:p>
            <text:p text:style-name="P34"><text:s text:c="4"/>sem_t * mutex;</text:p>
            <text:p text:style-name="P34"><text:s text:c="4"/>sem_t * next;</text:p>
            <text:p text:style-name="P34"><text:s text:c="4"/>int next_count;</text:p>
            <text:p text:style-name="P34"><text:s text:c="4"/>int state[NOP];</text:p>
            <text:p text:style-name="P34"><text:s text:c="4"/>Condition x[NOP];</text:p>
            <text:p text:style-name="P34"><text:s text:c="4"/>// int turn[NOP];</text:p>
            <text:p text:style-name="P34">} DP;</text:p>
            <text:p text:style-name="P34"/>
            <text:p text:style-name="P34">void cond_wait(DP * dp, int i){</text:p>
            <text:p text:style-name="P34"><text:soft-page-break/></text:p>
            <text:p text:style-name="P34"><text:s text:c="4"/></text:p>
            <text:p text:style-name="P34"/>
            <text:p text:style-name="P34"><text:s text:c="4"/>dp-&gt;x[i].count++;</text:p>
            <text:p text:style-name="P34"><text:s text:c="4"/>if (dp-&gt;next_count &gt; 0){</text:p>
            <text:p text:style-name="P34"><text:s text:c="8"/>sem_post(dp-&gt;next);</text:p>
            <text:p text:style-name="P34"><text:s text:c="4"/>} else {</text:p>
            <text:p text:style-name="P34"><text:s text:c="8"/>sem_post(dp-&gt;mutex);</text:p>
            <text:p text:style-name="P34"><text:s text:c="4"/>}</text:p>
            <text:p text:style-name="P34"><text:s text:c="4"/>sem_wait(dp-&gt;x[i].t);</text:p>
            <text:p text:style-name="P34"><text:s text:c="4"/>dp-&gt;x[i].count--;</text:p>
            <text:p text:style-name="P34">}</text:p>
            <text:p text:style-name="P34"/>
            <text:p text:style-name="P34">void cond_signal (DP * dp, int i){</text:p>
            <text:p text:style-name="P34"><text:s text:c="4"/>if (dp-&gt;x[i].count &gt; 0){</text:p>
            <text:p text:style-name="P34"><text:tab/><text:tab/>dp-&gt;next_count++;</text:p>
            <text:p text:style-name="P34"><text:tab/><text:tab/>sem_post(dp-&gt;x[i].t);</text:p>
            <text:p text:style-name="P34"><text:tab/><text:tab/>sem_wait(dp-&gt;next);</text:p>
            <text:p text:style-name="P34"><text:tab/><text:tab/>dp-&gt;next_count--;</text:p>
            <text:p text:style-name="P34"><text:s text:c="4"/>}</text:p>
            <text:p text:style-name="P34">}</text:p>
            <text:p text:style-name="P34"/>
            <text:p text:style-name="P34">void test (DP * dp, int i){</text:p>
            <text:p text:style-name="P34"><text:s text:c="4"/>if (dp-&gt;state[(i+NOP-1)%NOP] != EATING &amp;&amp; dp-&gt;state[(i+1)% NOP] != EATING &amp;&amp; dp-&gt;state[i] == HUNGRY){ // &amp;&amp; dp-&gt;turn[i] == i &amp;&amp; dp-&gt;turn[(i+NOP-1)%NOP] == i){</text:p>
            <text:p text:style-name="P34"><text:s text:c="8"/>dp-&gt;state[i] = EATING;</text:p>
            <text:p text:style-name="P34"><text:s text:c="8"/>cond_signal(dp, i);</text:p>
            <text:p text:style-name="P34"><text:s text:c="4"/>}</text:p>
            <text:p text:style-name="P34">}</text:p>
            <text:p text:style-name="P34"/>
            <text:p text:style-name="P34">void pickup(DP * dp, int i){</text:p>
            <text:p text:style-name="P34"/>
            <text:p text:style-name="P34"><text:s text:c="4"/>sem_wait(dp-&gt;mutex);</text:p>
            <text:p text:style-name="P34"><text:s text:c="8"/>dp-&gt;state[i] = HUNGRY;</text:p>
            <text:p text:style-name="P34"><text:s text:c="8"/>test(dp, i);</text:p>
            <text:p text:style-name="P34"><text:s text:c="8"/>if (dp-&gt;state[i] == HUNGRY){</text:p>
            <text:p text:style-name="P34"><text:s text:c="12"/>cond_wait(dp, i);</text:p>
            <text:p text:style-name="P34"><text:s text:c="8"/>}</text:p>
            <text:p text:style-name="P34"><text:s text:c="8"/>printf("%d got the chopsticks\n", i);</text:p>
            <text:p text:style-name="P34"><text:s text:c="4"/>if (dp-&gt;next_count &gt; 0){</text:p>
            <text:p text:style-name="P34"><text:s text:c="8"/>sem_post(dp-&gt;next);</text:p>
            <text:p text:style-name="P34"><text:s text:c="4"/>} else {</text:p>
            <text:p text:style-name="P34"><text:s text:c="8"/>sem_post(dp-&gt;mutex);</text:p>
            <text:p text:style-name="P34"><text:s text:c="4"/>}</text:p>
            <text:p text:style-name="P34">}</text:p>
            <text:p text:style-name="P34"/>
            <text:p text:style-name="P34">void putdown(DP * dp, int i){</text:p>
            <text:p text:style-name="P34"/>
            <text:p text:style-name="P34"><text:s text:c="4"/>sem_wait(dp-&gt;mutex);</text:p>
            <text:p text:style-name="P34"><text:s text:c="8"/>dp-&gt;state[i] = THINKING;</text:p>
            <text:p text:style-name="P34"><text:s text:c="8"/>// dp-&gt;turn[i] = (i+1)%NOP;</text:p>
            <text:p text:style-name="P34"><text:tab/> <text:s text:c="3"/>// dp-&gt;turn[(i+NOP-1)%NOP] = (i+NOP-1)%NOP;</text:p>
            <text:p text:style-name="P34"><text:s text:c="8"/>printf("%d put the chopsticks down\n", i);</text:p>
            <text:p text:style-name="P34"><text:s text:c="8"/>test(dp, (i+NOP-1)%NOP);</text:p>
            <text:p text:style-name="P34"><text:s text:c="8"/>test(dp, (i+1)%NOP);</text:p>
            <text:p text:style-name="P34"><text:s text:c="4"/>if (dp-&gt;next_count &gt; 0){</text:p>
            <text:p text:style-name="P34"><text:s text:c="8"/>sem_post(dp-&gt;next);</text:p>
            <text:p text:style-name="P34"><text:s text:c="4"/>} else {</text:p>
            <text:p text:style-name="P34"><text:s text:c="8"/>sem_post(dp-&gt;mutex);</text:p>
            <text:p text:style-name="P34"><text:s text:c="4"/>}</text:p>
            <text:p text:style-name="P34">}</text:p>
            <text:p text:style-name="P34"/>
            <text:p text:style-name="P34"><text:soft-page-break/>void init (DP * dp){</text:p>
            <text:p text:style-name="P34"/>
            <text:p text:style-name="P34"><text:s text:c="4"/>/**</text:p>
            <text:p text:style-name="P34"><text:s text:c="5"/>* sem_t * mutex;</text:p>
            <text:p text:style-name="P34"><text:s text:c="5"/>* sem_t * next;</text:p>
            <text:p text:style-name="P34"><text:s text:c="5"/>* int next_count;</text:p>
            <text:p text:style-name="P34"><text:s text:c="5"/>* int state[NOP];</text:p>
            <text:p text:style-name="P34"><text:s text:c="5"/>* Condition x[NOP];</text:p>
            <text:p text:style-name="P34"><text:s text:c="5"/>*/</text:p>
            <text:p text:style-name="P34"><text:s text:c="4"/></text:p>
            <text:p text:style-name="P34"><text:s text:c="4"/>sem_unlink("mutex");</text:p>
            <text:p text:style-name="P34"><text:s text:c="4"/>dp-&gt;mutex = sem_open("mutex", O_CREAT, 0660, 1);</text:p>
            <text:p text:style-name="P34"><text:s text:c="4"/>sem_unlink("next");</text:p>
            <text:p text:style-name="P34"><text:s text:c="4"/>dp-&gt;next = sem_open("next", O_CREAT, 0660, 0);</text:p>
            <text:p text:style-name="P34"/>
            <text:p text:style-name="P34"><text:s text:c="4"/>dp-&gt;next_count = 0;</text:p>
            <text:p text:style-name="P34"/>
            <text:p text:style-name="P34"><text:s text:c="4"/>for (int i = 0; i &lt; NOP; i++){</text:p>
            <text:p text:style-name="P34"><text:s text:c="8"/>dp-&gt;state[i] = THINKING;</text:p>
            <text:p text:style-name="P34"><text:s text:c="8"/>//condition</text:p>
            <text:p text:style-name="P34"><text:s text:c="8"/>dp-&gt;x[i].count = 0;</text:p>
            <text:p text:style-name="P34"><text:s text:c="8"/>char * temp = uitoa(i);</text:p>
            <text:p text:style-name="P34"><text:s text:c="8"/>char * temp2 = strcat(temp, "cond");</text:p>
            <text:p text:style-name="P34"><text:s text:c="8"/>sem_unlink(temp2);</text:p>
            <text:p text:style-name="P34"><text:s text:c="8"/>dp-&gt;x[i].t = sem_open(temp2, O_CREAT, 0660, 0);</text:p>
            <text:p text:style-name="P34"><text:s text:c="8"/>//turn</text:p>
            <text:p text:style-name="P34"><text:s text:c="8"/>// dp-&gt;turn[i] = ((i/2)*2 + 2)%NOP;</text:p>
            <text:p text:style-name="P34"><text:s text:c="4"/>}</text:p>
            <text:p text:style-name="P34">}</text:p>
            <text:p text:style-name="P34"/>
            <text:p text:style-name="P34">int main(){</text:p>
            <text:p text:style-name="P34"><text:s text:c="4"/></text:p>
            <text:p text:style-name="P34"><text:s text:c="4"/>DP * dp = (DP *)mmap(NULL, sizeof(DP), PROT_READ | PROT_WRITE , MAP_SHARED | MAP_ANONYMOUS , -1, 0);</text:p>
            <text:p text:style-name="P34"/>
            <text:p text:style-name="P34"><text:s text:c="4"/>init (dp);</text:p>
            <text:p text:style-name="P34"><text:s text:c="4"/>pid_t child [NOP];</text:p>
            <text:p text:style-name="P34"><text:s text:c="4"/>for (int i = 0; i &lt; NOP; i++){</text:p>
            <text:p text:style-name="P34"><text:s text:c="8"/>child[i] = fork();</text:p>
            <text:p text:style-name="P34"><text:s text:c="8"/>if (child[i] &lt; 0){</text:p>
            <text:p text:style-name="P34"><text:s text:c="12"/>perror("Forking failed\n");</text:p>
            <text:p text:style-name="P34"><text:s text:c="12"/>return 1;</text:p>
            <text:p text:style-name="P34"><text:s text:c="8"/>} else if (child[i] == 0){</text:p>
            <text:p text:style-name="P34"><text:s text:c="12"/>for (int j = 0; j &lt; 10; j++){</text:p>
            <text:p text:style-name="P34"><text:s text:c="16"/>srand(getpid());</text:p>
            <text:p text:style-name="P34"><text:s text:c="16"/>sleep(rand()%10);</text:p>
            <text:p text:style-name="P34"><text:s text:c="16"/>pickup(dp, i);</text:p>
            <text:p text:style-name="P34"><text:s text:c="16"/>sleep(rand()%5);</text:p>
            <text:p text:style-name="P34"><text:s text:c="16"/>putdown(dp, i);</text:p>
            <text:p text:style-name="P34"><text:s text:c="12"/>}</text:p>
            <text:p text:style-name="P34"><text:s text:c="12"/>return 0;</text:p>
            <text:p text:style-name="P34"><text:s text:c="8"/>} else {</text:p>
            <text:p text:style-name="P34"><text:s text:c="12"/>1;</text:p>
            <text:p text:style-name="P34"><text:s text:c="8"/>}</text:p>
            <text:p text:style-name="P34"><text:s text:c="4"/>}</text:p>
            <text:p text:style-name="P34"/>
            <text:p text:style-name="P34"><text:s text:c="4"/>int v;</text:p>
            <text:p text:style-name="P34"><text:s text:c="4"/>for (int i = 0; i &lt; NOP; i++){</text:p>
            <text:p text:style-name="P34"><text:s text:c="8"/>waitpid(child[i], &amp;v, 0);</text:p>
            <text:p text:style-name="P34"><text:s text:c="4"/>}</text:p>
            <text:p text:style-name="P34">}</text:p>
          </table:table-cell>
        </table:table-row>
      </table:table>
      <text:p text:style-name="P14"/>
      <text:p text:style-name="P14"/>
      <text:p text:style-name="P14"><text:soft-page-break/>OUTPUT:</text:p>
      <text:p text:style-name="P14"/>
      <table:table table:name="Table13" table:style-name="Table13">
        <table:table-column table:style-name="Table13.A"/>
        <table:table-row table:style-name="TableLine93867015633952">
          <table:table-cell table:style-name="Table13.A1" office:value-type="string">
            <text:p text:style-name="Table_20_Contents">4 got the chopsticks</text:p>
            <text:p text:style-name="Table_20_Contents">1 got the chopsticks</text:p>
            <text:p text:style-name="Table_20_Contents">1 put the chopsticks down</text:p>
            <text:p text:style-name="Table_20_Contents">2 got the chopsticks</text:p>
            <text:p text:style-name="Table_20_Contents">2 put the chopsticks down</text:p>
            <text:p text:style-name="Table_20_Contents">4 put the chopsticks down</text:p>
            <text:p text:style-name="Table_20_Contents">3 got the chopsticks</text:p>
            <text:p text:style-name="Table_20_Contents">3 put the chopsticks down</text:p>
            <text:p text:style-name="Table_20_Contents">1 got the chopsticks</text:p>
            <text:p text:style-name="Table_20_Contents">1 put the chopsticks down</text:p>
            <text:p text:style-name="Table_20_Contents">4 got the chopsticks</text:p>
            <text:p text:style-name="Table_20_Contents">2 got the chopsticks</text:p>
            <text:p text:style-name="Table_20_Contents">2 put the chopsticks down</text:p>
            <text:p text:style-name="Table_20_Contents">4 put the chopsticks down</text:p>
            <text:p text:style-name="Table_20_Contents">3 got the chopsticks</text:p>
            <text:p text:style-name="Table_20_Contents">0 got the chopsticks</text:p>
            <text:p text:style-name="Table_20_Contents">0 put the chopsticks down</text:p>
            <text:p text:style-name="Table_20_Contents">3 put the chopsticks down</text:p>
            <text:p text:style-name="Table_20_Contents">0 got the chopsticks</text:p>
            <text:p text:style-name="Table_20_Contents">0 put the chopsticks down</text:p>
          </table:table-cell>
        </table:table-row>
      </table:table>
      <text:p text:style-name="P14"/>
      <text:p text:style-name="P5"><text:span text:style-name="T9">QUESTION 0</text:span><text:span text:style-name="T13">7</text:span><text:span text:style-name="T9">:<text:tab/></text:span><text:span text:style-name="T2">Write a program that will find out whether a system is in safe state or not with following</text:span><text:span text:style-name="T7"> </text:span><text:span text:style-name="T2">specifications:</text:span></text:p>
      <text:p text:style-name="P5"><text:span text:style-name="T2">Command line input: name of a file - The file contains the initial state of the system as given</text:span><text:span text:style-name="T7"> </text:span><text:span text:style-name="T2">below:</text:span></text:p>
      <text:p text:style-name="P9">#no of resources 4 #no of instances of each resource 2 4 5 3</text:p>
      <text:p text:style-name="P9">#no of processes 3 #no of instances of each resource that each process needs in its lifetime 1 1 1 1,</text:p>
      <text:p text:style-name="P9">2 3 1 2, 2 2 1 3</text:p>
      <text:p text:style-name="P9">The program waits to accept a resource allocation request to be supplied by the user or read from</text:p>
      <text:p text:style-name="P9">another file:</text:p>
      <text:p text:style-name="P5"><text:span text:style-name="T2">For example: 0 1 0 1 1 indicates that p0 has requested allocation of 1 instance of R0, R2 and R3</text:span><text:span text:style-name="T7"> </text:span><text:span text:style-name="T2">each.</text:span><text:span text:style-name="T7"> </text:span><text:span text:style-name="T2">Your program should declare the result:</text:span></text:p>
      <text:p text:style-name="P9">(1) should this request be granted?</text:p>
      <text:p text:style-name="P9">(2) if your answer is yes, print the safe sequence in which all remaining needs can be granted one</text:p>
      <text:p text:style-name="P9">by one and also grant the request. If the requesting process's need is NIL, the program internally</text:p>
      <text:p text:style-name="P9">releases all its resources. Go back to accept another request till all processes finish with all their</text:p>
      <text:p text:style-name="P9">needs.</text:p>
      <text:p text:style-name="P9">Testing:</text:p>
      <text:p text:style-name="P9">a. Generate possible request sequences of each process.</text:p>
      <text:p text:style-name="P9">b. Each such sequence must satisfy the maximum requirements of the process.</text:p>
      <text:p text:style-name="P16"/>
      <text:p text:style-name="P14">CODE:</text:p>
      <text:p text:style-name="P14"/>
      <table:table table:name="Table14" table:style-name="Table14">
        <table:table-column table:style-name="Table14.A"/>
        <table:table-row table:style-name="TableLine93867016021040">
          <table:table-cell table:style-name="Table14.A1" office:value-type="string">
            <text:p text:style-name="P34">#include&lt;stdio.h&gt;</text:p>
            <text:p text:style-name="P34">#include&lt;stdlib.h&gt;</text:p>
            <text:p text:style-name="P34">int no_of_types_resource;</text:p>
            <text:p text:style-name="P34">int no_of_processes;</text:p>
            <text:p text:style-name="P34">int no_of_requests;</text:p>
            <text:p text:style-name="P34"/>
            <text:p text:style-name="P34">int * max_resource_count; <text:s text:c="4"/></text:p>
            <text:p text:style-name="P34">int ** process_requirement; </text:p>
            <text:p text:style-name="P34">int ** orig; <text:s text:c="18"/></text:p>
            <text:p text:style-name="P34"><text:soft-page-break/>int ** process_requests; <text:s text:c="5"/></text:p>
            <text:p text:style-name="P34">int * permutate; <text:s text:c="15"/></text:p>
            <text:p text:style-name="P34">int * freq; <text:s text:c="20"/></text:p>
            <text:p text:style-name="P34"/>
            <text:p text:style-name="P34">int cnt = 0;</text:p>
            <text:p text:style-name="P34"/>
            <text:p text:style-name="P34">void swap(int a, int b){</text:p>
            <text:p text:style-name="P34"><text:s text:c="4"/>int temp = permutate[a];</text:p>
            <text:p text:style-name="P34"><text:s text:c="4"/>permutate[a] = permutate[b];</text:p>
            <text:p text:style-name="P34"><text:s text:c="4"/>permutate[b] = temp;</text:p>
            <text:p text:style-name="P34">}</text:p>
            <text:p text:style-name="P34"/>
            <text:p text:style-name="P34">void allocate (int loc){</text:p>
            <text:p text:style-name="P34"><text:s text:c="4"/>int pid = process_requests[loc][0];</text:p>
            <text:p text:style-name="P34"/>
            <text:p text:style-name="P34"><text:s text:c="4"/>freq[pid] --;</text:p>
            <text:p text:style-name="P34"/>
            <text:p text:style-name="P34"><text:s text:c="4"/>for (int i = 1; i&lt;=no_of_types_resource; i++){</text:p>
            <text:p text:style-name="P34"><text:s text:c="8"/>process_requirement[pid][i-1] -= process_requests[loc][i];</text:p>
            <text:p text:style-name="P34"><text:s text:c="8"/>max_resource_count[i-1] -= process_requests[loc][i];</text:p>
            <text:p text:style-name="P34"><text:s text:c="4"/>}</text:p>
            <text:p text:style-name="P34"/>
            <text:p text:style-name="P34"><text:s text:c="4"/>if (freq[pid] == 0){</text:p>
            <text:p text:style-name="P34"><text:s text:c="8"/>for (int i = 0; i &lt; no_of_types_resource; i++){</text:p>
            <text:p text:style-name="P34"><text:s text:c="12"/>max_resource_count[i] += orig[pid][i];</text:p>
            <text:p text:style-name="P34"><text:s text:c="8"/>}</text:p>
            <text:p text:style-name="P34"><text:s text:c="4"/>} </text:p>
            <text:p text:style-name="P34">}</text:p>
            <text:p text:style-name="P34"/>
            <text:p text:style-name="P34">void deallocate (int loc){</text:p>
            <text:p text:style-name="P34"><text:s text:c="4"/>int pid = process_requests[loc][0];</text:p>
            <text:p text:style-name="P34"/>
            <text:p text:style-name="P34"><text:s text:c="4"/>freq[pid] ++;</text:p>
            <text:p text:style-name="P34"><text:s text:c="4"/></text:p>
            <text:p text:style-name="P34"><text:s text:c="4"/>for (int i = 1; i&lt;=no_of_types_resource; i++){</text:p>
            <text:p text:style-name="P34"><text:s text:c="8"/>process_requirement[pid][i-1] += process_requests[loc][i];</text:p>
            <text:p text:style-name="P34"><text:s text:c="8"/>max_resource_count[i-1] += process_requests[loc][i];</text:p>
            <text:p text:style-name="P34"><text:s text:c="4"/>}</text:p>
            <text:p text:style-name="P34"/>
            <text:p text:style-name="P34"><text:s text:c="4"/>if (freq[pid] == 1){</text:p>
            <text:p text:style-name="P34"><text:s text:c="8"/>for (int i = 0; i &lt; no_of_types_resource; i++){</text:p>
            <text:p text:style-name="P34"><text:s text:c="12"/>max_resource_count[i] -= orig[pid][i];</text:p>
            <text:p text:style-name="P34"><text:s text:c="8"/>}</text:p>
            <text:p text:style-name="P34"><text:s text:c="4"/>}</text:p>
            <text:p text:style-name="P34">}</text:p>
            <text:p text:style-name="P34"/>
            <text:p text:style-name="P34">void solve(int index){</text:p>
            <text:p text:style-name="P34"><text:s text:c="4"/>if (index == no_of_requests){</text:p>
            <text:p text:style-name="P34"><text:s text:c="8"/>for (int i = 0; i &lt; no_of_requests; i++){</text:p>
            <text:p text:style-name="P34"><text:s text:c="12"/>printf("%d ", permutate[i]+1);</text:p>
            <text:p text:style-name="P34"><text:s text:c="8"/>} printf("\n");</text:p>
            <text:p text:style-name="P34"><text:s text:c="8"/>cnt++;</text:p>
            <text:p text:style-name="P34"><text:s text:c="8"/>return;</text:p>
            <text:p text:style-name="P34"><text:s text:c="4"/>}</text:p>
            <text:p text:style-name="P34"/>
            <text:p text:style-name="P34"><text:s text:c="4"/>int j = 0;</text:p>
            <text:p text:style-name="P34"><text:s text:c="4"/>for (; j &lt; no_of_processes; j++){</text:p>
            <text:p text:style-name="P34"><text:s text:c="8"/>int k = 0;</text:p>
            <text:p text:style-name="P34"><text:s text:c="8"/>for (; k &lt; no_of_types_resource; k++){</text:p>
            <text:p text:style-name="P34"><text:s text:c="12"/>if (process_requirement[j][k] &gt; max_resource_count[k]) break; </text:p>
            <text:p text:style-name="P34"><text:s text:c="8"/>}</text:p>
            <text:p text:style-name="P34"><text:s text:c="8"/>if (k == no_of_types_resource) break;</text:p>
            <text:p text:style-name="P34"><text:s text:c="4"/>}</text:p>
            <text:p text:style-name="P34"><text:soft-page-break/><text:s text:c="4"/>if (j == no_of_processes) return;</text:p>
            <text:p text:style-name="P34"/>
            <text:p text:style-name="P34"/>
            <text:p text:style-name="P34"><text:s text:c="4"/>for (int i = index; i &lt; no_of_requests; i++){ </text:p>
            <text:p text:style-name="P34"><text:s text:c="7"/></text:p>
            <text:p text:style-name="P34"><text:s text:c="8"/>swap(index, i);</text:p>
            <text:p text:style-name="P34"><text:s text:c="9"/></text:p>
            <text:p text:style-name="P34"><text:s text:c="8"/>int k;</text:p>
            <text:p text:style-name="P34"><text:s text:c="8"/>for (k = 0; k &lt; no_of_types_resource; k++){</text:p>
            <text:p text:style-name="P34"><text:s text:c="12"/>if (process_requests[permutate[index]][k+1] &gt; max_resource_count[k] )break;</text:p>
            <text:p text:style-name="P34"><text:s text:c="8"/>} </text:p>
            <text:p text:style-name="P34"/>
            <text:p text:style-name="P34"><text:s text:c="8"/>if (k == no_of_types_resource) {</text:p>
            <text:p text:style-name="P34"><text:s text:c="12"/>int t = permutate[index];</text:p>
            <text:p text:style-name="P34"><text:s text:c="12"/>allocate(t);</text:p>
            <text:p text:style-name="P34"><text:s text:c="12"/>solve (index+1);</text:p>
            <text:p text:style-name="P34"><text:s text:c="12"/>deallocate(t);</text:p>
            <text:p text:style-name="P34"><text:s text:c="8"/>}</text:p>
            <text:p text:style-name="P34"><text:s text:c="8"/>swap(index, i);</text:p>
            <text:p text:style-name="P34"><text:s text:c="4"/>}</text:p>
            <text:p text:style-name="P34">}</text:p>
            <text:p text:style-name="P34"/>
            <text:p text:style-name="P34">int main(){</text:p>
            <text:p text:style-name="P34"><text:s text:c="4"/>FILE * fpreq = fopen("prerequisite.txt", "r");</text:p>
            <text:p text:style-name="P34"><text:s text:c="4"/>FILE * falloc = fopen("allocation.txt", "r");</text:p>
            <text:p text:style-name="P34"><text:s text:c="4"/>freopen("output.txt", "w", stdout);</text:p>
            <text:p text:style-name="P34"><text:s text:c="4"/>fscanf(fpreq, "%d", &amp;no_of_types_resource);</text:p>
            <text:p text:style-name="P34"><text:s text:c="4"/>max_resource_count = (int *)malloc (sizeof(int) * no_of_types_resource);</text:p>
            <text:p text:style-name="P34"><text:s text:c="4"/>for (int i = 0; i &lt; no_of_types_resource; i++){</text:p>
            <text:p text:style-name="P34"><text:s text:c="8"/>int temp;</text:p>
            <text:p text:style-name="P34"><text:s text:c="8"/>fscanf(fpreq, "%d", max_resource_count+i);</text:p>
            <text:p text:style-name="P34"><text:s text:c="4"/>}</text:p>
            <text:p text:style-name="P34"/>
            <text:p text:style-name="P34"><text:s text:c="4"/>fscanf(fpreq, "%d", &amp;no_of_processes);</text:p>
            <text:p text:style-name="P34"><text:s text:c="4"/>freq = (int *) malloc (sizeof(int) * no_of_processes);</text:p>
            <text:p text:style-name="P34"><text:s text:c="4"/>process_requirement = (int **)malloc(sizeof(int *) * no_of_processes);</text:p>
            <text:p text:style-name="P34"><text:s text:c="4"/>orig = (int **)malloc(sizeof(int *) * no_of_processes);</text:p>
            <text:p text:style-name="P34"><text:s text:c="4"/>for (int i = 0; i &lt; no_of_processes; i++){</text:p>
            <text:p text:style-name="P34"><text:s text:c="8"/>freq[i] = 0;</text:p>
            <text:p text:style-name="P34"><text:s text:c="8"/>process_requirement[i] = (int *)malloc(sizeof(int) * no_of_types_resource);</text:p>
            <text:p text:style-name="P34"><text:s text:c="8"/>orig[i] = (int *)malloc(sizeof(int) * no_of_types_resource);</text:p>
            <text:p text:style-name="P34"><text:s text:c="8"/>for (int j = 0; j &lt; no_of_types_resource; j++){</text:p>
            <text:p text:style-name="P34"><text:s text:c="12"/>int temp;</text:p>
            <text:p text:style-name="P34"><text:s text:c="12"/>fscanf(fpreq, "%d", &amp;temp);</text:p>
            <text:p text:style-name="P34"><text:s text:c="12"/>process_requirement[i][j] = temp;</text:p>
            <text:p text:style-name="P34"><text:s text:c="12"/>orig[i][j] = temp;</text:p>
            <text:p text:style-name="P34"><text:s text:c="8"/>}</text:p>
            <text:p text:style-name="P34"><text:s text:c="4"/>}</text:p>
            <text:p text:style-name="P34"/>
            <text:p text:style-name="P34"/>
            <text:p text:style-name="P34"><text:s text:c="4"/>fscanf(falloc, "%d", &amp;no_of_requests);</text:p>
            <text:p text:style-name="P34"><text:s text:c="4"/>process_requests = (int **)malloc(sizeof(int*)*no_of_requests);</text:p>
            <text:p text:style-name="P34"><text:s text:c="4"/>for (int i = 0; i &lt; no_of_requests; i++){</text:p>
            <text:p text:style-name="P34"><text:s text:c="8"/>process_requests[i] = (int *)malloc(sizeof(int)*(no_of_types_resource+1));</text:p>
            <text:p text:style-name="P34"><text:s text:c="8"/>for (int j = 0; j &lt; (no_of_types_resource+1); j++){</text:p>
            <text:p text:style-name="P34"><text:s text:c="12"/>int temp;</text:p>
            <text:p text:style-name="P34"><text:s text:c="12"/>fscanf(falloc, "%d", &amp;temp);</text:p>
            <text:p text:style-name="P34"><text:s text:c="12"/>process_requests[i][j] = temp;</text:p>
            <text:p text:style-name="P34"><text:s text:c="12"/>if (j == 0){</text:p>
            <text:p text:style-name="P34"><text:s text:c="16"/>freq[temp] ++;</text:p>
            <text:p text:style-name="P34"><text:soft-page-break/><text:s text:c="12"/>} <text:s text:c="7"/></text:p>
            <text:p text:style-name="P34"><text:s text:c="8"/>}</text:p>
            <text:p text:style-name="P34"><text:s text:c="4"/>}</text:p>
            <text:p text:style-name="P34"/>
            <text:p text:style-name="P34"><text:s text:c="4"/>permutate = (int *)malloc(sizeof(int)*no_of_requests);</text:p>
            <text:p text:style-name="P34"><text:s text:c="4"/>for (int i = 0; i &lt; no_of_requests; i++){</text:p>
            <text:p text:style-name="P34"><text:s text:c="8"/>permutate[i] = i;</text:p>
            <text:p text:style-name="P34"><text:s text:c="4"/>}</text:p>
            <text:p text:style-name="P34"><text:s text:c="4"/></text:p>
            <text:p text:style-name="P34"><text:s text:c="4"/>fclose(fpreq);</text:p>
            <text:p text:style-name="P34"><text:s text:c="4"/>fclose(falloc);</text:p>
            <text:p text:style-name="P34"/>
            <text:p text:style-name="P34"><text:s text:c="4"/>printf("Valid output sequences are listed below: \n");</text:p>
            <text:p text:style-name="P34"><text:s text:c="4"/>printf("-----------------------------------------\n");</text:p>
            <text:p text:style-name="P34"/>
            <text:p text:style-name="P34"><text:s text:c="4"/>solve (0);</text:p>
            <text:p text:style-name="P34"><text:s text:c="4"/>printf("Total number of solutions: %d\n\n", cnt);</text:p>
            <text:p text:style-name="P34"/>
            <text:p text:style-name="P34"><text:s text:c="4"/>return 0;</text:p>
            <text:p text:style-name="P34">}</text:p>
          </table:table-cell>
        </table:table-row>
      </table:table>
      <text:p text:style-name="P14"/>
      <text:p text:style-name="P15">INPUT:</text:p>
      <text:p text:style-name="P15"/>
      <table:table table:name="Table18" table:style-name="Table18">
        <table:table-column table:style-name="Table18.A"/>
        <table:table-column table:style-name="Table18.B"/>
        <table:table-row table:style-name="TableLine93867015790448">
          <table:table-cell table:style-name="Table18.A1" office:value-type="string">
            <text:p text:style-name="P37">PREREQUISITE</text:p>
          </table:table-cell>
          <table:table-cell table:style-name="Table18.B1" office:value-type="string">
            <text:p text:style-name="P37">ALLOCATION</text:p>
          </table:table-cell>
        </table:table-row>
        <table:table-row table:style-name="TableLine93867016063952">
          <table:table-cell table:style-name="Table18.A2" office:value-type="string">
            <text:p text:style-name="Table_20_Contents">4</text:p>
            <text:p text:style-name="Table_20_Contents">2 4 5 3</text:p>
            <text:p text:style-name="Table_20_Contents">3</text:p>
            <text:p text:style-name="Table_20_Contents"><text:span text:style-name="T20">2</text:span> 1 1 1</text:p>
            <text:p text:style-name="Table_20_Contents">2 3 <text:span text:style-name="T20">4</text:span> 2</text:p>
            <text:p text:style-name="Table_20_Contents">2 2 4 3</text:p>
          </table:table-cell>
          <table:table-cell table:style-name="Table18.B2" office:value-type="string">
            <text:p text:style-name="Table_20_Contents">8</text:p>
            <text:p text:style-name="Table_20_Contents">0 1 0 1 1</text:p>
            <text:p text:style-name="Table_20_Contents">1 0 3 2 0</text:p>
            <text:p text:style-name="Table_20_Contents">2 1 1 4 1</text:p>
            <text:p text:style-name="Table_20_Contents">0 1 1 0 0</text:p>
            <text:p text:style-name="Table_20_Contents">1 1 0 2 1</text:p>
            <text:p text:style-name="Table_20_Contents">2 1 1 0 0</text:p>
            <text:p text:style-name="Table_20_Contents">1 1 0 0 1</text:p>
            <text:p text:style-name="Table_20_Contents">2 0 0 0 2</text:p>
          </table:table-cell>
        </table:table-row>
      </table:table>
      <text:p text:style-name="P15"/>
      <text:p text:style-name="P14">OUTPUT:</text:p>
      <text:p text:style-name="P14"/>
      <table:table table:name="Table15" table:style-name="Table15">
        <table:table-column table:style-name="Table15.A"/>
        <table:table-row table:style-name="TableLine93867016072848">
          <table:table-cell table:style-name="Table15.A1" office:value-type="string">
            <text:p text:style-name="P22">Valid output sequences are listed below: </text:p>
            <text:p text:style-name="P22">-----------------------------------------</text:p>
            <text:p text:style-name="P22">1 2 4 5 7 6 3 8 </text:p>
            <text:p text:style-name="P22">1 2 4 5 7 6 8 3 </text:p>
            <text:p text:style-name="P22">1 2 4 5 7 3 6 8 </text:p>
            <text:p text:style-name="P22">1 2 4 5 7 3 8 6 </text:p>
            <text:p text:style-name="P31">...</text:p>
            <text:p text:style-name="P31">...</text:p>
            <text:p text:style-name="P31">8 1 4 6 3 7 5 2 </text:p>
            <text:p text:style-name="P31">8 1 4 6 3 7 2 5 </text:p>
            <text:p text:style-name="P31">8 1 4 6 3 2 7 5 </text:p>
            <text:p text:style-name="P31">8 1 4 6 3 2 5 7 </text:p>
            <text:p text:style-name="P31">Total number of solutions: 624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23:00:46.143682686</meta:creation-date>
    <meta:generator>LibreOffice/6.4.7.2$Linux_X86_64 LibreOffice_project/40$Build-2</meta:generator>
    <dc:date>2022-10-18T09:05:57.777313007</dc:date>
    <meta:editing-duration>PT1H5M44S</meta:editing-duration>
    <meta:editing-cycles>7</meta:editing-cycles>
    <meta:document-statistic meta:table-count="18" meta:image-count="0" meta:object-count="0" meta:page-count="40" meta:paragraph-count="1982" meta:word-count="8717" meta:character-count="65874" meta:non-whitespace-character-count="48138"/>
  </office:meta>
</office:document-meta>
</file>